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7cm"/>
    </style:style>
    <style:style style:name="co2" style:family="table-column">
      <style:table-column-properties fo:break-before="auto" style:column-width="9.245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2.25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6.604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0.942cm"/>
    </style:style>
    <style:style style:name="co11" style:family="table-column">
      <style:table-column-properties fo:break-before="auto" style:column-width="12.32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unt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>
            <text:p>name</text:p>
          </table:table-cell>
          <table:table-cell/>
          <table:table-cell office:value-type="string">
            <text:p>Alpha-2 code</text:p>
          </table:table-cell>
          <table:table-cell/>
          <table:table-cell office:value-type="string">
            <text:p>Alpha-3 code</text:p>
          </table:table-cell>
          <table:table-cell/>
          <table:table-cell office:value-type="string">
            <text:p>Numeric code</text:p>
          </table:table-cell>
          <table:table-cell/>
          <table:table-cell office:value-type="string">
            <text:p>Independent</text:p>
          </table:table-cell>
          <table:table-cell table:number-columns-repeated="2"/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fghanistan</text:p>
          </table:table-cell>
          <table:table-cell office:value-type="string">
            <text:p>", alpha_2_code: "</text:p>
          </table:table-cell>
          <table:table-cell office:value-type="string">
            <text:p>AF</text:p>
          </table:table-cell>
          <table:table-cell office:value-type="string">
            <text:p>", alpha_3_code: "</text:p>
          </table:table-cell>
          <table:table-cell office:value-type="string">
            <text:p>AFG</text:p>
          </table:table-cell>
          <table:table-cell office:value-type="string">
            <text:p>", numeric_code: </text:p>
          </table:table-cell>
          <table:table-cell office:value-type="float" office:value="4">
            <text:p>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]);TRIM([.B2]);CLEAN([.C2]);CLEAN([.D2]);CLEAN([.E2]);CLEAN([.F2]);CLEAN([.G2]);CLEAN([.H2]);CLEAN([.I2]);CLEAN([.J2]);CLEAN([.K2]))" office:value-type="string" office:string-value="  {name: &quot;Afghanistan&quot;, alpha_2_code: &quot;AF&quot;, alpha_3_code: &quot;AFG&quot;, numeric_code: 4, independent: true},">
            <text:p><text:s text:c="2"/>{name: "Afghanistan", alpha_2_code: "AF", alpha_3_code: "AFG", numeric_code: 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Åland Islands</text:p>
          </table:table-cell>
          <table:table-cell office:value-type="string">
            <text:p>", alpha_2_code: "</text:p>
          </table:table-cell>
          <table:table-cell office:value-type="string">
            <text:p>AX</text:p>
          </table:table-cell>
          <table:table-cell office:value-type="string">
            <text:p>", alpha_3_code: "</text:p>
          </table:table-cell>
          <table:table-cell office:value-type="string">
            <text:p>ALA</text:p>
          </table:table-cell>
          <table:table-cell office:value-type="string">
            <text:p>", numeric_code: </text:p>
          </table:table-cell>
          <table:table-cell office:value-type="float" office:value="248">
            <text:p>248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3]);TRIM([.B3]);CLEAN([.C3]);CLEAN([.D3]);CLEAN([.E3]);CLEAN([.F3]);CLEAN([.G3]);CLEAN([.H3]);CLEAN([.I3]);CLEAN([.J3]);CLEAN([.K3]))" office:value-type="string" office:string-value="  {name: &quot;Åland Islands&quot;, alpha_2_code: &quot;AX&quot;, alpha_3_code: &quot;ALA&quot;, numeric_code: 248, independent: false},">
            <text:p><text:s text:c="2"/>{name: "Åland Islands", alpha_2_code: "AX", alpha_3_code: "ALA", numeric_code: 248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lbania</text:p>
          </table:table-cell>
          <table:table-cell office:value-type="string">
            <text:p>", alpha_2_code: "</text:p>
          </table:table-cell>
          <table:table-cell office:value-type="string">
            <text:p>AL</text:p>
          </table:table-cell>
          <table:table-cell office:value-type="string">
            <text:p>", alpha_3_code: "</text:p>
          </table:table-cell>
          <table:table-cell office:value-type="string">
            <text:p>ALB</text:p>
          </table:table-cell>
          <table:table-cell office:value-type="string">
            <text:p>", numeric_code: </text:p>
          </table:table-cell>
          <table:table-cell office:value-type="float" office:value="8">
            <text:p>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4]);TRIM([.B4]);CLEAN([.C4]);CLEAN([.D4]);CLEAN([.E4]);CLEAN([.F4]);CLEAN([.G4]);CLEAN([.H4]);CLEAN([.I4]);CLEAN([.J4]);CLEAN([.K4]))" office:value-type="string" office:string-value="  {name: &quot;Albania&quot;, alpha_2_code: &quot;AL&quot;, alpha_3_code: &quot;ALB&quot;, numeric_code: 8, independent: true},">
            <text:p><text:s text:c="2"/>{name: "Albania", alpha_2_code: "AL", alpha_3_code: "ALB", numeric_code: 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lgeria</text:p>
          </table:table-cell>
          <table:table-cell office:value-type="string">
            <text:p>", alpha_2_code: "</text:p>
          </table:table-cell>
          <table:table-cell office:value-type="string">
            <text:p>DZ</text:p>
          </table:table-cell>
          <table:table-cell office:value-type="string">
            <text:p>", alpha_3_code: "</text:p>
          </table:table-cell>
          <table:table-cell office:value-type="string">
            <text:p>DZA</text:p>
          </table:table-cell>
          <table:table-cell office:value-type="string">
            <text:p>", numeric_code: </text:p>
          </table:table-cell>
          <table:table-cell office:value-type="float" office:value="12">
            <text:p>1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]);TRIM([.B5]);CLEAN([.C5]);CLEAN([.D5]);CLEAN([.E5]);CLEAN([.F5]);CLEAN([.G5]);CLEAN([.H5]);CLEAN([.I5]);CLEAN([.J5]);CLEAN([.K5]))" office:value-type="string" office:string-value="  {name: &quot;Algeria&quot;, alpha_2_code: &quot;DZ&quot;, alpha_3_code: &quot;DZA&quot;, numeric_code: 12, independent: true},">
            <text:p><text:s text:c="2"/>{name: "Algeria", alpha_2_code: "DZ", alpha_3_code: "DZA", numeric_code: 1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merican Samoa</text:p>
          </table:table-cell>
          <table:table-cell office:value-type="string">
            <text:p>", alpha_2_code: "</text:p>
          </table:table-cell>
          <table:table-cell office:value-type="string">
            <text:p>AS</text:p>
          </table:table-cell>
          <table:table-cell office:value-type="string">
            <text:p>", alpha_3_code: "</text:p>
          </table:table-cell>
          <table:table-cell office:value-type="string">
            <text:p>ASM</text:p>
          </table:table-cell>
          <table:table-cell office:value-type="string">
            <text:p>", numeric_code: </text:p>
          </table:table-cell>
          <table:table-cell office:value-type="float" office:value="16">
            <text:p>1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6]);TRIM([.B6]);CLEAN([.C6]);CLEAN([.D6]);CLEAN([.E6]);CLEAN([.F6]);CLEAN([.G6]);CLEAN([.H6]);CLEAN([.I6]);CLEAN([.J6]);CLEAN([.K6]))" office:value-type="string" office:string-value="  {name: &quot;American Samoa&quot;, alpha_2_code: &quot;AS&quot;, alpha_3_code: &quot;ASM&quot;, numeric_code: 16, independent: false},">
            <text:p><text:s text:c="2"/>{name: "American Samoa", alpha_2_code: "AS", alpha_3_code: "ASM", numeric_code: 1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ndorra</text:p>
          </table:table-cell>
          <table:table-cell office:value-type="string">
            <text:p>", alpha_2_code: "</text:p>
          </table:table-cell>
          <table:table-cell office:value-type="string">
            <text:p>AD</text:p>
          </table:table-cell>
          <table:table-cell office:value-type="string">
            <text:p>", alpha_3_code: "</text:p>
          </table:table-cell>
          <table:table-cell office:value-type="string">
            <text:p>AND</text:p>
          </table:table-cell>
          <table:table-cell office:value-type="string">
            <text:p>", numeric_code: </text:p>
          </table:table-cell>
          <table:table-cell office:value-type="float" office:value="20">
            <text:p>2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7]);TRIM([.B7]);CLEAN([.C7]);CLEAN([.D7]);CLEAN([.E7]);CLEAN([.F7]);CLEAN([.G7]);CLEAN([.H7]);CLEAN([.I7]);CLEAN([.J7]);CLEAN([.K7]))" office:value-type="string" office:string-value="  {name: &quot;Andorra&quot;, alpha_2_code: &quot;AD&quot;, alpha_3_code: &quot;AND&quot;, numeric_code: 20, independent: true},">
            <text:p><text:s text:c="2"/>{name: "Andorra", alpha_2_code: "AD", alpha_3_code: "AND", numeric_code: 2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ngola</text:p>
          </table:table-cell>
          <table:table-cell office:value-type="string">
            <text:p>", alpha_2_code: "</text:p>
          </table:table-cell>
          <table:table-cell office:value-type="string">
            <text:p>AO</text:p>
          </table:table-cell>
          <table:table-cell office:value-type="string">
            <text:p>", alpha_3_code: "</text:p>
          </table:table-cell>
          <table:table-cell office:value-type="string">
            <text:p>AGO</text:p>
          </table:table-cell>
          <table:table-cell office:value-type="string">
            <text:p>", numeric_code: </text:p>
          </table:table-cell>
          <table:table-cell office:value-type="float" office:value="24">
            <text:p>2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8]);TRIM([.B8]);CLEAN([.C8]);CLEAN([.D8]);CLEAN([.E8]);CLEAN([.F8]);CLEAN([.G8]);CLEAN([.H8]);CLEAN([.I8]);CLEAN([.J8]);CLEAN([.K8]))" office:value-type="string" office:string-value="  {name: &quot;Angola&quot;, alpha_2_code: &quot;AO&quot;, alpha_3_code: &quot;AGO&quot;, numeric_code: 24, independent: true},">
            <text:p><text:s text:c="2"/>{name: "Angola", alpha_2_code: "AO", alpha_3_code: "AGO", numeric_code: 2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nguilla</text:p>
          </table:table-cell>
          <table:table-cell office:value-type="string">
            <text:p>", alpha_2_code: "</text:p>
          </table:table-cell>
          <table:table-cell office:value-type="string">
            <text:p>AI</text:p>
          </table:table-cell>
          <table:table-cell office:value-type="string">
            <text:p>", alpha_3_code: "</text:p>
          </table:table-cell>
          <table:table-cell office:value-type="string">
            <text:p>AIA</text:p>
          </table:table-cell>
          <table:table-cell office:value-type="string">
            <text:p>", numeric_code: </text:p>
          </table:table-cell>
          <table:table-cell office:value-type="float" office:value="660">
            <text:p>66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9]);TRIM([.B9]);CLEAN([.C9]);CLEAN([.D9]);CLEAN([.E9]);CLEAN([.F9]);CLEAN([.G9]);CLEAN([.H9]);CLEAN([.I9]);CLEAN([.J9]);CLEAN([.K9]))" office:value-type="string" office:string-value="  {name: &quot;Anguilla&quot;, alpha_2_code: &quot;AI&quot;, alpha_3_code: &quot;AIA&quot;, numeric_code: 660, independent: false},">
            <text:p><text:s text:c="2"/>{name: "Anguilla", alpha_2_code: "AI", alpha_3_code: "AIA", numeric_code: 66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ntarctica</text:p>
          </table:table-cell>
          <table:table-cell office:value-type="string">
            <text:p>", alpha_2_code: "</text:p>
          </table:table-cell>
          <table:table-cell office:value-type="string">
            <text:p>AQ</text:p>
          </table:table-cell>
          <table:table-cell office:value-type="string">
            <text:p>", alpha_3_code: "</text:p>
          </table:table-cell>
          <table:table-cell office:value-type="string">
            <text:p>ATA</text:p>
          </table:table-cell>
          <table:table-cell office:value-type="string">
            <text:p>", numeric_code: </text:p>
          </table:table-cell>
          <table:table-cell office:value-type="float" office:value="10">
            <text:p>1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0]);TRIM([.B10]);CLEAN([.C10]);CLEAN([.D10]);CLEAN([.E10]);CLEAN([.F10]);CLEAN([.G10]);CLEAN([.H10]);CLEAN([.I10]);CLEAN([.J10]);CLEAN([.K10]))" office:value-type="string" office:string-value="  {name: &quot;Antarctica&quot;, alpha_2_code: &quot;AQ&quot;, alpha_3_code: &quot;ATA&quot;, numeric_code: 10, independent: false},">
            <text:p><text:s text:c="2"/>{name: "Antarctica", alpha_2_code: "AQ", alpha_3_code: "ATA", numeric_code: 1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ntigua and Barbuda</text:p>
          </table:table-cell>
          <table:table-cell office:value-type="string">
            <text:p>", alpha_2_code: "</text:p>
          </table:table-cell>
          <table:table-cell office:value-type="string">
            <text:p>AG</text:p>
          </table:table-cell>
          <table:table-cell office:value-type="string">
            <text:p>", alpha_3_code: "</text:p>
          </table:table-cell>
          <table:table-cell office:value-type="string">
            <text:p>ATG</text:p>
          </table:table-cell>
          <table:table-cell office:value-type="string">
            <text:p>", numeric_code: </text:p>
          </table:table-cell>
          <table:table-cell office:value-type="float" office:value="28">
            <text:p>2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]);TRIM([.B11]);CLEAN([.C11]);CLEAN([.D11]);CLEAN([.E11]);CLEAN([.F11]);CLEAN([.G11]);CLEAN([.H11]);CLEAN([.I11]);CLEAN([.J11]);CLEAN([.K11]))" office:value-type="string" office:string-value="  {name: &quot;Antigua and Barbuda&quot;, alpha_2_code: &quot;AG&quot;, alpha_3_code: &quot;ATG&quot;, numeric_code: 28, independent: true},">
            <text:p><text:s text:c="2"/>{name: "Antigua and Barbuda", alpha_2_code: "AG", alpha_3_code: "ATG", numeric_code: 2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rgentina</text:p>
          </table:table-cell>
          <table:table-cell office:value-type="string">
            <text:p>", alpha_2_code: "</text:p>
          </table:table-cell>
          <table:table-cell office:value-type="string">
            <text:p>AR</text:p>
          </table:table-cell>
          <table:table-cell office:value-type="string">
            <text:p>", alpha_3_code: "</text:p>
          </table:table-cell>
          <table:table-cell office:value-type="string">
            <text:p>ARG</text:p>
          </table:table-cell>
          <table:table-cell office:value-type="string">
            <text:p>", numeric_code: </text:p>
          </table:table-cell>
          <table:table-cell office:value-type="float" office:value="32">
            <text:p>3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]);TRIM([.B12]);CLEAN([.C12]);CLEAN([.D12]);CLEAN([.E12]);CLEAN([.F12]);CLEAN([.G12]);CLEAN([.H12]);CLEAN([.I12]);CLEAN([.J12]);CLEAN([.K12]))" office:value-type="string" office:string-value="  {name: &quot;Argentina&quot;, alpha_2_code: &quot;AR&quot;, alpha_3_code: &quot;ARG&quot;, numeric_code: 32, independent: true},">
            <text:p><text:s text:c="2"/>{name: "Argentina", alpha_2_code: "AR", alpha_3_code: "ARG", numeric_code: 3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rmenia</text:p>
          </table:table-cell>
          <table:table-cell office:value-type="string">
            <text:p>", alpha_2_code: "</text:p>
          </table:table-cell>
          <table:table-cell office:value-type="string">
            <text:p>AM</text:p>
          </table:table-cell>
          <table:table-cell office:value-type="string">
            <text:p>", alpha_3_code: "</text:p>
          </table:table-cell>
          <table:table-cell office:value-type="string">
            <text:p>ARM</text:p>
          </table:table-cell>
          <table:table-cell office:value-type="string">
            <text:p>", numeric_code: </text:p>
          </table:table-cell>
          <table:table-cell office:value-type="float" office:value="51">
            <text:p>51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]);TRIM([.B13]);CLEAN([.C13]);CLEAN([.D13]);CLEAN([.E13]);CLEAN([.F13]);CLEAN([.G13]);CLEAN([.H13]);CLEAN([.I13]);CLEAN([.J13]);CLEAN([.K13]))" office:value-type="string" office:string-value="  {name: &quot;Armenia&quot;, alpha_2_code: &quot;AM&quot;, alpha_3_code: &quot;ARM&quot;, numeric_code: 51, independent: true},">
            <text:p><text:s text:c="2"/>{name: "Armenia", alpha_2_code: "AM", alpha_3_code: "ARM", numeric_code: 51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ruba</text:p>
          </table:table-cell>
          <table:table-cell office:value-type="string">
            <text:p>", alpha_2_code: "</text:p>
          </table:table-cell>
          <table:table-cell office:value-type="string">
            <text:p>AW</text:p>
          </table:table-cell>
          <table:table-cell office:value-type="string">
            <text:p>", alpha_3_code: "</text:p>
          </table:table-cell>
          <table:table-cell office:value-type="string">
            <text:p>ABW</text:p>
          </table:table-cell>
          <table:table-cell office:value-type="string">
            <text:p>", numeric_code: </text:p>
          </table:table-cell>
          <table:table-cell office:value-type="float" office:value="533">
            <text:p>533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4]);TRIM([.B14]);CLEAN([.C14]);CLEAN([.D14]);CLEAN([.E14]);CLEAN([.F14]);CLEAN([.G14]);CLEAN([.H14]);CLEAN([.I14]);CLEAN([.J14]);CLEAN([.K14]))" office:value-type="string" office:string-value="  {name: &quot;Aruba&quot;, alpha_2_code: &quot;AW&quot;, alpha_3_code: &quot;ABW&quot;, numeric_code: 533, independent: false},">
            <text:p><text:s text:c="2"/>{name: "Aruba", alpha_2_code: "AW", alpha_3_code: "ABW", numeric_code: 533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ustralia</text:p>
          </table:table-cell>
          <table:table-cell office:value-type="string">
            <text:p>", alpha_2_code: "</text:p>
          </table:table-cell>
          <table:table-cell office:value-type="string">
            <text:p>AU</text:p>
          </table:table-cell>
          <table:table-cell office:value-type="string">
            <text:p>", alpha_3_code: "</text:p>
          </table:table-cell>
          <table:table-cell office:value-type="string">
            <text:p>AUS</text:p>
          </table:table-cell>
          <table:table-cell office:value-type="string">
            <text:p>", numeric_code: </text:p>
          </table:table-cell>
          <table:table-cell office:value-type="float" office:value="36">
            <text:p>3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]);TRIM([.B15]);CLEAN([.C15]);CLEAN([.D15]);CLEAN([.E15]);CLEAN([.F15]);CLEAN([.G15]);CLEAN([.H15]);CLEAN([.I15]);CLEAN([.J15]);CLEAN([.K15]))" office:value-type="string" office:string-value="  {name: &quot;Australia&quot;, alpha_2_code: &quot;AU&quot;, alpha_3_code: &quot;AUS&quot;, numeric_code: 36, independent: true},">
            <text:p><text:s text:c="2"/>{name: "Australia", alpha_2_code: "AU", alpha_3_code: "AUS", numeric_code: 3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ustria</text:p>
          </table:table-cell>
          <table:table-cell office:value-type="string">
            <text:p>", alpha_2_code: "</text:p>
          </table:table-cell>
          <table:table-cell office:value-type="string">
            <text:p>AT</text:p>
          </table:table-cell>
          <table:table-cell office:value-type="string">
            <text:p>", alpha_3_code: "</text:p>
          </table:table-cell>
          <table:table-cell office:value-type="string">
            <text:p>AUT</text:p>
          </table:table-cell>
          <table:table-cell office:value-type="string">
            <text:p>", numeric_code: </text:p>
          </table:table-cell>
          <table:table-cell office:value-type="float" office:value="40">
            <text:p>4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6]);TRIM([.B16]);CLEAN([.C16]);CLEAN([.D16]);CLEAN([.E16]);CLEAN([.F16]);CLEAN([.G16]);CLEAN([.H16]);CLEAN([.I16]);CLEAN([.J16]);CLEAN([.K16]))" office:value-type="string" office:string-value="  {name: &quot;Austria&quot;, alpha_2_code: &quot;AT&quot;, alpha_3_code: &quot;AUT&quot;, numeric_code: 40, independent: true},">
            <text:p><text:s text:c="2"/>{name: "Austria", alpha_2_code: "AT", alpha_3_code: "AUT", numeric_code: 4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Azerbaijan</text:p>
          </table:table-cell>
          <table:table-cell office:value-type="string">
            <text:p>", alpha_2_code: "</text:p>
          </table:table-cell>
          <table:table-cell office:value-type="string">
            <text:p>AZ</text:p>
          </table:table-cell>
          <table:table-cell office:value-type="string">
            <text:p>", alpha_3_code: "</text:p>
          </table:table-cell>
          <table:table-cell office:value-type="string">
            <text:p>AZE</text:p>
          </table:table-cell>
          <table:table-cell office:value-type="string">
            <text:p>", numeric_code: </text:p>
          </table:table-cell>
          <table:table-cell office:value-type="float" office:value="31">
            <text:p>31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]);TRIM([.B17]);CLEAN([.C17]);CLEAN([.D17]);CLEAN([.E17]);CLEAN([.F17]);CLEAN([.G17]);CLEAN([.H17]);CLEAN([.I17]);CLEAN([.J17]);CLEAN([.K17]))" office:value-type="string" office:string-value="  {name: &quot;Azerbaijan&quot;, alpha_2_code: &quot;AZ&quot;, alpha_3_code: &quot;AZE&quot;, numeric_code: 31, independent: true},">
            <text:p><text:s text:c="2"/>{name: "Azerbaijan", alpha_2_code: "AZ", alpha_3_code: "AZE", numeric_code: 31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ahamas</text:p>
          </table:table-cell>
          <table:table-cell office:value-type="string">
            <text:p>", alpha_2_code: "</text:p>
          </table:table-cell>
          <table:table-cell office:value-type="string">
            <text:p>BS</text:p>
          </table:table-cell>
          <table:table-cell office:value-type="string">
            <text:p>", alpha_3_code: "</text:p>
          </table:table-cell>
          <table:table-cell office:value-type="string">
            <text:p>BHS</text:p>
          </table:table-cell>
          <table:table-cell office:value-type="string">
            <text:p>", numeric_code: </text:p>
          </table:table-cell>
          <table:table-cell office:value-type="float" office:value="44">
            <text:p>4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8]);TRIM([.B18]);CLEAN([.C18]);CLEAN([.D18]);CLEAN([.E18]);CLEAN([.F18]);CLEAN([.G18]);CLEAN([.H18]);CLEAN([.I18]);CLEAN([.J18]);CLEAN([.K18]))" office:value-type="string" office:string-value="  {name: &quot;Bahamas&quot;, alpha_2_code: &quot;BS&quot;, alpha_3_code: &quot;BHS&quot;, numeric_code: 44, independent: true},">
            <text:p><text:s text:c="2"/>{name: "Bahamas", alpha_2_code: "BS", alpha_3_code: "BHS", numeric_code: 4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ahrain</text:p>
          </table:table-cell>
          <table:table-cell office:value-type="string">
            <text:p>", alpha_2_code: "</text:p>
          </table:table-cell>
          <table:table-cell office:value-type="string">
            <text:p>BH</text:p>
          </table:table-cell>
          <table:table-cell office:value-type="string">
            <text:p>", alpha_3_code: "</text:p>
          </table:table-cell>
          <table:table-cell office:value-type="string">
            <text:p>BHR</text:p>
          </table:table-cell>
          <table:table-cell office:value-type="string">
            <text:p>", numeric_code: </text:p>
          </table:table-cell>
          <table:table-cell office:value-type="float" office:value="48">
            <text:p>4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]);TRIM([.B19]);CLEAN([.C19]);CLEAN([.D19]);CLEAN([.E19]);CLEAN([.F19]);CLEAN([.G19]);CLEAN([.H19]);CLEAN([.I19]);CLEAN([.J19]);CLEAN([.K19]))" office:value-type="string" office:string-value="  {name: &quot;Bahrain&quot;, alpha_2_code: &quot;BH&quot;, alpha_3_code: &quot;BHR&quot;, numeric_code: 48, independent: true},">
            <text:p><text:s text:c="2"/>{name: "Bahrain", alpha_2_code: "BH", alpha_3_code: "BHR", numeric_code: 4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angladesh</text:p>
          </table:table-cell>
          <table:table-cell office:value-type="string">
            <text:p>", alpha_2_code: "</text:p>
          </table:table-cell>
          <table:table-cell office:value-type="string">
            <text:p>BD</text:p>
          </table:table-cell>
          <table:table-cell office:value-type="string">
            <text:p>", alpha_3_code: "</text:p>
          </table:table-cell>
          <table:table-cell office:value-type="string">
            <text:p>BGD</text:p>
          </table:table-cell>
          <table:table-cell office:value-type="string">
            <text:p>", numeric_code: </text:p>
          </table:table-cell>
          <table:table-cell office:value-type="float" office:value="50">
            <text:p>5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]);TRIM([.B20]);CLEAN([.C20]);CLEAN([.D20]);CLEAN([.E20]);CLEAN([.F20]);CLEAN([.G20]);CLEAN([.H20]);CLEAN([.I20]);CLEAN([.J20]);CLEAN([.K20]))" office:value-type="string" office:string-value="  {name: &quot;Bangladesh&quot;, alpha_2_code: &quot;BD&quot;, alpha_3_code: &quot;BGD&quot;, numeric_code: 50, independent: true},">
            <text:p><text:s text:c="2"/>{name: "Bangladesh", alpha_2_code: "BD", alpha_3_code: "BGD", numeric_code: 5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arbados</text:p>
          </table:table-cell>
          <table:table-cell office:value-type="string">
            <text:p>", alpha_2_code: "</text:p>
          </table:table-cell>
          <table:table-cell office:value-type="string">
            <text:p>BB</text:p>
          </table:table-cell>
          <table:table-cell office:value-type="string">
            <text:p>", alpha_3_code: "</text:p>
          </table:table-cell>
          <table:table-cell office:value-type="string">
            <text:p>BRB</text:p>
          </table:table-cell>
          <table:table-cell office:value-type="string">
            <text:p>", numeric_code: </text:p>
          </table:table-cell>
          <table:table-cell office:value-type="float" office:value="52">
            <text:p>5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]);TRIM([.B21]);CLEAN([.C21]);CLEAN([.D21]);CLEAN([.E21]);CLEAN([.F21]);CLEAN([.G21]);CLEAN([.H21]);CLEAN([.I21]);CLEAN([.J21]);CLEAN([.K21]))" office:value-type="string" office:string-value="  {name: &quot;Barbados&quot;, alpha_2_code: &quot;BB&quot;, alpha_3_code: &quot;BRB&quot;, numeric_code: 52, independent: true},">
            <text:p><text:s text:c="2"/>{name: "Barbados", alpha_2_code: "BB", alpha_3_code: "BRB", numeric_code: 5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elarus</text:p>
          </table:table-cell>
          <table:table-cell office:value-type="string">
            <text:p>", alpha_2_code: "</text:p>
          </table:table-cell>
          <table:table-cell office:value-type="string">
            <text:p>BY</text:p>
          </table:table-cell>
          <table:table-cell office:value-type="string">
            <text:p>", alpha_3_code: "</text:p>
          </table:table-cell>
          <table:table-cell office:value-type="string">
            <text:p>BLR</text:p>
          </table:table-cell>
          <table:table-cell office:value-type="string">
            <text:p>", numeric_code: </text:p>
          </table:table-cell>
          <table:table-cell office:value-type="float" office:value="112">
            <text:p>11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]);TRIM([.B22]);CLEAN([.C22]);CLEAN([.D22]);CLEAN([.E22]);CLEAN([.F22]);CLEAN([.G22]);CLEAN([.H22]);CLEAN([.I22]);CLEAN([.J22]);CLEAN([.K22]))" office:value-type="string" office:string-value="  {name: &quot;Belarus&quot;, alpha_2_code: &quot;BY&quot;, alpha_3_code: &quot;BLR&quot;, numeric_code: 112, independent: true},">
            <text:p><text:s text:c="2"/>{name: "Belarus", alpha_2_code: "BY", alpha_3_code: "BLR", numeric_code: 11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elgium</text:p>
          </table:table-cell>
          <table:table-cell office:value-type="string">
            <text:p>", alpha_2_code: "</text:p>
          </table:table-cell>
          <table:table-cell office:value-type="string">
            <text:p>BE</text:p>
          </table:table-cell>
          <table:table-cell office:value-type="string">
            <text:p>", alpha_3_code: "</text:p>
          </table:table-cell>
          <table:table-cell office:value-type="string">
            <text:p>BEL</text:p>
          </table:table-cell>
          <table:table-cell office:value-type="string">
            <text:p>", numeric_code: </text:p>
          </table:table-cell>
          <table:table-cell office:value-type="float" office:value="56">
            <text:p>5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]);TRIM([.B23]);CLEAN([.C23]);CLEAN([.D23]);CLEAN([.E23]);CLEAN([.F23]);CLEAN([.G23]);CLEAN([.H23]);CLEAN([.I23]);CLEAN([.J23]);CLEAN([.K23]))" office:value-type="string" office:string-value="  {name: &quot;Belgium&quot;, alpha_2_code: &quot;BE&quot;, alpha_3_code: &quot;BEL&quot;, numeric_code: 56, independent: true},">
            <text:p><text:s text:c="2"/>{name: "Belgium", alpha_2_code: "BE", alpha_3_code: "BEL", numeric_code: 5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elize</text:p>
          </table:table-cell>
          <table:table-cell office:value-type="string">
            <text:p>", alpha_2_code: "</text:p>
          </table:table-cell>
          <table:table-cell office:value-type="string">
            <text:p>BZ</text:p>
          </table:table-cell>
          <table:table-cell office:value-type="string">
            <text:p>", alpha_3_code: "</text:p>
          </table:table-cell>
          <table:table-cell office:value-type="string">
            <text:p>BLZ</text:p>
          </table:table-cell>
          <table:table-cell office:value-type="string">
            <text:p>", numeric_code: </text:p>
          </table:table-cell>
          <table:table-cell office:value-type="float" office:value="84">
            <text:p>8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4]);TRIM([.B24]);CLEAN([.C24]);CLEAN([.D24]);CLEAN([.E24]);CLEAN([.F24]);CLEAN([.G24]);CLEAN([.H24]);CLEAN([.I24]);CLEAN([.J24]);CLEAN([.K24]))" office:value-type="string" office:string-value="  {name: &quot;Belize&quot;, alpha_2_code: &quot;BZ&quot;, alpha_3_code: &quot;BLZ&quot;, numeric_code: 84, independent: true},">
            <text:p><text:s text:c="2"/>{name: "Belize", alpha_2_code: "BZ", alpha_3_code: "BLZ", numeric_code: 8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enin</text:p>
          </table:table-cell>
          <table:table-cell office:value-type="string">
            <text:p>", alpha_2_code: "</text:p>
          </table:table-cell>
          <table:table-cell office:value-type="string">
            <text:p>BJ</text:p>
          </table:table-cell>
          <table:table-cell office:value-type="string">
            <text:p>", alpha_3_code: "</text:p>
          </table:table-cell>
          <table:table-cell office:value-type="string">
            <text:p>BEN</text:p>
          </table:table-cell>
          <table:table-cell office:value-type="string">
            <text:p>", numeric_code: </text:p>
          </table:table-cell>
          <table:table-cell office:value-type="float" office:value="204">
            <text:p>20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5]);TRIM([.B25]);CLEAN([.C25]);CLEAN([.D25]);CLEAN([.E25]);CLEAN([.F25]);CLEAN([.G25]);CLEAN([.H25]);CLEAN([.I25]);CLEAN([.J25]);CLEAN([.K25]))" office:value-type="string" office:string-value="  {name: &quot;Benin&quot;, alpha_2_code: &quot;BJ&quot;, alpha_3_code: &quot;BEN&quot;, numeric_code: 204, independent: true},">
            <text:p><text:s text:c="2"/>{name: "Benin", alpha_2_code: "BJ", alpha_3_code: "BEN", numeric_code: 20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ermuda</text:p>
          </table:table-cell>
          <table:table-cell office:value-type="string">
            <text:p>", alpha_2_code: "</text:p>
          </table:table-cell>
          <table:table-cell office:value-type="string">
            <text:p>BM</text:p>
          </table:table-cell>
          <table:table-cell office:value-type="string">
            <text:p>", alpha_3_code: "</text:p>
          </table:table-cell>
          <table:table-cell office:value-type="string">
            <text:p>BMU</text:p>
          </table:table-cell>
          <table:table-cell office:value-type="string">
            <text:p>", numeric_code: </text:p>
          </table:table-cell>
          <table:table-cell office:value-type="float" office:value="60">
            <text:p>6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6]);TRIM([.B26]);CLEAN([.C26]);CLEAN([.D26]);CLEAN([.E26]);CLEAN([.F26]);CLEAN([.G26]);CLEAN([.H26]);CLEAN([.I26]);CLEAN([.J26]);CLEAN([.K26]))" office:value-type="string" office:string-value="  {name: &quot;Bermuda&quot;, alpha_2_code: &quot;BM&quot;, alpha_3_code: &quot;BMU&quot;, numeric_code: 60, independent: false},">
            <text:p><text:s text:c="2"/>{name: "Bermuda", alpha_2_code: "BM", alpha_3_code: "BMU", numeric_code: 6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hutan</text:p>
          </table:table-cell>
          <table:table-cell office:value-type="string">
            <text:p>", alpha_2_code: "</text:p>
          </table:table-cell>
          <table:table-cell office:value-type="string">
            <text:p>BT</text:p>
          </table:table-cell>
          <table:table-cell office:value-type="string">
            <text:p>", alpha_3_code: "</text:p>
          </table:table-cell>
          <table:table-cell office:value-type="string">
            <text:p>BTN</text:p>
          </table:table-cell>
          <table:table-cell office:value-type="string">
            <text:p>", numeric_code: </text:p>
          </table:table-cell>
          <table:table-cell office:value-type="float" office:value="64">
            <text:p>6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7]);TRIM([.B27]);CLEAN([.C27]);CLEAN([.D27]);CLEAN([.E27]);CLEAN([.F27]);CLEAN([.G27]);CLEAN([.H27]);CLEAN([.I27]);CLEAN([.J27]);CLEAN([.K27]))" office:value-type="string" office:string-value="  {name: &quot;Bhutan&quot;, alpha_2_code: &quot;BT&quot;, alpha_3_code: &quot;BTN&quot;, numeric_code: 64, independent: true},">
            <text:p><text:s text:c="2"/>{name: "Bhutan", alpha_2_code: "BT", alpha_3_code: "BTN", numeric_code: 6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olivia (Plurinational State of)</text:p>
          </table:table-cell>
          <table:table-cell office:value-type="string">
            <text:p>", alpha_2_code: "</text:p>
          </table:table-cell>
          <table:table-cell office:value-type="string">
            <text:p>BO</text:p>
          </table:table-cell>
          <table:table-cell office:value-type="string">
            <text:p>", alpha_3_code: "</text:p>
          </table:table-cell>
          <table:table-cell office:value-type="string">
            <text:p>BOL</text:p>
          </table:table-cell>
          <table:table-cell office:value-type="string">
            <text:p>", numeric_code: </text:p>
          </table:table-cell>
          <table:table-cell office:value-type="float" office:value="68">
            <text:p>6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8]);TRIM([.B28]);CLEAN([.C28]);CLEAN([.D28]);CLEAN([.E28]);CLEAN([.F28]);CLEAN([.G28]);CLEAN([.H28]);CLEAN([.I28]);CLEAN([.J28]);CLEAN([.K28]))" office:value-type="string" office:string-value="  {name: &quot;Bolivia (Plurinational State of)&quot;, alpha_2_code: &quot;BO&quot;, alpha_3_code: &quot;BOL&quot;, numeric_code: 68, independent: true},">
            <text:p><text:s text:c="2"/>{name: "Bolivia (Plurinational State of)", alpha_2_code: "BO", alpha_3_code: "BOL", numeric_code: 6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onaire, Sint Eustatius and Saba</text:p>
          </table:table-cell>
          <table:table-cell office:value-type="string">
            <text:p>", alpha_2_code: "</text:p>
          </table:table-cell>
          <table:table-cell office:value-type="string">
            <text:p>BQ</text:p>
          </table:table-cell>
          <table:table-cell office:value-type="string">
            <text:p>", alpha_3_code: "</text:p>
          </table:table-cell>
          <table:table-cell office:value-type="string">
            <text:p>BES</text:p>
          </table:table-cell>
          <table:table-cell office:value-type="string">
            <text:p>", numeric_code: </text:p>
          </table:table-cell>
          <table:table-cell office:value-type="float" office:value="535">
            <text:p>535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9]);TRIM([.B29]);CLEAN([.C29]);CLEAN([.D29]);CLEAN([.E29]);CLEAN([.F29]);CLEAN([.G29]);CLEAN([.H29]);CLEAN([.I29]);CLEAN([.J29]);CLEAN([.K29]))" office:value-type="string" office:string-value="  {name: &quot;Bonaire, Sint Eustatius and Saba&quot;, alpha_2_code: &quot;BQ&quot;, alpha_3_code: &quot;BES&quot;, numeric_code: 535, independent: false},">
            <text:p><text:s text:c="2"/>{name: "Bonaire, Sint Eustatius and Saba", alpha_2_code: "BQ", alpha_3_code: "BES", numeric_code: 535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osnia and Herzegovina</text:p>
          </table:table-cell>
          <table:table-cell office:value-type="string">
            <text:p>", alpha_2_code: "</text:p>
          </table:table-cell>
          <table:table-cell office:value-type="string">
            <text:p>BA</text:p>
          </table:table-cell>
          <table:table-cell office:value-type="string">
            <text:p>", alpha_3_code: "</text:p>
          </table:table-cell>
          <table:table-cell office:value-type="string">
            <text:p>BIH</text:p>
          </table:table-cell>
          <table:table-cell office:value-type="string">
            <text:p>", numeric_code: </text:p>
          </table:table-cell>
          <table:table-cell office:value-type="float" office:value="70">
            <text:p>7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30]);TRIM([.B30]);CLEAN([.C30]);CLEAN([.D30]);CLEAN([.E30]);CLEAN([.F30]);CLEAN([.G30]);CLEAN([.H30]);CLEAN([.I30]);CLEAN([.J30]);CLEAN([.K30]))" office:value-type="string" office:string-value="  {name: &quot;Bosnia and Herzegovina&quot;, alpha_2_code: &quot;BA&quot;, alpha_3_code: &quot;BIH&quot;, numeric_code: 70, independent: true},">
            <text:p><text:s text:c="2"/>{name: "Bosnia and Herzegovina", alpha_2_code: "BA", alpha_3_code: "BIH", numeric_code: 7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otswana</text:p>
          </table:table-cell>
          <table:table-cell office:value-type="string">
            <text:p>", alpha_2_code: "</text:p>
          </table:table-cell>
          <table:table-cell office:value-type="string">
            <text:p>BW</text:p>
          </table:table-cell>
          <table:table-cell office:value-type="string">
            <text:p>", alpha_3_code: "</text:p>
          </table:table-cell>
          <table:table-cell office:value-type="string">
            <text:p>BWA</text:p>
          </table:table-cell>
          <table:table-cell office:value-type="string">
            <text:p>", numeric_code: </text:p>
          </table:table-cell>
          <table:table-cell office:value-type="float" office:value="72">
            <text:p>7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31]);TRIM([.B31]);CLEAN([.C31]);CLEAN([.D31]);CLEAN([.E31]);CLEAN([.F31]);CLEAN([.G31]);CLEAN([.H31]);CLEAN([.I31]);CLEAN([.J31]);CLEAN([.K31]))" office:value-type="string" office:string-value="  {name: &quot;Botswana&quot;, alpha_2_code: &quot;BW&quot;, alpha_3_code: &quot;BWA&quot;, numeric_code: 72, independent: true},">
            <text:p><text:s text:c="2"/>{name: "Botswana", alpha_2_code: "BW", alpha_3_code: "BWA", numeric_code: 7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ouvet Island</text:p>
          </table:table-cell>
          <table:table-cell office:value-type="string">
            <text:p>", alpha_2_code: "</text:p>
          </table:table-cell>
          <table:table-cell office:value-type="string">
            <text:p>BV</text:p>
          </table:table-cell>
          <table:table-cell office:value-type="string">
            <text:p>", alpha_3_code: "</text:p>
          </table:table-cell>
          <table:table-cell office:value-type="string">
            <text:p>BVT</text:p>
          </table:table-cell>
          <table:table-cell office:value-type="string">
            <text:p>", numeric_code: </text:p>
          </table:table-cell>
          <table:table-cell office:value-type="float" office:value="74">
            <text:p>7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32]);TRIM([.B32]);CLEAN([.C32]);CLEAN([.D32]);CLEAN([.E32]);CLEAN([.F32]);CLEAN([.G32]);CLEAN([.H32]);CLEAN([.I32]);CLEAN([.J32]);CLEAN([.K32]))" office:value-type="string" office:string-value="  {name: &quot;Bouvet Island&quot;, alpha_2_code: &quot;BV&quot;, alpha_3_code: &quot;BVT&quot;, numeric_code: 74, independent: false},">
            <text:p><text:s text:c="2"/>{name: "Bouvet Island", alpha_2_code: "BV", alpha_3_code: "BVT", numeric_code: 7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razil</text:p>
          </table:table-cell>
          <table:table-cell office:value-type="string">
            <text:p>", alpha_2_code: "</text:p>
          </table:table-cell>
          <table:table-cell office:value-type="string">
            <text:p>BR</text:p>
          </table:table-cell>
          <table:table-cell office:value-type="string">
            <text:p>", alpha_3_code: "</text:p>
          </table:table-cell>
          <table:table-cell office:value-type="string">
            <text:p>BRA</text:p>
          </table:table-cell>
          <table:table-cell office:value-type="string">
            <text:p>", numeric_code: </text:p>
          </table:table-cell>
          <table:table-cell office:value-type="float" office:value="76">
            <text:p>7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33]);TRIM([.B33]);CLEAN([.C33]);CLEAN([.D33]);CLEAN([.E33]);CLEAN([.F33]);CLEAN([.G33]);CLEAN([.H33]);CLEAN([.I33]);CLEAN([.J33]);CLEAN([.K33]))" office:value-type="string" office:string-value="  {name: &quot;Brazil&quot;, alpha_2_code: &quot;BR&quot;, alpha_3_code: &quot;BRA&quot;, numeric_code: 76, independent: true},">
            <text:p><text:s text:c="2"/>{name: "Brazil", alpha_2_code: "BR", alpha_3_code: "BRA", numeric_code: 7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ritish Indian Ocean Territory</text:p>
          </table:table-cell>
          <table:table-cell office:value-type="string">
            <text:p>", alpha_2_code: "</text:p>
          </table:table-cell>
          <table:table-cell office:value-type="string">
            <text:p>IO</text:p>
          </table:table-cell>
          <table:table-cell office:value-type="string">
            <text:p>", alpha_3_code: "</text:p>
          </table:table-cell>
          <table:table-cell office:value-type="string">
            <text:p>IOT</text:p>
          </table:table-cell>
          <table:table-cell office:value-type="string">
            <text:p>", numeric_code: </text:p>
          </table:table-cell>
          <table:table-cell office:value-type="float" office:value="86">
            <text:p>8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34]);TRIM([.B34]);CLEAN([.C34]);CLEAN([.D34]);CLEAN([.E34]);CLEAN([.F34]);CLEAN([.G34]);CLEAN([.H34]);CLEAN([.I34]);CLEAN([.J34]);CLEAN([.K34]))" office:value-type="string" office:string-value="  {name: &quot;British Indian Ocean Territory&quot;, alpha_2_code: &quot;IO&quot;, alpha_3_code: &quot;IOT&quot;, numeric_code: 86, independent: false},">
            <text:p><text:s text:c="2"/>{name: "British Indian Ocean Territory", alpha_2_code: "IO", alpha_3_code: "IOT", numeric_code: 8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runei Darussalam</text:p>
          </table:table-cell>
          <table:table-cell office:value-type="string">
            <text:p>", alpha_2_code: "</text:p>
          </table:table-cell>
          <table:table-cell office:value-type="string">
            <text:p>BN</text:p>
          </table:table-cell>
          <table:table-cell office:value-type="string">
            <text:p>", alpha_3_code: "</text:p>
          </table:table-cell>
          <table:table-cell office:value-type="string">
            <text:p>BRN</text:p>
          </table:table-cell>
          <table:table-cell office:value-type="string">
            <text:p>", numeric_code: </text:p>
          </table:table-cell>
          <table:table-cell office:value-type="float" office:value="96">
            <text:p>9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35]);TRIM([.B35]);CLEAN([.C35]);CLEAN([.D35]);CLEAN([.E35]);CLEAN([.F35]);CLEAN([.G35]);CLEAN([.H35]);CLEAN([.I35]);CLEAN([.J35]);CLEAN([.K35]))" office:value-type="string" office:string-value="  {name: &quot;Brunei Darussalam&quot;, alpha_2_code: &quot;BN&quot;, alpha_3_code: &quot;BRN&quot;, numeric_code: 96, independent: true},">
            <text:p><text:s text:c="2"/>{name: "Brunei Darussalam", alpha_2_code: "BN", alpha_3_code: "BRN", numeric_code: 9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ulgaria</text:p>
          </table:table-cell>
          <table:table-cell office:value-type="string">
            <text:p>", alpha_2_code: "</text:p>
          </table:table-cell>
          <table:table-cell office:value-type="string">
            <text:p>BG</text:p>
          </table:table-cell>
          <table:table-cell office:value-type="string">
            <text:p>", alpha_3_code: "</text:p>
          </table:table-cell>
          <table:table-cell office:value-type="string">
            <text:p>BGR</text:p>
          </table:table-cell>
          <table:table-cell office:value-type="string">
            <text:p>", numeric_code: </text:p>
          </table:table-cell>
          <table:table-cell office:value-type="float" office:value="100">
            <text:p>10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36]);TRIM([.B36]);CLEAN([.C36]);CLEAN([.D36]);CLEAN([.E36]);CLEAN([.F36]);CLEAN([.G36]);CLEAN([.H36]);CLEAN([.I36]);CLEAN([.J36]);CLEAN([.K36]))" office:value-type="string" office:string-value="  {name: &quot;Bulgaria&quot;, alpha_2_code: &quot;BG&quot;, alpha_3_code: &quot;BGR&quot;, numeric_code: 100, independent: true},">
            <text:p><text:s text:c="2"/>{name: "Bulgaria", alpha_2_code: "BG", alpha_3_code: "BGR", numeric_code: 10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urkina Faso</text:p>
          </table:table-cell>
          <table:table-cell office:value-type="string">
            <text:p>", alpha_2_code: "</text:p>
          </table:table-cell>
          <table:table-cell office:value-type="string">
            <text:p>BF</text:p>
          </table:table-cell>
          <table:table-cell office:value-type="string">
            <text:p>", alpha_3_code: "</text:p>
          </table:table-cell>
          <table:table-cell office:value-type="string">
            <text:p>BFA</text:p>
          </table:table-cell>
          <table:table-cell office:value-type="string">
            <text:p>", numeric_code: </text:p>
          </table:table-cell>
          <table:table-cell office:value-type="float" office:value="854">
            <text:p>85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37]);TRIM([.B37]);CLEAN([.C37]);CLEAN([.D37]);CLEAN([.E37]);CLEAN([.F37]);CLEAN([.G37]);CLEAN([.H37]);CLEAN([.I37]);CLEAN([.J37]);CLEAN([.K37]))" office:value-type="string" office:string-value="  {name: &quot;Burkina Faso&quot;, alpha_2_code: &quot;BF&quot;, alpha_3_code: &quot;BFA&quot;, numeric_code: 854, independent: true},">
            <text:p><text:s text:c="2"/>{name: "Burkina Faso", alpha_2_code: "BF", alpha_3_code: "BFA", numeric_code: 85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Burundi</text:p>
          </table:table-cell>
          <table:table-cell office:value-type="string">
            <text:p>", alpha_2_code: "</text:p>
          </table:table-cell>
          <table:table-cell office:value-type="string">
            <text:p>BI</text:p>
          </table:table-cell>
          <table:table-cell office:value-type="string">
            <text:p>", alpha_3_code: "</text:p>
          </table:table-cell>
          <table:table-cell office:value-type="string">
            <text:p>BDI</text:p>
          </table:table-cell>
          <table:table-cell office:value-type="string">
            <text:p>", numeric_code: </text:p>
          </table:table-cell>
          <table:table-cell office:value-type="float" office:value="108">
            <text:p>10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38]);TRIM([.B38]);CLEAN([.C38]);CLEAN([.D38]);CLEAN([.E38]);CLEAN([.F38]);CLEAN([.G38]);CLEAN([.H38]);CLEAN([.I38]);CLEAN([.J38]);CLEAN([.K38]))" office:value-type="string" office:string-value="  {name: &quot;Burundi&quot;, alpha_2_code: &quot;BI&quot;, alpha_3_code: &quot;BDI&quot;, numeric_code: 108, independent: true},">
            <text:p><text:s text:c="2"/>{name: "Burundi", alpha_2_code: "BI", alpha_3_code: "BDI", numeric_code: 10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abo Verde</text:p>
          </table:table-cell>
          <table:table-cell office:value-type="string">
            <text:p>", alpha_2_code: "</text:p>
          </table:table-cell>
          <table:table-cell office:value-type="string">
            <text:p>CV</text:p>
          </table:table-cell>
          <table:table-cell office:value-type="string">
            <text:p>", alpha_3_code: "</text:p>
          </table:table-cell>
          <table:table-cell office:value-type="string">
            <text:p>CPV</text:p>
          </table:table-cell>
          <table:table-cell office:value-type="string">
            <text:p>", numeric_code: </text:p>
          </table:table-cell>
          <table:table-cell office:value-type="float" office:value="132">
            <text:p>13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39]);TRIM([.B39]);CLEAN([.C39]);CLEAN([.D39]);CLEAN([.E39]);CLEAN([.F39]);CLEAN([.G39]);CLEAN([.H39]);CLEAN([.I39]);CLEAN([.J39]);CLEAN([.K39]))" office:value-type="string" office:string-value="  {name: &quot;Cabo Verde&quot;, alpha_2_code: &quot;CV&quot;, alpha_3_code: &quot;CPV&quot;, numeric_code: 132, independent: true},">
            <text:p><text:s text:c="2"/>{name: "Cabo Verde", alpha_2_code: "CV", alpha_3_code: "CPV", numeric_code: 13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ambodia</text:p>
          </table:table-cell>
          <table:table-cell office:value-type="string">
            <text:p>", alpha_2_code: "</text:p>
          </table:table-cell>
          <table:table-cell office:value-type="string">
            <text:p>KH</text:p>
          </table:table-cell>
          <table:table-cell office:value-type="string">
            <text:p>", alpha_3_code: "</text:p>
          </table:table-cell>
          <table:table-cell office:value-type="string">
            <text:p>KHM</text:p>
          </table:table-cell>
          <table:table-cell office:value-type="string">
            <text:p>", numeric_code: </text:p>
          </table:table-cell>
          <table:table-cell office:value-type="float" office:value="116">
            <text:p>11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40]);TRIM([.B40]);CLEAN([.C40]);CLEAN([.D40]);CLEAN([.E40]);CLEAN([.F40]);CLEAN([.G40]);CLEAN([.H40]);CLEAN([.I40]);CLEAN([.J40]);CLEAN([.K40]))" office:value-type="string" office:string-value="  {name: &quot;Cambodia&quot;, alpha_2_code: &quot;KH&quot;, alpha_3_code: &quot;KHM&quot;, numeric_code: 116, independent: true},">
            <text:p><text:s text:c="2"/>{name: "Cambodia", alpha_2_code: "KH", alpha_3_code: "KHM", numeric_code: 11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ameroon</text:p>
          </table:table-cell>
          <table:table-cell office:value-type="string">
            <text:p>", alpha_2_code: "</text:p>
          </table:table-cell>
          <table:table-cell office:value-type="string">
            <text:p>CM</text:p>
          </table:table-cell>
          <table:table-cell office:value-type="string">
            <text:p>", alpha_3_code: "</text:p>
          </table:table-cell>
          <table:table-cell office:value-type="string">
            <text:p>CMR</text:p>
          </table:table-cell>
          <table:table-cell office:value-type="string">
            <text:p>", numeric_code: </text:p>
          </table:table-cell>
          <table:table-cell office:value-type="float" office:value="120">
            <text:p>12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41]);TRIM([.B41]);CLEAN([.C41]);CLEAN([.D41]);CLEAN([.E41]);CLEAN([.F41]);CLEAN([.G41]);CLEAN([.H41]);CLEAN([.I41]);CLEAN([.J41]);CLEAN([.K41]))" office:value-type="string" office:string-value="  {name: &quot;Cameroon&quot;, alpha_2_code: &quot;CM&quot;, alpha_3_code: &quot;CMR&quot;, numeric_code: 120, independent: true},">
            <text:p><text:s text:c="2"/>{name: "Cameroon", alpha_2_code: "CM", alpha_3_code: "CMR", numeric_code: 12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anada</text:p>
          </table:table-cell>
          <table:table-cell office:value-type="string">
            <text:p>", alpha_2_code: "</text:p>
          </table:table-cell>
          <table:table-cell office:value-type="string">
            <text:p>CA</text:p>
          </table:table-cell>
          <table:table-cell office:value-type="string">
            <text:p>", alpha_3_code: "</text:p>
          </table:table-cell>
          <table:table-cell office:value-type="string">
            <text:p>CAN</text:p>
          </table:table-cell>
          <table:table-cell office:value-type="string">
            <text:p>", numeric_code: </text:p>
          </table:table-cell>
          <table:table-cell office:value-type="float" office:value="124">
            <text:p>12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42]);TRIM([.B42]);CLEAN([.C42]);CLEAN([.D42]);CLEAN([.E42]);CLEAN([.F42]);CLEAN([.G42]);CLEAN([.H42]);CLEAN([.I42]);CLEAN([.J42]);CLEAN([.K42]))" office:value-type="string" office:string-value="  {name: &quot;Canada&quot;, alpha_2_code: &quot;CA&quot;, alpha_3_code: &quot;CAN&quot;, numeric_code: 124, independent: true},">
            <text:p><text:s text:c="2"/>{name: "Canada", alpha_2_code: "CA", alpha_3_code: "CAN", numeric_code: 12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ayman Islands</text:p>
          </table:table-cell>
          <table:table-cell office:value-type="string">
            <text:p>", alpha_2_code: "</text:p>
          </table:table-cell>
          <table:table-cell office:value-type="string">
            <text:p>KY</text:p>
          </table:table-cell>
          <table:table-cell office:value-type="string">
            <text:p>", alpha_3_code: "</text:p>
          </table:table-cell>
          <table:table-cell office:value-type="string">
            <text:p>CYM</text:p>
          </table:table-cell>
          <table:table-cell office:value-type="string">
            <text:p>", numeric_code: </text:p>
          </table:table-cell>
          <table:table-cell office:value-type="float" office:value="136">
            <text:p>13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43]);TRIM([.B43]);CLEAN([.C43]);CLEAN([.D43]);CLEAN([.E43]);CLEAN([.F43]);CLEAN([.G43]);CLEAN([.H43]);CLEAN([.I43]);CLEAN([.J43]);CLEAN([.K43]))" office:value-type="string" office:string-value="  {name: &quot;Cayman Islands&quot;, alpha_2_code: &quot;KY&quot;, alpha_3_code: &quot;CYM&quot;, numeric_code: 136, independent: false},">
            <text:p><text:s text:c="2"/>{name: "Cayman Islands", alpha_2_code: "KY", alpha_3_code: "CYM", numeric_code: 13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entral African Republic</text:p>
          </table:table-cell>
          <table:table-cell office:value-type="string">
            <text:p>", alpha_2_code: "</text:p>
          </table:table-cell>
          <table:table-cell office:value-type="string">
            <text:p>CF</text:p>
          </table:table-cell>
          <table:table-cell office:value-type="string">
            <text:p>", alpha_3_code: "</text:p>
          </table:table-cell>
          <table:table-cell office:value-type="string">
            <text:p>CAF</text:p>
          </table:table-cell>
          <table:table-cell office:value-type="string">
            <text:p>", numeric_code: </text:p>
          </table:table-cell>
          <table:table-cell office:value-type="float" office:value="140">
            <text:p>14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44]);TRIM([.B44]);CLEAN([.C44]);CLEAN([.D44]);CLEAN([.E44]);CLEAN([.F44]);CLEAN([.G44]);CLEAN([.H44]);CLEAN([.I44]);CLEAN([.J44]);CLEAN([.K44]))" office:value-type="string" office:string-value="  {name: &quot;Central African Republic&quot;, alpha_2_code: &quot;CF&quot;, alpha_3_code: &quot;CAF&quot;, numeric_code: 140, independent: true},">
            <text:p><text:s text:c="2"/>{name: "Central African Republic", alpha_2_code: "CF", alpha_3_code: "CAF", numeric_code: 14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had</text:p>
          </table:table-cell>
          <table:table-cell office:value-type="string">
            <text:p>", alpha_2_code: "</text:p>
          </table:table-cell>
          <table:table-cell office:value-type="string">
            <text:p>TD</text:p>
          </table:table-cell>
          <table:table-cell office:value-type="string">
            <text:p>", alpha_3_code: "</text:p>
          </table:table-cell>
          <table:table-cell office:value-type="string">
            <text:p>TCD</text:p>
          </table:table-cell>
          <table:table-cell office:value-type="string">
            <text:p>", numeric_code: </text:p>
          </table:table-cell>
          <table:table-cell office:value-type="float" office:value="148">
            <text:p>14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45]);TRIM([.B45]);CLEAN([.C45]);CLEAN([.D45]);CLEAN([.E45]);CLEAN([.F45]);CLEAN([.G45]);CLEAN([.H45]);CLEAN([.I45]);CLEAN([.J45]);CLEAN([.K45]))" office:value-type="string" office:string-value="  {name: &quot;Chad&quot;, alpha_2_code: &quot;TD&quot;, alpha_3_code: &quot;TCD&quot;, numeric_code: 148, independent: true},">
            <text:p><text:s text:c="2"/>{name: "Chad", alpha_2_code: "TD", alpha_3_code: "TCD", numeric_code: 14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hile</text:p>
          </table:table-cell>
          <table:table-cell office:value-type="string">
            <text:p>", alpha_2_code: "</text:p>
          </table:table-cell>
          <table:table-cell office:value-type="string">
            <text:p>CL</text:p>
          </table:table-cell>
          <table:table-cell office:value-type="string">
            <text:p>", alpha_3_code: "</text:p>
          </table:table-cell>
          <table:table-cell office:value-type="string">
            <text:p>CHL</text:p>
          </table:table-cell>
          <table:table-cell office:value-type="string">
            <text:p>", numeric_code: </text:p>
          </table:table-cell>
          <table:table-cell office:value-type="float" office:value="152">
            <text:p>15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46]);TRIM([.B46]);CLEAN([.C46]);CLEAN([.D46]);CLEAN([.E46]);CLEAN([.F46]);CLEAN([.G46]);CLEAN([.H46]);CLEAN([.I46]);CLEAN([.J46]);CLEAN([.K46]))" office:value-type="string" office:string-value="  {name: &quot;Chile&quot;, alpha_2_code: &quot;CL&quot;, alpha_3_code: &quot;CHL&quot;, numeric_code: 152, independent: true},">
            <text:p><text:s text:c="2"/>{name: "Chile", alpha_2_code: "CL", alpha_3_code: "CHL", numeric_code: 15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hina</text:p>
          </table:table-cell>
          <table:table-cell office:value-type="string">
            <text:p>", alpha_2_code: "</text:p>
          </table:table-cell>
          <table:table-cell office:value-type="string">
            <text:p>CN</text:p>
          </table:table-cell>
          <table:table-cell office:value-type="string">
            <text:p>", alpha_3_code: "</text:p>
          </table:table-cell>
          <table:table-cell office:value-type="string">
            <text:p>CHN</text:p>
          </table:table-cell>
          <table:table-cell office:value-type="string">
            <text:p>", numeric_code: </text:p>
          </table:table-cell>
          <table:table-cell office:value-type="float" office:value="156">
            <text:p>15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47]);TRIM([.B47]);CLEAN([.C47]);CLEAN([.D47]);CLEAN([.E47]);CLEAN([.F47]);CLEAN([.G47]);CLEAN([.H47]);CLEAN([.I47]);CLEAN([.J47]);CLEAN([.K47]))" office:value-type="string" office:string-value="  {name: &quot;China&quot;, alpha_2_code: &quot;CN&quot;, alpha_3_code: &quot;CHN&quot;, numeric_code: 156, independent: true},">
            <text:p><text:s text:c="2"/>{name: "China", alpha_2_code: "CN", alpha_3_code: "CHN", numeric_code: 15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hristmas Island</text:p>
          </table:table-cell>
          <table:table-cell office:value-type="string">
            <text:p>", alpha_2_code: "</text:p>
          </table:table-cell>
          <table:table-cell office:value-type="string">
            <text:p>CX</text:p>
          </table:table-cell>
          <table:table-cell office:value-type="string">
            <text:p>", alpha_3_code: "</text:p>
          </table:table-cell>
          <table:table-cell office:value-type="string">
            <text:p>CXR</text:p>
          </table:table-cell>
          <table:table-cell office:value-type="string">
            <text:p>", numeric_code: </text:p>
          </table:table-cell>
          <table:table-cell office:value-type="float" office:value="162">
            <text:p>16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48]);TRIM([.B48]);CLEAN([.C48]);CLEAN([.D48]);CLEAN([.E48]);CLEAN([.F48]);CLEAN([.G48]);CLEAN([.H48]);CLEAN([.I48]);CLEAN([.J48]);CLEAN([.K48]))" office:value-type="string" office:string-value="  {name: &quot;Christmas Island&quot;, alpha_2_code: &quot;CX&quot;, alpha_3_code: &quot;CXR&quot;, numeric_code: 162, independent: false},">
            <text:p><text:s text:c="2"/>{name: "Christmas Island", alpha_2_code: "CX", alpha_3_code: "CXR", numeric_code: 16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ocos (Keeling) Islands</text:p>
          </table:table-cell>
          <table:table-cell office:value-type="string">
            <text:p>", alpha_2_code: "</text:p>
          </table:table-cell>
          <table:table-cell office:value-type="string">
            <text:p>CC</text:p>
          </table:table-cell>
          <table:table-cell office:value-type="string">
            <text:p>", alpha_3_code: "</text:p>
          </table:table-cell>
          <table:table-cell office:value-type="string">
            <text:p>CCK</text:p>
          </table:table-cell>
          <table:table-cell office:value-type="string">
            <text:p>", numeric_code: </text:p>
          </table:table-cell>
          <table:table-cell office:value-type="float" office:value="166">
            <text:p>16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49]);TRIM([.B49]);CLEAN([.C49]);CLEAN([.D49]);CLEAN([.E49]);CLEAN([.F49]);CLEAN([.G49]);CLEAN([.H49]);CLEAN([.I49]);CLEAN([.J49]);CLEAN([.K49]))" office:value-type="string" office:string-value="  {name: &quot;Cocos (Keeling) Islands&quot;, alpha_2_code: &quot;CC&quot;, alpha_3_code: &quot;CCK&quot;, numeric_code: 166, independent: false},">
            <text:p><text:s text:c="2"/>{name: "Cocos (Keeling) Islands", alpha_2_code: "CC", alpha_3_code: "CCK", numeric_code: 16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olombia</text:p>
          </table:table-cell>
          <table:table-cell office:value-type="string">
            <text:p>", alpha_2_code: "</text:p>
          </table:table-cell>
          <table:table-cell office:value-type="string">
            <text:p>CO</text:p>
          </table:table-cell>
          <table:table-cell office:value-type="string">
            <text:p>", alpha_3_code: "</text:p>
          </table:table-cell>
          <table:table-cell office:value-type="string">
            <text:p>COL</text:p>
          </table:table-cell>
          <table:table-cell office:value-type="string">
            <text:p>", numeric_code: </text:p>
          </table:table-cell>
          <table:table-cell office:value-type="float" office:value="170">
            <text:p>17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0]);TRIM([.B50]);CLEAN([.C50]);CLEAN([.D50]);CLEAN([.E50]);CLEAN([.F50]);CLEAN([.G50]);CLEAN([.H50]);CLEAN([.I50]);CLEAN([.J50]);CLEAN([.K50]))" office:value-type="string" office:string-value="  {name: &quot;Colombia&quot;, alpha_2_code: &quot;CO&quot;, alpha_3_code: &quot;COL&quot;, numeric_code: 170, independent: true},">
            <text:p><text:s text:c="2"/>{name: "Colombia", alpha_2_code: "CO", alpha_3_code: "COL", numeric_code: 17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omoros</text:p>
          </table:table-cell>
          <table:table-cell office:value-type="string">
            <text:p>", alpha_2_code: "</text:p>
          </table:table-cell>
          <table:table-cell office:value-type="string">
            <text:p>KM</text:p>
          </table:table-cell>
          <table:table-cell office:value-type="string">
            <text:p>", alpha_3_code: "</text:p>
          </table:table-cell>
          <table:table-cell office:value-type="string">
            <text:p>COM</text:p>
          </table:table-cell>
          <table:table-cell office:value-type="string">
            <text:p>", numeric_code: </text:p>
          </table:table-cell>
          <table:table-cell office:value-type="float" office:value="174">
            <text:p>17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1]);TRIM([.B51]);CLEAN([.C51]);CLEAN([.D51]);CLEAN([.E51]);CLEAN([.F51]);CLEAN([.G51]);CLEAN([.H51]);CLEAN([.I51]);CLEAN([.J51]);CLEAN([.K51]))" office:value-type="string" office:string-value="  {name: &quot;Comoros&quot;, alpha_2_code: &quot;KM&quot;, alpha_3_code: &quot;COM&quot;, numeric_code: 174, independent: true},">
            <text:p><text:s text:c="2"/>{name: "Comoros", alpha_2_code: "KM", alpha_3_code: "COM", numeric_code: 17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ongo</text:p>
          </table:table-cell>
          <table:table-cell office:value-type="string">
            <text:p>", alpha_2_code: "</text:p>
          </table:table-cell>
          <table:table-cell office:value-type="string">
            <text:p>CG</text:p>
          </table:table-cell>
          <table:table-cell office:value-type="string">
            <text:p>", alpha_3_code: "</text:p>
          </table:table-cell>
          <table:table-cell office:value-type="string">
            <text:p>COG</text:p>
          </table:table-cell>
          <table:table-cell office:value-type="string">
            <text:p>", numeric_code: </text:p>
          </table:table-cell>
          <table:table-cell office:value-type="float" office:value="178">
            <text:p>17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2]);TRIM([.B52]);CLEAN([.C52]);CLEAN([.D52]);CLEAN([.E52]);CLEAN([.F52]);CLEAN([.G52]);CLEAN([.H52]);CLEAN([.I52]);CLEAN([.J52]);CLEAN([.K52]))" office:value-type="string" office:string-value="  {name: &quot;Congo&quot;, alpha_2_code: &quot;CG&quot;, alpha_3_code: &quot;COG&quot;, numeric_code: 178, independent: true},">
            <text:p><text:s text:c="2"/>{name: "Congo", alpha_2_code: "CG", alpha_3_code: "COG", numeric_code: 17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ongo (Democratic Republic of the)</text:p>
          </table:table-cell>
          <table:table-cell office:value-type="string">
            <text:p>", alpha_2_code: "</text:p>
          </table:table-cell>
          <table:table-cell office:value-type="string">
            <text:p>CD</text:p>
          </table:table-cell>
          <table:table-cell office:value-type="string">
            <text:p>", alpha_3_code: "</text:p>
          </table:table-cell>
          <table:table-cell office:value-type="string">
            <text:p>COD</text:p>
          </table:table-cell>
          <table:table-cell office:value-type="string">
            <text:p>", numeric_code: </text:p>
          </table:table-cell>
          <table:table-cell office:value-type="float" office:value="180">
            <text:p>18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3]);TRIM([.B53]);CLEAN([.C53]);CLEAN([.D53]);CLEAN([.E53]);CLEAN([.F53]);CLEAN([.G53]);CLEAN([.H53]);CLEAN([.I53]);CLEAN([.J53]);CLEAN([.K53]))" office:value-type="string" office:string-value="  {name: &quot;Congo (Democratic Republic of the)&quot;, alpha_2_code: &quot;CD&quot;, alpha_3_code: &quot;COD&quot;, numeric_code: 180, independent: true},">
            <text:p><text:s text:c="2"/>{name: "Congo (Democratic Republic of the)", alpha_2_code: "CD", alpha_3_code: "COD", numeric_code: 18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ook Islands</text:p>
          </table:table-cell>
          <table:table-cell office:value-type="string">
            <text:p>", alpha_2_code: "</text:p>
          </table:table-cell>
          <table:table-cell office:value-type="string">
            <text:p>CK</text:p>
          </table:table-cell>
          <table:table-cell office:value-type="string">
            <text:p>", alpha_3_code: "</text:p>
          </table:table-cell>
          <table:table-cell office:value-type="string">
            <text:p>COK</text:p>
          </table:table-cell>
          <table:table-cell office:value-type="string">
            <text:p>", numeric_code: </text:p>
          </table:table-cell>
          <table:table-cell office:value-type="float" office:value="184">
            <text:p>18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54]);TRIM([.B54]);CLEAN([.C54]);CLEAN([.D54]);CLEAN([.E54]);CLEAN([.F54]);CLEAN([.G54]);CLEAN([.H54]);CLEAN([.I54]);CLEAN([.J54]);CLEAN([.K54]))" office:value-type="string" office:string-value="  {name: &quot;Cook Islands&quot;, alpha_2_code: &quot;CK&quot;, alpha_3_code: &quot;COK&quot;, numeric_code: 184, independent: false},">
            <text:p><text:s text:c="2"/>{name: "Cook Islands", alpha_2_code: "CK", alpha_3_code: "COK", numeric_code: 18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osta Rica</text:p>
          </table:table-cell>
          <table:table-cell office:value-type="string">
            <text:p>", alpha_2_code: "</text:p>
          </table:table-cell>
          <table:table-cell office:value-type="string">
            <text:p>CR</text:p>
          </table:table-cell>
          <table:table-cell office:value-type="string">
            <text:p>", alpha_3_code: "</text:p>
          </table:table-cell>
          <table:table-cell office:value-type="string">
            <text:p>CRI</text:p>
          </table:table-cell>
          <table:table-cell office:value-type="string">
            <text:p>", numeric_code: </text:p>
          </table:table-cell>
          <table:table-cell office:value-type="float" office:value="188">
            <text:p>18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5]);TRIM([.B55]);CLEAN([.C55]);CLEAN([.D55]);CLEAN([.E55]);CLEAN([.F55]);CLEAN([.G55]);CLEAN([.H55]);CLEAN([.I55]);CLEAN([.J55]);CLEAN([.K55]))" office:value-type="string" office:string-value="  {name: &quot;Costa Rica&quot;, alpha_2_code: &quot;CR&quot;, alpha_3_code: &quot;CRI&quot;, numeric_code: 188, independent: true},">
            <text:p><text:s text:c="2"/>{name: "Costa Rica", alpha_2_code: "CR", alpha_3_code: "CRI", numeric_code: 18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ôte d'Ivoire</text:p>
          </table:table-cell>
          <table:table-cell office:value-type="string">
            <text:p>", alpha_2_code: "</text:p>
          </table:table-cell>
          <table:table-cell office:value-type="string">
            <text:p>CI</text:p>
          </table:table-cell>
          <table:table-cell office:value-type="string">
            <text:p>", alpha_3_code: "</text:p>
          </table:table-cell>
          <table:table-cell office:value-type="string">
            <text:p>CIV</text:p>
          </table:table-cell>
          <table:table-cell office:value-type="string">
            <text:p>", numeric_code: </text:p>
          </table:table-cell>
          <table:table-cell office:value-type="float" office:value="384">
            <text:p>38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6]);TRIM([.B56]);CLEAN([.C56]);CLEAN([.D56]);CLEAN([.E56]);CLEAN([.F56]);CLEAN([.G56]);CLEAN([.H56]);CLEAN([.I56]);CLEAN([.J56]);CLEAN([.K56]))" office:value-type="string" office:string-value="  {name: &quot;Côte d'Ivoire&quot;, alpha_2_code: &quot;CI&quot;, alpha_3_code: &quot;CIV&quot;, numeric_code: 384, independent: true},">
            <text:p><text:s text:c="2"/>{name: "Côte d'Ivoire", alpha_2_code: "CI", alpha_3_code: "CIV", numeric_code: 38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roatia</text:p>
          </table:table-cell>
          <table:table-cell office:value-type="string">
            <text:p>", alpha_2_code: "</text:p>
          </table:table-cell>
          <table:table-cell office:value-type="string">
            <text:p>HR</text:p>
          </table:table-cell>
          <table:table-cell office:value-type="string">
            <text:p>", alpha_3_code: "</text:p>
          </table:table-cell>
          <table:table-cell office:value-type="string">
            <text:p>HRV</text:p>
          </table:table-cell>
          <table:table-cell office:value-type="string">
            <text:p>", numeric_code: </text:p>
          </table:table-cell>
          <table:table-cell office:value-type="float" office:value="191">
            <text:p>191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7]);TRIM([.B57]);CLEAN([.C57]);CLEAN([.D57]);CLEAN([.E57]);CLEAN([.F57]);CLEAN([.G57]);CLEAN([.H57]);CLEAN([.I57]);CLEAN([.J57]);CLEAN([.K57]))" office:value-type="string" office:string-value="  {name: &quot;Croatia&quot;, alpha_2_code: &quot;HR&quot;, alpha_3_code: &quot;HRV&quot;, numeric_code: 191, independent: true},">
            <text:p><text:s text:c="2"/>{name: "Croatia", alpha_2_code: "HR", alpha_3_code: "HRV", numeric_code: 191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uba</text:p>
          </table:table-cell>
          <table:table-cell office:value-type="string">
            <text:p>", alpha_2_code: "</text:p>
          </table:table-cell>
          <table:table-cell office:value-type="string">
            <text:p>CU</text:p>
          </table:table-cell>
          <table:table-cell office:value-type="string">
            <text:p>", alpha_3_code: "</text:p>
          </table:table-cell>
          <table:table-cell office:value-type="string">
            <text:p>CUB</text:p>
          </table:table-cell>
          <table:table-cell office:value-type="string">
            <text:p>", numeric_code: </text:p>
          </table:table-cell>
          <table:table-cell office:value-type="float" office:value="192">
            <text:p>19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58]);TRIM([.B58]);CLEAN([.C58]);CLEAN([.D58]);CLEAN([.E58]);CLEAN([.F58]);CLEAN([.G58]);CLEAN([.H58]);CLEAN([.I58]);CLEAN([.J58]);CLEAN([.K58]))" office:value-type="string" office:string-value="  {name: &quot;Cuba&quot;, alpha_2_code: &quot;CU&quot;, alpha_3_code: &quot;CUB&quot;, numeric_code: 192, independent: true},">
            <text:p><text:s text:c="2"/>{name: "Cuba", alpha_2_code: "CU", alpha_3_code: "CUB", numeric_code: 19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uraçao</text:p>
          </table:table-cell>
          <table:table-cell office:value-type="string">
            <text:p>", alpha_2_code: "</text:p>
          </table:table-cell>
          <table:table-cell office:value-type="string">
            <text:p>CW</text:p>
          </table:table-cell>
          <table:table-cell office:value-type="string">
            <text:p>", alpha_3_code: "</text:p>
          </table:table-cell>
          <table:table-cell office:value-type="string">
            <text:p>CUW</text:p>
          </table:table-cell>
          <table:table-cell office:value-type="string">
            <text:p>", numeric_code: </text:p>
          </table:table-cell>
          <table:table-cell office:value-type="float" office:value="531">
            <text:p>531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59]);TRIM([.B59]);CLEAN([.C59]);CLEAN([.D59]);CLEAN([.E59]);CLEAN([.F59]);CLEAN([.G59]);CLEAN([.H59]);CLEAN([.I59]);CLEAN([.J59]);CLEAN([.K59]))" office:value-type="string" office:string-value="  {name: &quot;Curaçao&quot;, alpha_2_code: &quot;CW&quot;, alpha_3_code: &quot;CUW&quot;, numeric_code: 531, independent: false},">
            <text:p><text:s text:c="2"/>{name: "Curaçao", alpha_2_code: "CW", alpha_3_code: "CUW", numeric_code: 531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yprus</text:p>
          </table:table-cell>
          <table:table-cell office:value-type="string">
            <text:p>", alpha_2_code: "</text:p>
          </table:table-cell>
          <table:table-cell office:value-type="string">
            <text:p>CY</text:p>
          </table:table-cell>
          <table:table-cell office:value-type="string">
            <text:p>", alpha_3_code: "</text:p>
          </table:table-cell>
          <table:table-cell office:value-type="string">
            <text:p>CYP</text:p>
          </table:table-cell>
          <table:table-cell office:value-type="string">
            <text:p>", numeric_code: </text:p>
          </table:table-cell>
          <table:table-cell office:value-type="float" office:value="196">
            <text:p>19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0]);TRIM([.B60]);CLEAN([.C60]);CLEAN([.D60]);CLEAN([.E60]);CLEAN([.F60]);CLEAN([.G60]);CLEAN([.H60]);CLEAN([.I60]);CLEAN([.J60]);CLEAN([.K60]))" office:value-type="string" office:string-value="  {name: &quot;Cyprus&quot;, alpha_2_code: &quot;CY&quot;, alpha_3_code: &quot;CYP&quot;, numeric_code: 196, independent: true},">
            <text:p><text:s text:c="2"/>{name: "Cyprus", alpha_2_code: "CY", alpha_3_code: "CYP", numeric_code: 19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Czechia</text:p>
          </table:table-cell>
          <table:table-cell office:value-type="string">
            <text:p>", alpha_2_code: "</text:p>
          </table:table-cell>
          <table:table-cell office:value-type="string">
            <text:p>CZ</text:p>
          </table:table-cell>
          <table:table-cell office:value-type="string">
            <text:p>", alpha_3_code: "</text:p>
          </table:table-cell>
          <table:table-cell office:value-type="string">
            <text:p>CZE</text:p>
          </table:table-cell>
          <table:table-cell office:value-type="string">
            <text:p>", numeric_code: </text:p>
          </table:table-cell>
          <table:table-cell office:value-type="float" office:value="203">
            <text:p>203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1]);TRIM([.B61]);CLEAN([.C61]);CLEAN([.D61]);CLEAN([.E61]);CLEAN([.F61]);CLEAN([.G61]);CLEAN([.H61]);CLEAN([.I61]);CLEAN([.J61]);CLEAN([.K61]))" office:value-type="string" office:string-value="  {name: &quot;Czechia&quot;, alpha_2_code: &quot;CZ&quot;, alpha_3_code: &quot;CZE&quot;, numeric_code: 203, independent: true},">
            <text:p><text:s text:c="2"/>{name: "Czechia", alpha_2_code: "CZ", alpha_3_code: "CZE", numeric_code: 203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Denmark</text:p>
          </table:table-cell>
          <table:table-cell office:value-type="string">
            <text:p>", alpha_2_code: "</text:p>
          </table:table-cell>
          <table:table-cell office:value-type="string">
            <text:p>DK</text:p>
          </table:table-cell>
          <table:table-cell office:value-type="string">
            <text:p>", alpha_3_code: "</text:p>
          </table:table-cell>
          <table:table-cell office:value-type="string">
            <text:p>DNK</text:p>
          </table:table-cell>
          <table:table-cell office:value-type="string">
            <text:p>", numeric_code: </text:p>
          </table:table-cell>
          <table:table-cell office:value-type="float" office:value="208">
            <text:p>20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2]);TRIM([.B62]);CLEAN([.C62]);CLEAN([.D62]);CLEAN([.E62]);CLEAN([.F62]);CLEAN([.G62]);CLEAN([.H62]);CLEAN([.I62]);CLEAN([.J62]);CLEAN([.K62]))" office:value-type="string" office:string-value="  {name: &quot;Denmark&quot;, alpha_2_code: &quot;DK&quot;, alpha_3_code: &quot;DNK&quot;, numeric_code: 208, independent: true},">
            <text:p><text:s text:c="2"/>{name: "Denmark", alpha_2_code: "DK", alpha_3_code: "DNK", numeric_code: 20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Djibouti</text:p>
          </table:table-cell>
          <table:table-cell office:value-type="string">
            <text:p>", alpha_2_code: "</text:p>
          </table:table-cell>
          <table:table-cell office:value-type="string">
            <text:p>DJ</text:p>
          </table:table-cell>
          <table:table-cell office:value-type="string">
            <text:p>", alpha_3_code: "</text:p>
          </table:table-cell>
          <table:table-cell office:value-type="string">
            <text:p>DJI</text:p>
          </table:table-cell>
          <table:table-cell office:value-type="string">
            <text:p>", numeric_code: </text:p>
          </table:table-cell>
          <table:table-cell office:value-type="float" office:value="262">
            <text:p>26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3]);TRIM([.B63]);CLEAN([.C63]);CLEAN([.D63]);CLEAN([.E63]);CLEAN([.F63]);CLEAN([.G63]);CLEAN([.H63]);CLEAN([.I63]);CLEAN([.J63]);CLEAN([.K63]))" office:value-type="string" office:string-value="  {name: &quot;Djibouti&quot;, alpha_2_code: &quot;DJ&quot;, alpha_3_code: &quot;DJI&quot;, numeric_code: 262, independent: true},">
            <text:p><text:s text:c="2"/>{name: "Djibouti", alpha_2_code: "DJ", alpha_3_code: "DJI", numeric_code: 26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Dominica</text:p>
          </table:table-cell>
          <table:table-cell office:value-type="string">
            <text:p>", alpha_2_code: "</text:p>
          </table:table-cell>
          <table:table-cell office:value-type="string">
            <text:p>DM</text:p>
          </table:table-cell>
          <table:table-cell office:value-type="string">
            <text:p>", alpha_3_code: "</text:p>
          </table:table-cell>
          <table:table-cell office:value-type="string">
            <text:p>DMA</text:p>
          </table:table-cell>
          <table:table-cell office:value-type="string">
            <text:p>", numeric_code: </text:p>
          </table:table-cell>
          <table:table-cell office:value-type="float" office:value="212">
            <text:p>21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4]);TRIM([.B64]);CLEAN([.C64]);CLEAN([.D64]);CLEAN([.E64]);CLEAN([.F64]);CLEAN([.G64]);CLEAN([.H64]);CLEAN([.I64]);CLEAN([.J64]);CLEAN([.K64]))" office:value-type="string" office:string-value="  {name: &quot;Dominica&quot;, alpha_2_code: &quot;DM&quot;, alpha_3_code: &quot;DMA&quot;, numeric_code: 212, independent: true},">
            <text:p><text:s text:c="2"/>{name: "Dominica", alpha_2_code: "DM", alpha_3_code: "DMA", numeric_code: 21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Dominican Republic</text:p>
          </table:table-cell>
          <table:table-cell office:value-type="string">
            <text:p>", alpha_2_code: "</text:p>
          </table:table-cell>
          <table:table-cell office:value-type="string">
            <text:p>DO</text:p>
          </table:table-cell>
          <table:table-cell office:value-type="string">
            <text:p>", alpha_3_code: "</text:p>
          </table:table-cell>
          <table:table-cell office:value-type="string">
            <text:p>DOM</text:p>
          </table:table-cell>
          <table:table-cell office:value-type="string">
            <text:p>", numeric_code: </text:p>
          </table:table-cell>
          <table:table-cell office:value-type="float" office:value="214">
            <text:p>21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5]);TRIM([.B65]);CLEAN([.C65]);CLEAN([.D65]);CLEAN([.E65]);CLEAN([.F65]);CLEAN([.G65]);CLEAN([.H65]);CLEAN([.I65]);CLEAN([.J65]);CLEAN([.K65]))" office:value-type="string" office:string-value="  {name: &quot;Dominican Republic&quot;, alpha_2_code: &quot;DO&quot;, alpha_3_code: &quot;DOM&quot;, numeric_code: 214, independent: true},">
            <text:p><text:s text:c="2"/>{name: "Dominican Republic", alpha_2_code: "DO", alpha_3_code: "DOM", numeric_code: 21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Ecuador</text:p>
          </table:table-cell>
          <table:table-cell office:value-type="string">
            <text:p>", alpha_2_code: "</text:p>
          </table:table-cell>
          <table:table-cell office:value-type="string">
            <text:p>EC</text:p>
          </table:table-cell>
          <table:table-cell office:value-type="string">
            <text:p>", alpha_3_code: "</text:p>
          </table:table-cell>
          <table:table-cell office:value-type="string">
            <text:p>ECU</text:p>
          </table:table-cell>
          <table:table-cell office:value-type="string">
            <text:p>", numeric_code: </text:p>
          </table:table-cell>
          <table:table-cell office:value-type="float" office:value="218">
            <text:p>21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6]);TRIM([.B66]);CLEAN([.C66]);CLEAN([.D66]);CLEAN([.E66]);CLEAN([.F66]);CLEAN([.G66]);CLEAN([.H66]);CLEAN([.I66]);CLEAN([.J66]);CLEAN([.K66]))" office:value-type="string" office:string-value="  {name: &quot;Ecuador&quot;, alpha_2_code: &quot;EC&quot;, alpha_3_code: &quot;ECU&quot;, numeric_code: 218, independent: true},">
            <text:p><text:s text:c="2"/>{name: "Ecuador", alpha_2_code: "EC", alpha_3_code: "ECU", numeric_code: 21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Egypt</text:p>
          </table:table-cell>
          <table:table-cell office:value-type="string">
            <text:p>", alpha_2_code: "</text:p>
          </table:table-cell>
          <table:table-cell office:value-type="string">
            <text:p>EG</text:p>
          </table:table-cell>
          <table:table-cell office:value-type="string">
            <text:p>", alpha_3_code: "</text:p>
          </table:table-cell>
          <table:table-cell office:value-type="string">
            <text:p>EGY</text:p>
          </table:table-cell>
          <table:table-cell office:value-type="string">
            <text:p>", numeric_code: </text:p>
          </table:table-cell>
          <table:table-cell office:value-type="float" office:value="818">
            <text:p>81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7]);TRIM([.B67]);CLEAN([.C67]);CLEAN([.D67]);CLEAN([.E67]);CLEAN([.F67]);CLEAN([.G67]);CLEAN([.H67]);CLEAN([.I67]);CLEAN([.J67]);CLEAN([.K67]))" office:value-type="string" office:string-value="  {name: &quot;Egypt&quot;, alpha_2_code: &quot;EG&quot;, alpha_3_code: &quot;EGY&quot;, numeric_code: 818, independent: true},">
            <text:p><text:s text:c="2"/>{name: "Egypt", alpha_2_code: "EG", alpha_3_code: "EGY", numeric_code: 81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El Salvador</text:p>
          </table:table-cell>
          <table:table-cell office:value-type="string">
            <text:p>", alpha_2_code: "</text:p>
          </table:table-cell>
          <table:table-cell office:value-type="string">
            <text:p>SV</text:p>
          </table:table-cell>
          <table:table-cell office:value-type="string">
            <text:p>", alpha_3_code: "</text:p>
          </table:table-cell>
          <table:table-cell office:value-type="string">
            <text:p>SLV</text:p>
          </table:table-cell>
          <table:table-cell office:value-type="string">
            <text:p>", numeric_code: </text:p>
          </table:table-cell>
          <table:table-cell office:value-type="float" office:value="222">
            <text:p>22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8]);TRIM([.B68]);CLEAN([.C68]);CLEAN([.D68]);CLEAN([.E68]);CLEAN([.F68]);CLEAN([.G68]);CLEAN([.H68]);CLEAN([.I68]);CLEAN([.J68]);CLEAN([.K68]))" office:value-type="string" office:string-value="  {name: &quot;El Salvador&quot;, alpha_2_code: &quot;SV&quot;, alpha_3_code: &quot;SLV&quot;, numeric_code: 222, independent: true},">
            <text:p><text:s text:c="2"/>{name: "El Salvador", alpha_2_code: "SV", alpha_3_code: "SLV", numeric_code: 22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Equatorial Guinea</text:p>
          </table:table-cell>
          <table:table-cell office:value-type="string">
            <text:p>", alpha_2_code: "</text:p>
          </table:table-cell>
          <table:table-cell office:value-type="string">
            <text:p>GQ</text:p>
          </table:table-cell>
          <table:table-cell office:value-type="string">
            <text:p>", alpha_3_code: "</text:p>
          </table:table-cell>
          <table:table-cell office:value-type="string">
            <text:p>GNQ</text:p>
          </table:table-cell>
          <table:table-cell office:value-type="string">
            <text:p>", numeric_code: </text:p>
          </table:table-cell>
          <table:table-cell office:value-type="float" office:value="226">
            <text:p>22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69]);TRIM([.B69]);CLEAN([.C69]);CLEAN([.D69]);CLEAN([.E69]);CLEAN([.F69]);CLEAN([.G69]);CLEAN([.H69]);CLEAN([.I69]);CLEAN([.J69]);CLEAN([.K69]))" office:value-type="string" office:string-value="  {name: &quot;Equatorial Guinea&quot;, alpha_2_code: &quot;GQ&quot;, alpha_3_code: &quot;GNQ&quot;, numeric_code: 226, independent: true},">
            <text:p><text:s text:c="2"/>{name: "Equatorial Guinea", alpha_2_code: "GQ", alpha_3_code: "GNQ", numeric_code: 22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Eritrea</text:p>
          </table:table-cell>
          <table:table-cell office:value-type="string">
            <text:p>", alpha_2_code: "</text:p>
          </table:table-cell>
          <table:table-cell office:value-type="string">
            <text:p>ER</text:p>
          </table:table-cell>
          <table:table-cell office:value-type="string">
            <text:p>", alpha_3_code: "</text:p>
          </table:table-cell>
          <table:table-cell office:value-type="string">
            <text:p>ERI</text:p>
          </table:table-cell>
          <table:table-cell office:value-type="string">
            <text:p>", numeric_code: </text:p>
          </table:table-cell>
          <table:table-cell office:value-type="float" office:value="232">
            <text:p>23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70]);TRIM([.B70]);CLEAN([.C70]);CLEAN([.D70]);CLEAN([.E70]);CLEAN([.F70]);CLEAN([.G70]);CLEAN([.H70]);CLEAN([.I70]);CLEAN([.J70]);CLEAN([.K70]))" office:value-type="string" office:string-value="  {name: &quot;Eritrea&quot;, alpha_2_code: &quot;ER&quot;, alpha_3_code: &quot;ERI&quot;, numeric_code: 232, independent: true},">
            <text:p><text:s text:c="2"/>{name: "Eritrea", alpha_2_code: "ER", alpha_3_code: "ERI", numeric_code: 23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Estonia</text:p>
          </table:table-cell>
          <table:table-cell office:value-type="string">
            <text:p>", alpha_2_code: "</text:p>
          </table:table-cell>
          <table:table-cell office:value-type="string">
            <text:p>EE</text:p>
          </table:table-cell>
          <table:table-cell office:value-type="string">
            <text:p>", alpha_3_code: "</text:p>
          </table:table-cell>
          <table:table-cell office:value-type="string">
            <text:p>EST</text:p>
          </table:table-cell>
          <table:table-cell office:value-type="string">
            <text:p>", numeric_code: </text:p>
          </table:table-cell>
          <table:table-cell office:value-type="float" office:value="233">
            <text:p>233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71]);TRIM([.B71]);CLEAN([.C71]);CLEAN([.D71]);CLEAN([.E71]);CLEAN([.F71]);CLEAN([.G71]);CLEAN([.H71]);CLEAN([.I71]);CLEAN([.J71]);CLEAN([.K71]))" office:value-type="string" office:string-value="  {name: &quot;Estonia&quot;, alpha_2_code: &quot;EE&quot;, alpha_3_code: &quot;EST&quot;, numeric_code: 233, independent: true},">
            <text:p><text:s text:c="2"/>{name: "Estonia", alpha_2_code: "EE", alpha_3_code: "EST", numeric_code: 233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Ethiopia</text:p>
          </table:table-cell>
          <table:table-cell office:value-type="string">
            <text:p>", alpha_2_code: "</text:p>
          </table:table-cell>
          <table:table-cell office:value-type="string">
            <text:p>ET</text:p>
          </table:table-cell>
          <table:table-cell office:value-type="string">
            <text:p>", alpha_3_code: "</text:p>
          </table:table-cell>
          <table:table-cell office:value-type="string">
            <text:p>ETH</text:p>
          </table:table-cell>
          <table:table-cell office:value-type="string">
            <text:p>", numeric_code: </text:p>
          </table:table-cell>
          <table:table-cell office:value-type="float" office:value="231">
            <text:p>231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72]);TRIM([.B72]);CLEAN([.C72]);CLEAN([.D72]);CLEAN([.E72]);CLEAN([.F72]);CLEAN([.G72]);CLEAN([.H72]);CLEAN([.I72]);CLEAN([.J72]);CLEAN([.K72]))" office:value-type="string" office:string-value="  {name: &quot;Ethiopia&quot;, alpha_2_code: &quot;ET&quot;, alpha_3_code: &quot;ETH&quot;, numeric_code: 231, independent: true},">
            <text:p><text:s text:c="2"/>{name: "Ethiopia", alpha_2_code: "ET", alpha_3_code: "ETH", numeric_code: 231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alkland Islands (Malvinas)</text:p>
          </table:table-cell>
          <table:table-cell office:value-type="string">
            <text:p>", alpha_2_code: "</text:p>
          </table:table-cell>
          <table:table-cell office:value-type="string">
            <text:p>FK</text:p>
          </table:table-cell>
          <table:table-cell office:value-type="string">
            <text:p>", alpha_3_code: "</text:p>
          </table:table-cell>
          <table:table-cell office:value-type="string">
            <text:p>FLK</text:p>
          </table:table-cell>
          <table:table-cell office:value-type="string">
            <text:p>", numeric_code: </text:p>
          </table:table-cell>
          <table:table-cell office:value-type="float" office:value="238">
            <text:p>238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73]);TRIM([.B73]);CLEAN([.C73]);CLEAN([.D73]);CLEAN([.E73]);CLEAN([.F73]);CLEAN([.G73]);CLEAN([.H73]);CLEAN([.I73]);CLEAN([.J73]);CLEAN([.K73]))" office:value-type="string" office:string-value="  {name: &quot;Falkland Islands (Malvinas)&quot;, alpha_2_code: &quot;FK&quot;, alpha_3_code: &quot;FLK&quot;, numeric_code: 238, independent: false},">
            <text:p><text:s text:c="2"/>{name: "Falkland Islands (Malvinas)", alpha_2_code: "FK", alpha_3_code: "FLK", numeric_code: 238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aroe Islands</text:p>
          </table:table-cell>
          <table:table-cell office:value-type="string">
            <text:p>", alpha_2_code: "</text:p>
          </table:table-cell>
          <table:table-cell office:value-type="string">
            <text:p>FO</text:p>
          </table:table-cell>
          <table:table-cell office:value-type="string">
            <text:p>", alpha_3_code: "</text:p>
          </table:table-cell>
          <table:table-cell office:value-type="string">
            <text:p>FRO</text:p>
          </table:table-cell>
          <table:table-cell office:value-type="string">
            <text:p>", numeric_code: </text:p>
          </table:table-cell>
          <table:table-cell office:value-type="float" office:value="234">
            <text:p>23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74]);TRIM([.B74]);CLEAN([.C74]);CLEAN([.D74]);CLEAN([.E74]);CLEAN([.F74]);CLEAN([.G74]);CLEAN([.H74]);CLEAN([.I74]);CLEAN([.J74]);CLEAN([.K74]))" office:value-type="string" office:string-value="  {name: &quot;Faroe Islands&quot;, alpha_2_code: &quot;FO&quot;, alpha_3_code: &quot;FRO&quot;, numeric_code: 234, independent: false},">
            <text:p><text:s text:c="2"/>{name: "Faroe Islands", alpha_2_code: "FO", alpha_3_code: "FRO", numeric_code: 23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iji</text:p>
          </table:table-cell>
          <table:table-cell office:value-type="string">
            <text:p>", alpha_2_code: "</text:p>
          </table:table-cell>
          <table:table-cell office:value-type="string">
            <text:p>FJ</text:p>
          </table:table-cell>
          <table:table-cell office:value-type="string">
            <text:p>", alpha_3_code: "</text:p>
          </table:table-cell>
          <table:table-cell office:value-type="string">
            <text:p>FJI</text:p>
          </table:table-cell>
          <table:table-cell office:value-type="string">
            <text:p>", numeric_code: </text:p>
          </table:table-cell>
          <table:table-cell office:value-type="float" office:value="242">
            <text:p>24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75]);TRIM([.B75]);CLEAN([.C75]);CLEAN([.D75]);CLEAN([.E75]);CLEAN([.F75]);CLEAN([.G75]);CLEAN([.H75]);CLEAN([.I75]);CLEAN([.J75]);CLEAN([.K75]))" office:value-type="string" office:string-value="  {name: &quot;Fiji&quot;, alpha_2_code: &quot;FJ&quot;, alpha_3_code: &quot;FJI&quot;, numeric_code: 242, independent: true},">
            <text:p><text:s text:c="2"/>{name: "Fiji", alpha_2_code: "FJ", alpha_3_code: "FJI", numeric_code: 24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inland</text:p>
          </table:table-cell>
          <table:table-cell office:value-type="string">
            <text:p>", alpha_2_code: "</text:p>
          </table:table-cell>
          <table:table-cell office:value-type="string">
            <text:p>FI</text:p>
          </table:table-cell>
          <table:table-cell office:value-type="string">
            <text:p>", alpha_3_code: "</text:p>
          </table:table-cell>
          <table:table-cell office:value-type="string">
            <text:p>FIN</text:p>
          </table:table-cell>
          <table:table-cell office:value-type="string">
            <text:p>", numeric_code: </text:p>
          </table:table-cell>
          <table:table-cell office:value-type="float" office:value="246">
            <text:p>24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76]);TRIM([.B76]);CLEAN([.C76]);CLEAN([.D76]);CLEAN([.E76]);CLEAN([.F76]);CLEAN([.G76]);CLEAN([.H76]);CLEAN([.I76]);CLEAN([.J76]);CLEAN([.K76]))" office:value-type="string" office:string-value="  {name: &quot;Finland&quot;, alpha_2_code: &quot;FI&quot;, alpha_3_code: &quot;FIN&quot;, numeric_code: 246, independent: true},">
            <text:p><text:s text:c="2"/>{name: "Finland", alpha_2_code: "FI", alpha_3_code: "FIN", numeric_code: 24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rance</text:p>
          </table:table-cell>
          <table:table-cell office:value-type="string">
            <text:p>", alpha_2_code: "</text:p>
          </table:table-cell>
          <table:table-cell office:value-type="string">
            <text:p>FR</text:p>
          </table:table-cell>
          <table:table-cell office:value-type="string">
            <text:p>", alpha_3_code: "</text:p>
          </table:table-cell>
          <table:table-cell office:value-type="string">
            <text:p>FRA</text:p>
          </table:table-cell>
          <table:table-cell office:value-type="string">
            <text:p>", numeric_code: </text:p>
          </table:table-cell>
          <table:table-cell office:value-type="float" office:value="250">
            <text:p>25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77]);TRIM([.B77]);CLEAN([.C77]);CLEAN([.D77]);CLEAN([.E77]);CLEAN([.F77]);CLEAN([.G77]);CLEAN([.H77]);CLEAN([.I77]);CLEAN([.J77]);CLEAN([.K77]))" office:value-type="string" office:string-value="  {name: &quot;France&quot;, alpha_2_code: &quot;FR&quot;, alpha_3_code: &quot;FRA&quot;, numeric_code: 250, independent: true},">
            <text:p><text:s text:c="2"/>{name: "France", alpha_2_code: "FR", alpha_3_code: "FRA", numeric_code: 25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rench Guiana</text:p>
          </table:table-cell>
          <table:table-cell office:value-type="string">
            <text:p>", alpha_2_code: "</text:p>
          </table:table-cell>
          <table:table-cell office:value-type="string">
            <text:p>GF</text:p>
          </table:table-cell>
          <table:table-cell office:value-type="string">
            <text:p>", alpha_3_code: "</text:p>
          </table:table-cell>
          <table:table-cell office:value-type="string">
            <text:p>GUF</text:p>
          </table:table-cell>
          <table:table-cell office:value-type="string">
            <text:p>", numeric_code: </text:p>
          </table:table-cell>
          <table:table-cell office:value-type="float" office:value="254">
            <text:p>25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78]);TRIM([.B78]);CLEAN([.C78]);CLEAN([.D78]);CLEAN([.E78]);CLEAN([.F78]);CLEAN([.G78]);CLEAN([.H78]);CLEAN([.I78]);CLEAN([.J78]);CLEAN([.K78]))" office:value-type="string" office:string-value="  {name: &quot;French Guiana&quot;, alpha_2_code: &quot;GF&quot;, alpha_3_code: &quot;GUF&quot;, numeric_code: 254, independent: false},">
            <text:p><text:s text:c="2"/>{name: "French Guiana", alpha_2_code: "GF", alpha_3_code: "GUF", numeric_code: 25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rench Polynesia</text:p>
          </table:table-cell>
          <table:table-cell office:value-type="string">
            <text:p>", alpha_2_code: "</text:p>
          </table:table-cell>
          <table:table-cell office:value-type="string">
            <text:p>PF</text:p>
          </table:table-cell>
          <table:table-cell office:value-type="string">
            <text:p>", alpha_3_code: "</text:p>
          </table:table-cell>
          <table:table-cell office:value-type="string">
            <text:p>PYF</text:p>
          </table:table-cell>
          <table:table-cell office:value-type="string">
            <text:p>", numeric_code: </text:p>
          </table:table-cell>
          <table:table-cell office:value-type="float" office:value="258">
            <text:p>258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79]);TRIM([.B79]);CLEAN([.C79]);CLEAN([.D79]);CLEAN([.E79]);CLEAN([.F79]);CLEAN([.G79]);CLEAN([.H79]);CLEAN([.I79]);CLEAN([.J79]);CLEAN([.K79]))" office:value-type="string" office:string-value="  {name: &quot;French Polynesia&quot;, alpha_2_code: &quot;PF&quot;, alpha_3_code: &quot;PYF&quot;, numeric_code: 258, independent: false},">
            <text:p><text:s text:c="2"/>{name: "French Polynesia", alpha_2_code: "PF", alpha_3_code: "PYF", numeric_code: 258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rench Southern Territories</text:p>
          </table:table-cell>
          <table:table-cell office:value-type="string">
            <text:p>", alpha_2_code: "</text:p>
          </table:table-cell>
          <table:table-cell office:value-type="string">
            <text:p>TF</text:p>
          </table:table-cell>
          <table:table-cell office:value-type="string">
            <text:p>", alpha_3_code: "</text:p>
          </table:table-cell>
          <table:table-cell office:value-type="string">
            <text:p>ATF</text:p>
          </table:table-cell>
          <table:table-cell office:value-type="string">
            <text:p>", numeric_code: </text:p>
          </table:table-cell>
          <table:table-cell office:value-type="float" office:value="260">
            <text:p>26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80]);TRIM([.B80]);CLEAN([.C80]);CLEAN([.D80]);CLEAN([.E80]);CLEAN([.F80]);CLEAN([.G80]);CLEAN([.H80]);CLEAN([.I80]);CLEAN([.J80]);CLEAN([.K80]))" office:value-type="string" office:string-value="  {name: &quot;French Southern Territories&quot;, alpha_2_code: &quot;TF&quot;, alpha_3_code: &quot;ATF&quot;, numeric_code: 260, independent: false},">
            <text:p><text:s text:c="2"/>{name: "French Southern Territories", alpha_2_code: "TF", alpha_3_code: "ATF", numeric_code: 26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abon</text:p>
          </table:table-cell>
          <table:table-cell office:value-type="string">
            <text:p>", alpha_2_code: "</text:p>
          </table:table-cell>
          <table:table-cell office:value-type="string">
            <text:p>GA</text:p>
          </table:table-cell>
          <table:table-cell office:value-type="string">
            <text:p>", alpha_3_code: "</text:p>
          </table:table-cell>
          <table:table-cell office:value-type="string">
            <text:p>GAB</text:p>
          </table:table-cell>
          <table:table-cell office:value-type="string">
            <text:p>", numeric_code: </text:p>
          </table:table-cell>
          <table:table-cell office:value-type="float" office:value="266">
            <text:p>26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81]);TRIM([.B81]);CLEAN([.C81]);CLEAN([.D81]);CLEAN([.E81]);CLEAN([.F81]);CLEAN([.G81]);CLEAN([.H81]);CLEAN([.I81]);CLEAN([.J81]);CLEAN([.K81]))" office:value-type="string" office:string-value="  {name: &quot;Gabon&quot;, alpha_2_code: &quot;GA&quot;, alpha_3_code: &quot;GAB&quot;, numeric_code: 266, independent: true},">
            <text:p><text:s text:c="2"/>{name: "Gabon", alpha_2_code: "GA", alpha_3_code: "GAB", numeric_code: 26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ambia</text:p>
          </table:table-cell>
          <table:table-cell office:value-type="string">
            <text:p>", alpha_2_code: "</text:p>
          </table:table-cell>
          <table:table-cell office:value-type="string">
            <text:p>GM</text:p>
          </table:table-cell>
          <table:table-cell office:value-type="string">
            <text:p>", alpha_3_code: "</text:p>
          </table:table-cell>
          <table:table-cell office:value-type="string">
            <text:p>GMB</text:p>
          </table:table-cell>
          <table:table-cell office:value-type="string">
            <text:p>", numeric_code: </text:p>
          </table:table-cell>
          <table:table-cell office:value-type="float" office:value="270">
            <text:p>27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82]);TRIM([.B82]);CLEAN([.C82]);CLEAN([.D82]);CLEAN([.E82]);CLEAN([.F82]);CLEAN([.G82]);CLEAN([.H82]);CLEAN([.I82]);CLEAN([.J82]);CLEAN([.K82]))" office:value-type="string" office:string-value="  {name: &quot;Gambia&quot;, alpha_2_code: &quot;GM&quot;, alpha_3_code: &quot;GMB&quot;, numeric_code: 270, independent: true},">
            <text:p><text:s text:c="2"/>{name: "Gambia", alpha_2_code: "GM", alpha_3_code: "GMB", numeric_code: 27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eorgia</text:p>
          </table:table-cell>
          <table:table-cell office:value-type="string">
            <text:p>", alpha_2_code: "</text:p>
          </table:table-cell>
          <table:table-cell office:value-type="string">
            <text:p>GE</text:p>
          </table:table-cell>
          <table:table-cell office:value-type="string">
            <text:p>", alpha_3_code: "</text:p>
          </table:table-cell>
          <table:table-cell office:value-type="string">
            <text:p>GEO</text:p>
          </table:table-cell>
          <table:table-cell office:value-type="string">
            <text:p>", numeric_code: </text:p>
          </table:table-cell>
          <table:table-cell office:value-type="float" office:value="268">
            <text:p>26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83]);TRIM([.B83]);CLEAN([.C83]);CLEAN([.D83]);CLEAN([.E83]);CLEAN([.F83]);CLEAN([.G83]);CLEAN([.H83]);CLEAN([.I83]);CLEAN([.J83]);CLEAN([.K83]))" office:value-type="string" office:string-value="  {name: &quot;Georgia&quot;, alpha_2_code: &quot;GE&quot;, alpha_3_code: &quot;GEO&quot;, numeric_code: 268, independent: true},">
            <text:p><text:s text:c="2"/>{name: "Georgia", alpha_2_code: "GE", alpha_3_code: "GEO", numeric_code: 26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ermany</text:p>
          </table:table-cell>
          <table:table-cell office:value-type="string">
            <text:p>", alpha_2_code: "</text:p>
          </table:table-cell>
          <table:table-cell office:value-type="string">
            <text:p>DE</text:p>
          </table:table-cell>
          <table:table-cell office:value-type="string">
            <text:p>", alpha_3_code: "</text:p>
          </table:table-cell>
          <table:table-cell office:value-type="string">
            <text:p>DEU</text:p>
          </table:table-cell>
          <table:table-cell office:value-type="string">
            <text:p>", numeric_code: </text:p>
          </table:table-cell>
          <table:table-cell office:value-type="float" office:value="276">
            <text:p>27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84]);TRIM([.B84]);CLEAN([.C84]);CLEAN([.D84]);CLEAN([.E84]);CLEAN([.F84]);CLEAN([.G84]);CLEAN([.H84]);CLEAN([.I84]);CLEAN([.J84]);CLEAN([.K84]))" office:value-type="string" office:string-value="  {name: &quot;Germany&quot;, alpha_2_code: &quot;DE&quot;, alpha_3_code: &quot;DEU&quot;, numeric_code: 276, independent: true},">
            <text:p><text:s text:c="2"/>{name: "Germany", alpha_2_code: "DE", alpha_3_code: "DEU", numeric_code: 27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hana</text:p>
          </table:table-cell>
          <table:table-cell office:value-type="string">
            <text:p>", alpha_2_code: "</text:p>
          </table:table-cell>
          <table:table-cell office:value-type="string">
            <text:p>GH</text:p>
          </table:table-cell>
          <table:table-cell office:value-type="string">
            <text:p>", alpha_3_code: "</text:p>
          </table:table-cell>
          <table:table-cell office:value-type="string">
            <text:p>GHA</text:p>
          </table:table-cell>
          <table:table-cell office:value-type="string">
            <text:p>", numeric_code: </text:p>
          </table:table-cell>
          <table:table-cell office:value-type="float" office:value="288">
            <text:p>28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85]);TRIM([.B85]);CLEAN([.C85]);CLEAN([.D85]);CLEAN([.E85]);CLEAN([.F85]);CLEAN([.G85]);CLEAN([.H85]);CLEAN([.I85]);CLEAN([.J85]);CLEAN([.K85]))" office:value-type="string" office:string-value="  {name: &quot;Ghana&quot;, alpha_2_code: &quot;GH&quot;, alpha_3_code: &quot;GHA&quot;, numeric_code: 288, independent: true},">
            <text:p><text:s text:c="2"/>{name: "Ghana", alpha_2_code: "GH", alpha_3_code: "GHA", numeric_code: 28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ibraltar</text:p>
          </table:table-cell>
          <table:table-cell office:value-type="string">
            <text:p>", alpha_2_code: "</text:p>
          </table:table-cell>
          <table:table-cell office:value-type="string">
            <text:p>GI</text:p>
          </table:table-cell>
          <table:table-cell office:value-type="string">
            <text:p>", alpha_3_code: "</text:p>
          </table:table-cell>
          <table:table-cell office:value-type="string">
            <text:p>GIB</text:p>
          </table:table-cell>
          <table:table-cell office:value-type="string">
            <text:p>", numeric_code: </text:p>
          </table:table-cell>
          <table:table-cell office:value-type="float" office:value="292">
            <text:p>29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86]);TRIM([.B86]);CLEAN([.C86]);CLEAN([.D86]);CLEAN([.E86]);CLEAN([.F86]);CLEAN([.G86]);CLEAN([.H86]);CLEAN([.I86]);CLEAN([.J86]);CLEAN([.K86]))" office:value-type="string" office:string-value="  {name: &quot;Gibraltar&quot;, alpha_2_code: &quot;GI&quot;, alpha_3_code: &quot;GIB&quot;, numeric_code: 292, independent: false},">
            <text:p><text:s text:c="2"/>{name: "Gibraltar", alpha_2_code: "GI", alpha_3_code: "GIB", numeric_code: 29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reece</text:p>
          </table:table-cell>
          <table:table-cell office:value-type="string">
            <text:p>", alpha_2_code: "</text:p>
          </table:table-cell>
          <table:table-cell office:value-type="string">
            <text:p>GR</text:p>
          </table:table-cell>
          <table:table-cell office:value-type="string">
            <text:p>", alpha_3_code: "</text:p>
          </table:table-cell>
          <table:table-cell office:value-type="string">
            <text:p>GRC</text:p>
          </table:table-cell>
          <table:table-cell office:value-type="string">
            <text:p>", numeric_code: </text:p>
          </table:table-cell>
          <table:table-cell office:value-type="float" office:value="300">
            <text:p>30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87]);TRIM([.B87]);CLEAN([.C87]);CLEAN([.D87]);CLEAN([.E87]);CLEAN([.F87]);CLEAN([.G87]);CLEAN([.H87]);CLEAN([.I87]);CLEAN([.J87]);CLEAN([.K87]))" office:value-type="string" office:string-value="  {name: &quot;Greece&quot;, alpha_2_code: &quot;GR&quot;, alpha_3_code: &quot;GRC&quot;, numeric_code: 300, independent: true},">
            <text:p><text:s text:c="2"/>{name: "Greece", alpha_2_code: "GR", alpha_3_code: "GRC", numeric_code: 30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reenland</text:p>
          </table:table-cell>
          <table:table-cell office:value-type="string">
            <text:p>", alpha_2_code: "</text:p>
          </table:table-cell>
          <table:table-cell office:value-type="string">
            <text:p>GL</text:p>
          </table:table-cell>
          <table:table-cell office:value-type="string">
            <text:p>", alpha_3_code: "</text:p>
          </table:table-cell>
          <table:table-cell office:value-type="string">
            <text:p>GRL</text:p>
          </table:table-cell>
          <table:table-cell office:value-type="string">
            <text:p>", numeric_code: </text:p>
          </table:table-cell>
          <table:table-cell office:value-type="float" office:value="304">
            <text:p>30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88]);TRIM([.B88]);CLEAN([.C88]);CLEAN([.D88]);CLEAN([.E88]);CLEAN([.F88]);CLEAN([.G88]);CLEAN([.H88]);CLEAN([.I88]);CLEAN([.J88]);CLEAN([.K88]))" office:value-type="string" office:string-value="  {name: &quot;Greenland&quot;, alpha_2_code: &quot;GL&quot;, alpha_3_code: &quot;GRL&quot;, numeric_code: 304, independent: false},">
            <text:p><text:s text:c="2"/>{name: "Greenland", alpha_2_code: "GL", alpha_3_code: "GRL", numeric_code: 30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renada</text:p>
          </table:table-cell>
          <table:table-cell office:value-type="string">
            <text:p>", alpha_2_code: "</text:p>
          </table:table-cell>
          <table:table-cell office:value-type="string">
            <text:p>GD</text:p>
          </table:table-cell>
          <table:table-cell office:value-type="string">
            <text:p>", alpha_3_code: "</text:p>
          </table:table-cell>
          <table:table-cell office:value-type="string">
            <text:p>GRD</text:p>
          </table:table-cell>
          <table:table-cell office:value-type="string">
            <text:p>", numeric_code: </text:p>
          </table:table-cell>
          <table:table-cell office:value-type="float" office:value="308">
            <text:p>30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89]);TRIM([.B89]);CLEAN([.C89]);CLEAN([.D89]);CLEAN([.E89]);CLEAN([.F89]);CLEAN([.G89]);CLEAN([.H89]);CLEAN([.I89]);CLEAN([.J89]);CLEAN([.K89]))" office:value-type="string" office:string-value="  {name: &quot;Grenada&quot;, alpha_2_code: &quot;GD&quot;, alpha_3_code: &quot;GRD&quot;, numeric_code: 308, independent: true},">
            <text:p><text:s text:c="2"/>{name: "Grenada", alpha_2_code: "GD", alpha_3_code: "GRD", numeric_code: 30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uadeloupe</text:p>
          </table:table-cell>
          <table:table-cell office:value-type="string">
            <text:p>", alpha_2_code: "</text:p>
          </table:table-cell>
          <table:table-cell office:value-type="string">
            <text:p>GP</text:p>
          </table:table-cell>
          <table:table-cell office:value-type="string">
            <text:p>", alpha_3_code: "</text:p>
          </table:table-cell>
          <table:table-cell office:value-type="string">
            <text:p>GLP</text:p>
          </table:table-cell>
          <table:table-cell office:value-type="string">
            <text:p>", numeric_code: </text:p>
          </table:table-cell>
          <table:table-cell office:value-type="float" office:value="312">
            <text:p>31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90]);TRIM([.B90]);CLEAN([.C90]);CLEAN([.D90]);CLEAN([.E90]);CLEAN([.F90]);CLEAN([.G90]);CLEAN([.H90]);CLEAN([.I90]);CLEAN([.J90]);CLEAN([.K90]))" office:value-type="string" office:string-value="  {name: &quot;Guadeloupe&quot;, alpha_2_code: &quot;GP&quot;, alpha_3_code: &quot;GLP&quot;, numeric_code: 312, independent: false},">
            <text:p><text:s text:c="2"/>{name: "Guadeloupe", alpha_2_code: "GP", alpha_3_code: "GLP", numeric_code: 31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uam</text:p>
          </table:table-cell>
          <table:table-cell office:value-type="string">
            <text:p>", alpha_2_code: "</text:p>
          </table:table-cell>
          <table:table-cell office:value-type="string">
            <text:p>GU</text:p>
          </table:table-cell>
          <table:table-cell office:value-type="string">
            <text:p>", alpha_3_code: "</text:p>
          </table:table-cell>
          <table:table-cell office:value-type="string">
            <text:p>GUM</text:p>
          </table:table-cell>
          <table:table-cell office:value-type="string">
            <text:p>", numeric_code: </text:p>
          </table:table-cell>
          <table:table-cell office:value-type="float" office:value="316">
            <text:p>31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91]);TRIM([.B91]);CLEAN([.C91]);CLEAN([.D91]);CLEAN([.E91]);CLEAN([.F91]);CLEAN([.G91]);CLEAN([.H91]);CLEAN([.I91]);CLEAN([.J91]);CLEAN([.K91]))" office:value-type="string" office:string-value="  {name: &quot;Guam&quot;, alpha_2_code: &quot;GU&quot;, alpha_3_code: &quot;GUM&quot;, numeric_code: 316, independent: false},">
            <text:p><text:s text:c="2"/>{name: "Guam", alpha_2_code: "GU", alpha_3_code: "GUM", numeric_code: 31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uatemala</text:p>
          </table:table-cell>
          <table:table-cell office:value-type="string">
            <text:p>", alpha_2_code: "</text:p>
          </table:table-cell>
          <table:table-cell office:value-type="string">
            <text:p>GT</text:p>
          </table:table-cell>
          <table:table-cell office:value-type="string">
            <text:p>", alpha_3_code: "</text:p>
          </table:table-cell>
          <table:table-cell office:value-type="string">
            <text:p>GTM</text:p>
          </table:table-cell>
          <table:table-cell office:value-type="string">
            <text:p>", numeric_code: </text:p>
          </table:table-cell>
          <table:table-cell office:value-type="float" office:value="320">
            <text:p>32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92]);TRIM([.B92]);CLEAN([.C92]);CLEAN([.D92]);CLEAN([.E92]);CLEAN([.F92]);CLEAN([.G92]);CLEAN([.H92]);CLEAN([.I92]);CLEAN([.J92]);CLEAN([.K92]))" office:value-type="string" office:string-value="  {name: &quot;Guatemala&quot;, alpha_2_code: &quot;GT&quot;, alpha_3_code: &quot;GTM&quot;, numeric_code: 320, independent: true},">
            <text:p><text:s text:c="2"/>{name: "Guatemala", alpha_2_code: "GT", alpha_3_code: "GTM", numeric_code: 32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uernsey</text:p>
          </table:table-cell>
          <table:table-cell office:value-type="string">
            <text:p>", alpha_2_code: "</text:p>
          </table:table-cell>
          <table:table-cell office:value-type="string">
            <text:p>GG</text:p>
          </table:table-cell>
          <table:table-cell office:value-type="string">
            <text:p>", alpha_3_code: "</text:p>
          </table:table-cell>
          <table:table-cell office:value-type="string">
            <text:p>GGY</text:p>
          </table:table-cell>
          <table:table-cell office:value-type="string">
            <text:p>", numeric_code: </text:p>
          </table:table-cell>
          <table:table-cell office:value-type="float" office:value="831">
            <text:p>831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93]);TRIM([.B93]);CLEAN([.C93]);CLEAN([.D93]);CLEAN([.E93]);CLEAN([.F93]);CLEAN([.G93]);CLEAN([.H93]);CLEAN([.I93]);CLEAN([.J93]);CLEAN([.K93]))" office:value-type="string" office:string-value="  {name: &quot;Guernsey&quot;, alpha_2_code: &quot;GG&quot;, alpha_3_code: &quot;GGY&quot;, numeric_code: 831, independent: false},">
            <text:p><text:s text:c="2"/>{name: "Guernsey", alpha_2_code: "GG", alpha_3_code: "GGY", numeric_code: 831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uinea</text:p>
          </table:table-cell>
          <table:table-cell office:value-type="string">
            <text:p>", alpha_2_code: "</text:p>
          </table:table-cell>
          <table:table-cell office:value-type="string">
            <text:p>GN</text:p>
          </table:table-cell>
          <table:table-cell office:value-type="string">
            <text:p>", alpha_3_code: "</text:p>
          </table:table-cell>
          <table:table-cell office:value-type="string">
            <text:p>GIN</text:p>
          </table:table-cell>
          <table:table-cell office:value-type="string">
            <text:p>", numeric_code: </text:p>
          </table:table-cell>
          <table:table-cell office:value-type="float" office:value="324">
            <text:p>32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94]);TRIM([.B94]);CLEAN([.C94]);CLEAN([.D94]);CLEAN([.E94]);CLEAN([.F94]);CLEAN([.G94]);CLEAN([.H94]);CLEAN([.I94]);CLEAN([.J94]);CLEAN([.K94]))" office:value-type="string" office:string-value="  {name: &quot;Guinea&quot;, alpha_2_code: &quot;GN&quot;, alpha_3_code: &quot;GIN&quot;, numeric_code: 324, independent: true},">
            <text:p><text:s text:c="2"/>{name: "Guinea", alpha_2_code: "GN", alpha_3_code: "GIN", numeric_code: 32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uinea-Bissau</text:p>
          </table:table-cell>
          <table:table-cell office:value-type="string">
            <text:p>", alpha_2_code: "</text:p>
          </table:table-cell>
          <table:table-cell office:value-type="string">
            <text:p>GW</text:p>
          </table:table-cell>
          <table:table-cell office:value-type="string">
            <text:p>", alpha_3_code: "</text:p>
          </table:table-cell>
          <table:table-cell office:value-type="string">
            <text:p>GNB</text:p>
          </table:table-cell>
          <table:table-cell office:value-type="string">
            <text:p>", numeric_code: </text:p>
          </table:table-cell>
          <table:table-cell office:value-type="float" office:value="624">
            <text:p>62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95]);TRIM([.B95]);CLEAN([.C95]);CLEAN([.D95]);CLEAN([.E95]);CLEAN([.F95]);CLEAN([.G95]);CLEAN([.H95]);CLEAN([.I95]);CLEAN([.J95]);CLEAN([.K95]))" office:value-type="string" office:string-value="  {name: &quot;Guinea-Bissau&quot;, alpha_2_code: &quot;GW&quot;, alpha_3_code: &quot;GNB&quot;, numeric_code: 624, independent: true},">
            <text:p><text:s text:c="2"/>{name: "Guinea-Bissau", alpha_2_code: "GW", alpha_3_code: "GNB", numeric_code: 62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Guyana</text:p>
          </table:table-cell>
          <table:table-cell office:value-type="string">
            <text:p>", alpha_2_code: "</text:p>
          </table:table-cell>
          <table:table-cell office:value-type="string">
            <text:p>GY</text:p>
          </table:table-cell>
          <table:table-cell office:value-type="string">
            <text:p>", alpha_3_code: "</text:p>
          </table:table-cell>
          <table:table-cell office:value-type="string">
            <text:p>GUY</text:p>
          </table:table-cell>
          <table:table-cell office:value-type="string">
            <text:p>", numeric_code: </text:p>
          </table:table-cell>
          <table:table-cell office:value-type="float" office:value="328">
            <text:p>32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96]);TRIM([.B96]);CLEAN([.C96]);CLEAN([.D96]);CLEAN([.E96]);CLEAN([.F96]);CLEAN([.G96]);CLEAN([.H96]);CLEAN([.I96]);CLEAN([.J96]);CLEAN([.K96]))" office:value-type="string" office:string-value="  {name: &quot;Guyana&quot;, alpha_2_code: &quot;GY&quot;, alpha_3_code: &quot;GUY&quot;, numeric_code: 328, independent: true},">
            <text:p><text:s text:c="2"/>{name: "Guyana", alpha_2_code: "GY", alpha_3_code: "GUY", numeric_code: 32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Haiti</text:p>
          </table:table-cell>
          <table:table-cell office:value-type="string">
            <text:p>", alpha_2_code: "</text:p>
          </table:table-cell>
          <table:table-cell office:value-type="string">
            <text:p>HT</text:p>
          </table:table-cell>
          <table:table-cell office:value-type="string">
            <text:p>", alpha_3_code: "</text:p>
          </table:table-cell>
          <table:table-cell office:value-type="string">
            <text:p>HTI</text:p>
          </table:table-cell>
          <table:table-cell office:value-type="string">
            <text:p>", numeric_code: </text:p>
          </table:table-cell>
          <table:table-cell office:value-type="float" office:value="332">
            <text:p>33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97]);TRIM([.B97]);CLEAN([.C97]);CLEAN([.D97]);CLEAN([.E97]);CLEAN([.F97]);CLEAN([.G97]);CLEAN([.H97]);CLEAN([.I97]);CLEAN([.J97]);CLEAN([.K97]))" office:value-type="string" office:string-value="  {name: &quot;Haiti&quot;, alpha_2_code: &quot;HT&quot;, alpha_3_code: &quot;HTI&quot;, numeric_code: 332, independent: true},">
            <text:p><text:s text:c="2"/>{name: "Haiti", alpha_2_code: "HT", alpha_3_code: "HTI", numeric_code: 33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Heard Island and McDonald Islands</text:p>
          </table:table-cell>
          <table:table-cell office:value-type="string">
            <text:p>", alpha_2_code: "</text:p>
          </table:table-cell>
          <table:table-cell office:value-type="string">
            <text:p>HM</text:p>
          </table:table-cell>
          <table:table-cell office:value-type="string">
            <text:p>", alpha_3_code: "</text:p>
          </table:table-cell>
          <table:table-cell office:value-type="string">
            <text:p>HMD</text:p>
          </table:table-cell>
          <table:table-cell office:value-type="string">
            <text:p>", numeric_code: </text:p>
          </table:table-cell>
          <table:table-cell office:value-type="float" office:value="334">
            <text:p>33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98]);TRIM([.B98]);CLEAN([.C98]);CLEAN([.D98]);CLEAN([.E98]);CLEAN([.F98]);CLEAN([.G98]);CLEAN([.H98]);CLEAN([.I98]);CLEAN([.J98]);CLEAN([.K98]))" office:value-type="string" office:string-value="  {name: &quot;Heard Island and McDonald Islands&quot;, alpha_2_code: &quot;HM&quot;, alpha_3_code: &quot;HMD&quot;, numeric_code: 334, independent: false},">
            <text:p><text:s text:c="2"/>{name: "Heard Island and McDonald Islands", alpha_2_code: "HM", alpha_3_code: "HMD", numeric_code: 33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Holy See</text:p>
          </table:table-cell>
          <table:table-cell office:value-type="string">
            <text:p>", alpha_2_code: "</text:p>
          </table:table-cell>
          <table:table-cell office:value-type="string">
            <text:p>VA</text:p>
          </table:table-cell>
          <table:table-cell office:value-type="string">
            <text:p>", alpha_3_code: "</text:p>
          </table:table-cell>
          <table:table-cell office:value-type="string">
            <text:p>VAT</text:p>
          </table:table-cell>
          <table:table-cell office:value-type="string">
            <text:p>", numeric_code: </text:p>
          </table:table-cell>
          <table:table-cell office:value-type="float" office:value="336">
            <text:p>33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99]);TRIM([.B99]);CLEAN([.C99]);CLEAN([.D99]);CLEAN([.E99]);CLEAN([.F99]);CLEAN([.G99]);CLEAN([.H99]);CLEAN([.I99]);CLEAN([.J99]);CLEAN([.K99]))" office:value-type="string" office:string-value="  {name: &quot;Holy See&quot;, alpha_2_code: &quot;VA&quot;, alpha_3_code: &quot;VAT&quot;, numeric_code: 336, independent: true},">
            <text:p><text:s text:c="2"/>{name: "Holy See", alpha_2_code: "VA", alpha_3_code: "VAT", numeric_code: 33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Honduras</text:p>
          </table:table-cell>
          <table:table-cell office:value-type="string">
            <text:p>", alpha_2_code: "</text:p>
          </table:table-cell>
          <table:table-cell office:value-type="string">
            <text:p>HN</text:p>
          </table:table-cell>
          <table:table-cell office:value-type="string">
            <text:p>", alpha_3_code: "</text:p>
          </table:table-cell>
          <table:table-cell office:value-type="string">
            <text:p>HND</text:p>
          </table:table-cell>
          <table:table-cell office:value-type="string">
            <text:p>", numeric_code: </text:p>
          </table:table-cell>
          <table:table-cell office:value-type="float" office:value="340">
            <text:p>34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00]);TRIM([.B100]);CLEAN([.C100]);CLEAN([.D100]);CLEAN([.E100]);CLEAN([.F100]);CLEAN([.G100]);CLEAN([.H100]);CLEAN([.I100]);CLEAN([.J100]);CLEAN([.K100]))" office:value-type="string" office:string-value="  {name: &quot;Honduras&quot;, alpha_2_code: &quot;HN&quot;, alpha_3_code: &quot;HND&quot;, numeric_code: 340, independent: true},">
            <text:p><text:s text:c="2"/>{name: "Honduras", alpha_2_code: "HN", alpha_3_code: "HND", numeric_code: 34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Hong Kong</text:p>
          </table:table-cell>
          <table:table-cell office:value-type="string">
            <text:p>", alpha_2_code: "</text:p>
          </table:table-cell>
          <table:table-cell office:value-type="string">
            <text:p>HK</text:p>
          </table:table-cell>
          <table:table-cell office:value-type="string">
            <text:p>", alpha_3_code: "</text:p>
          </table:table-cell>
          <table:table-cell office:value-type="string">
            <text:p>HKG</text:p>
          </table:table-cell>
          <table:table-cell office:value-type="string">
            <text:p>", numeric_code: </text:p>
          </table:table-cell>
          <table:table-cell office:value-type="float" office:value="344">
            <text:p>34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01]);TRIM([.B101]);CLEAN([.C101]);CLEAN([.D101]);CLEAN([.E101]);CLEAN([.F101]);CLEAN([.G101]);CLEAN([.H101]);CLEAN([.I101]);CLEAN([.J101]);CLEAN([.K101]))" office:value-type="string" office:string-value="  {name: &quot;Hong Kong&quot;, alpha_2_code: &quot;HK&quot;, alpha_3_code: &quot;HKG&quot;, numeric_code: 344, independent: false},">
            <text:p><text:s text:c="2"/>{name: "Hong Kong", alpha_2_code: "HK", alpha_3_code: "HKG", numeric_code: 34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Hungary</text:p>
          </table:table-cell>
          <table:table-cell office:value-type="string">
            <text:p>", alpha_2_code: "</text:p>
          </table:table-cell>
          <table:table-cell office:value-type="string">
            <text:p>HU</text:p>
          </table:table-cell>
          <table:table-cell office:value-type="string">
            <text:p>", alpha_3_code: "</text:p>
          </table:table-cell>
          <table:table-cell office:value-type="string">
            <text:p>HUN</text:p>
          </table:table-cell>
          <table:table-cell office:value-type="string">
            <text:p>", numeric_code: </text:p>
          </table:table-cell>
          <table:table-cell office:value-type="float" office:value="348">
            <text:p>34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02]);TRIM([.B102]);CLEAN([.C102]);CLEAN([.D102]);CLEAN([.E102]);CLEAN([.F102]);CLEAN([.G102]);CLEAN([.H102]);CLEAN([.I102]);CLEAN([.J102]);CLEAN([.K102]))" office:value-type="string" office:string-value="  {name: &quot;Hungary&quot;, alpha_2_code: &quot;HU&quot;, alpha_3_code: &quot;HUN&quot;, numeric_code: 348, independent: true},">
            <text:p><text:s text:c="2"/>{name: "Hungary", alpha_2_code: "HU", alpha_3_code: "HUN", numeric_code: 34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celand</text:p>
          </table:table-cell>
          <table:table-cell office:value-type="string">
            <text:p>", alpha_2_code: "</text:p>
          </table:table-cell>
          <table:table-cell office:value-type="string">
            <text:p>IS</text:p>
          </table:table-cell>
          <table:table-cell office:value-type="string">
            <text:p>", alpha_3_code: "</text:p>
          </table:table-cell>
          <table:table-cell office:value-type="string">
            <text:p>ISL</text:p>
          </table:table-cell>
          <table:table-cell office:value-type="string">
            <text:p>", numeric_code: </text:p>
          </table:table-cell>
          <table:table-cell office:value-type="float" office:value="352">
            <text:p>35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03]);TRIM([.B103]);CLEAN([.C103]);CLEAN([.D103]);CLEAN([.E103]);CLEAN([.F103]);CLEAN([.G103]);CLEAN([.H103]);CLEAN([.I103]);CLEAN([.J103]);CLEAN([.K103]))" office:value-type="string" office:string-value="  {name: &quot;Iceland&quot;, alpha_2_code: &quot;IS&quot;, alpha_3_code: &quot;ISL&quot;, numeric_code: 352, independent: true},">
            <text:p><text:s text:c="2"/>{name: "Iceland", alpha_2_code: "IS", alpha_3_code: "ISL", numeric_code: 35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ndia</text:p>
          </table:table-cell>
          <table:table-cell office:value-type="string">
            <text:p>", alpha_2_code: "</text:p>
          </table:table-cell>
          <table:table-cell office:value-type="string">
            <text:p>IN</text:p>
          </table:table-cell>
          <table:table-cell office:value-type="string">
            <text:p>", alpha_3_code: "</text:p>
          </table:table-cell>
          <table:table-cell office:value-type="string">
            <text:p>IND</text:p>
          </table:table-cell>
          <table:table-cell office:value-type="string">
            <text:p>", numeric_code: </text:p>
          </table:table-cell>
          <table:table-cell office:value-type="float" office:value="356">
            <text:p>35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04]);TRIM([.B104]);CLEAN([.C104]);CLEAN([.D104]);CLEAN([.E104]);CLEAN([.F104]);CLEAN([.G104]);CLEAN([.H104]);CLEAN([.I104]);CLEAN([.J104]);CLEAN([.K104]))" office:value-type="string" office:string-value="  {name: &quot;India&quot;, alpha_2_code: &quot;IN&quot;, alpha_3_code: &quot;IND&quot;, numeric_code: 356, independent: true},">
            <text:p><text:s text:c="2"/>{name: "India", alpha_2_code: "IN", alpha_3_code: "IND", numeric_code: 35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ndonesia</text:p>
          </table:table-cell>
          <table:table-cell office:value-type="string">
            <text:p>", alpha_2_code: "</text:p>
          </table:table-cell>
          <table:table-cell office:value-type="string">
            <text:p>ID</text:p>
          </table:table-cell>
          <table:table-cell office:value-type="string">
            <text:p>", alpha_3_code: "</text:p>
          </table:table-cell>
          <table:table-cell office:value-type="string">
            <text:p>IDN</text:p>
          </table:table-cell>
          <table:table-cell office:value-type="string">
            <text:p>", numeric_code: </text:p>
          </table:table-cell>
          <table:table-cell office:value-type="float" office:value="360">
            <text:p>36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05]);TRIM([.B105]);CLEAN([.C105]);CLEAN([.D105]);CLEAN([.E105]);CLEAN([.F105]);CLEAN([.G105]);CLEAN([.H105]);CLEAN([.I105]);CLEAN([.J105]);CLEAN([.K105]))" office:value-type="string" office:string-value="  {name: &quot;Indonesia&quot;, alpha_2_code: &quot;ID&quot;, alpha_3_code: &quot;IDN&quot;, numeric_code: 360, independent: true},">
            <text:p><text:s text:c="2"/>{name: "Indonesia", alpha_2_code: "ID", alpha_3_code: "IDN", numeric_code: 36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ran (Islamic Republic of)</text:p>
          </table:table-cell>
          <table:table-cell office:value-type="string">
            <text:p>", alpha_2_code: "</text:p>
          </table:table-cell>
          <table:table-cell office:value-type="string">
            <text:p>IR</text:p>
          </table:table-cell>
          <table:table-cell office:value-type="string">
            <text:p>", alpha_3_code: "</text:p>
          </table:table-cell>
          <table:table-cell office:value-type="string">
            <text:p>IRN</text:p>
          </table:table-cell>
          <table:table-cell office:value-type="string">
            <text:p>", numeric_code: </text:p>
          </table:table-cell>
          <table:table-cell office:value-type="float" office:value="364">
            <text:p>36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06]);TRIM([.B106]);CLEAN([.C106]);CLEAN([.D106]);CLEAN([.E106]);CLEAN([.F106]);CLEAN([.G106]);CLEAN([.H106]);CLEAN([.I106]);CLEAN([.J106]);CLEAN([.K106]))" office:value-type="string" office:string-value="  {name: &quot;Iran (Islamic Republic of)&quot;, alpha_2_code: &quot;IR&quot;, alpha_3_code: &quot;IRN&quot;, numeric_code: 364, independent: true},">
            <text:p><text:s text:c="2"/>{name: "Iran (Islamic Republic of)", alpha_2_code: "IR", alpha_3_code: "IRN", numeric_code: 36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raq</text:p>
          </table:table-cell>
          <table:table-cell office:value-type="string">
            <text:p>", alpha_2_code: "</text:p>
          </table:table-cell>
          <table:table-cell office:value-type="string">
            <text:p>IQ</text:p>
          </table:table-cell>
          <table:table-cell office:value-type="string">
            <text:p>", alpha_3_code: "</text:p>
          </table:table-cell>
          <table:table-cell office:value-type="string">
            <text:p>IRQ</text:p>
          </table:table-cell>
          <table:table-cell office:value-type="string">
            <text:p>", numeric_code: </text:p>
          </table:table-cell>
          <table:table-cell office:value-type="float" office:value="368">
            <text:p>36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07]);TRIM([.B107]);CLEAN([.C107]);CLEAN([.D107]);CLEAN([.E107]);CLEAN([.F107]);CLEAN([.G107]);CLEAN([.H107]);CLEAN([.I107]);CLEAN([.J107]);CLEAN([.K107]))" office:value-type="string" office:string-value="  {name: &quot;Iraq&quot;, alpha_2_code: &quot;IQ&quot;, alpha_3_code: &quot;IRQ&quot;, numeric_code: 368, independent: true},">
            <text:p><text:s text:c="2"/>{name: "Iraq", alpha_2_code: "IQ", alpha_3_code: "IRQ", numeric_code: 36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reland</text:p>
          </table:table-cell>
          <table:table-cell office:value-type="string">
            <text:p>", alpha_2_code: "</text:p>
          </table:table-cell>
          <table:table-cell office:value-type="string">
            <text:p>IE</text:p>
          </table:table-cell>
          <table:table-cell office:value-type="string">
            <text:p>", alpha_3_code: "</text:p>
          </table:table-cell>
          <table:table-cell office:value-type="string">
            <text:p>IRL</text:p>
          </table:table-cell>
          <table:table-cell office:value-type="string">
            <text:p>", numeric_code: </text:p>
          </table:table-cell>
          <table:table-cell office:value-type="float" office:value="372">
            <text:p>37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08]);TRIM([.B108]);CLEAN([.C108]);CLEAN([.D108]);CLEAN([.E108]);CLEAN([.F108]);CLEAN([.G108]);CLEAN([.H108]);CLEAN([.I108]);CLEAN([.J108]);CLEAN([.K108]))" office:value-type="string" office:string-value="  {name: &quot;Ireland&quot;, alpha_2_code: &quot;IE&quot;, alpha_3_code: &quot;IRL&quot;, numeric_code: 372, independent: true},">
            <text:p><text:s text:c="2"/>{name: "Ireland", alpha_2_code: "IE", alpha_3_code: "IRL", numeric_code: 37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sle of Man</text:p>
          </table:table-cell>
          <table:table-cell office:value-type="string">
            <text:p>", alpha_2_code: "</text:p>
          </table:table-cell>
          <table:table-cell office:value-type="string">
            <text:p>IM</text:p>
          </table:table-cell>
          <table:table-cell office:value-type="string">
            <text:p>", alpha_3_code: "</text:p>
          </table:table-cell>
          <table:table-cell office:value-type="string">
            <text:p>IMN</text:p>
          </table:table-cell>
          <table:table-cell office:value-type="string">
            <text:p>", numeric_code: </text:p>
          </table:table-cell>
          <table:table-cell office:value-type="float" office:value="833">
            <text:p>833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09]);TRIM([.B109]);CLEAN([.C109]);CLEAN([.D109]);CLEAN([.E109]);CLEAN([.F109]);CLEAN([.G109]);CLEAN([.H109]);CLEAN([.I109]);CLEAN([.J109]);CLEAN([.K109]))" office:value-type="string" office:string-value="  {name: &quot;Isle of Man&quot;, alpha_2_code: &quot;IM&quot;, alpha_3_code: &quot;IMN&quot;, numeric_code: 833, independent: false},">
            <text:p><text:s text:c="2"/>{name: "Isle of Man", alpha_2_code: "IM", alpha_3_code: "IMN", numeric_code: 833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srael</text:p>
          </table:table-cell>
          <table:table-cell office:value-type="string">
            <text:p>", alpha_2_code: "</text:p>
          </table:table-cell>
          <table:table-cell office:value-type="string">
            <text:p>IL</text:p>
          </table:table-cell>
          <table:table-cell office:value-type="string">
            <text:p>", alpha_3_code: "</text:p>
          </table:table-cell>
          <table:table-cell office:value-type="string">
            <text:p>ISR</text:p>
          </table:table-cell>
          <table:table-cell office:value-type="string">
            <text:p>", numeric_code: </text:p>
          </table:table-cell>
          <table:table-cell office:value-type="float" office:value="376">
            <text:p>37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0]);TRIM([.B110]);CLEAN([.C110]);CLEAN([.D110]);CLEAN([.E110]);CLEAN([.F110]);CLEAN([.G110]);CLEAN([.H110]);CLEAN([.I110]);CLEAN([.J110]);CLEAN([.K110]))" office:value-type="string" office:string-value="  {name: &quot;Israel&quot;, alpha_2_code: &quot;IL&quot;, alpha_3_code: &quot;ISR&quot;, numeric_code: 376, independent: true},">
            <text:p><text:s text:c="2"/>{name: "Israel", alpha_2_code: "IL", alpha_3_code: "ISR", numeric_code: 37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Italy</text:p>
          </table:table-cell>
          <table:table-cell office:value-type="string">
            <text:p>", alpha_2_code: "</text:p>
          </table:table-cell>
          <table:table-cell office:value-type="string">
            <text:p>IT</text:p>
          </table:table-cell>
          <table:table-cell office:value-type="string">
            <text:p>", alpha_3_code: "</text:p>
          </table:table-cell>
          <table:table-cell office:value-type="string">
            <text:p>ITA</text:p>
          </table:table-cell>
          <table:table-cell office:value-type="string">
            <text:p>", numeric_code: </text:p>
          </table:table-cell>
          <table:table-cell office:value-type="float" office:value="380">
            <text:p>38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1]);TRIM([.B111]);CLEAN([.C111]);CLEAN([.D111]);CLEAN([.E111]);CLEAN([.F111]);CLEAN([.G111]);CLEAN([.H111]);CLEAN([.I111]);CLEAN([.J111]);CLEAN([.K111]))" office:value-type="string" office:string-value="  {name: &quot;Italy&quot;, alpha_2_code: &quot;IT&quot;, alpha_3_code: &quot;ITA&quot;, numeric_code: 380, independent: true},">
            <text:p><text:s text:c="2"/>{name: "Italy", alpha_2_code: "IT", alpha_3_code: "ITA", numeric_code: 38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Jamaica</text:p>
          </table:table-cell>
          <table:table-cell office:value-type="string">
            <text:p>", alpha_2_code: "</text:p>
          </table:table-cell>
          <table:table-cell office:value-type="string">
            <text:p>JM</text:p>
          </table:table-cell>
          <table:table-cell office:value-type="string">
            <text:p>", alpha_3_code: "</text:p>
          </table:table-cell>
          <table:table-cell office:value-type="string">
            <text:p>JAM</text:p>
          </table:table-cell>
          <table:table-cell office:value-type="string">
            <text:p>", numeric_code: </text:p>
          </table:table-cell>
          <table:table-cell office:value-type="float" office:value="388">
            <text:p>38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2]);TRIM([.B112]);CLEAN([.C112]);CLEAN([.D112]);CLEAN([.E112]);CLEAN([.F112]);CLEAN([.G112]);CLEAN([.H112]);CLEAN([.I112]);CLEAN([.J112]);CLEAN([.K112]))" office:value-type="string" office:string-value="  {name: &quot;Jamaica&quot;, alpha_2_code: &quot;JM&quot;, alpha_3_code: &quot;JAM&quot;, numeric_code: 388, independent: true},">
            <text:p><text:s text:c="2"/>{name: "Jamaica", alpha_2_code: "JM", alpha_3_code: "JAM", numeric_code: 38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Japan</text:p>
          </table:table-cell>
          <table:table-cell office:value-type="string">
            <text:p>", alpha_2_code: "</text:p>
          </table:table-cell>
          <table:table-cell office:value-type="string">
            <text:p>JP</text:p>
          </table:table-cell>
          <table:table-cell office:value-type="string">
            <text:p>", alpha_3_code: "</text:p>
          </table:table-cell>
          <table:table-cell office:value-type="string">
            <text:p>JPN</text:p>
          </table:table-cell>
          <table:table-cell office:value-type="string">
            <text:p>", numeric_code: </text:p>
          </table:table-cell>
          <table:table-cell office:value-type="float" office:value="392">
            <text:p>39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3]);TRIM([.B113]);CLEAN([.C113]);CLEAN([.D113]);CLEAN([.E113]);CLEAN([.F113]);CLEAN([.G113]);CLEAN([.H113]);CLEAN([.I113]);CLEAN([.J113]);CLEAN([.K113]))" office:value-type="string" office:string-value="  {name: &quot;Japan&quot;, alpha_2_code: &quot;JP&quot;, alpha_3_code: &quot;JPN&quot;, numeric_code: 392, independent: true},">
            <text:p><text:s text:c="2"/>{name: "Japan", alpha_2_code: "JP", alpha_3_code: "JPN", numeric_code: 39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Jersey</text:p>
          </table:table-cell>
          <table:table-cell office:value-type="string">
            <text:p>", alpha_2_code: "</text:p>
          </table:table-cell>
          <table:table-cell office:value-type="string">
            <text:p>JE</text:p>
          </table:table-cell>
          <table:table-cell office:value-type="string">
            <text:p>", alpha_3_code: "</text:p>
          </table:table-cell>
          <table:table-cell office:value-type="string">
            <text:p>JEY</text:p>
          </table:table-cell>
          <table:table-cell office:value-type="string">
            <text:p>", numeric_code: </text:p>
          </table:table-cell>
          <table:table-cell office:value-type="float" office:value="832">
            <text:p>83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14]);TRIM([.B114]);CLEAN([.C114]);CLEAN([.D114]);CLEAN([.E114]);CLEAN([.F114]);CLEAN([.G114]);CLEAN([.H114]);CLEAN([.I114]);CLEAN([.J114]);CLEAN([.K114]))" office:value-type="string" office:string-value="  {name: &quot;Jersey&quot;, alpha_2_code: &quot;JE&quot;, alpha_3_code: &quot;JEY&quot;, numeric_code: 832, independent: false},">
            <text:p><text:s text:c="2"/>{name: "Jersey", alpha_2_code: "JE", alpha_3_code: "JEY", numeric_code: 83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Jordan</text:p>
          </table:table-cell>
          <table:table-cell office:value-type="string">
            <text:p>", alpha_2_code: "</text:p>
          </table:table-cell>
          <table:table-cell office:value-type="string">
            <text:p>JO</text:p>
          </table:table-cell>
          <table:table-cell office:value-type="string">
            <text:p>", alpha_3_code: "</text:p>
          </table:table-cell>
          <table:table-cell office:value-type="string">
            <text:p>JOR</text:p>
          </table:table-cell>
          <table:table-cell office:value-type="string">
            <text:p>", numeric_code: </text:p>
          </table:table-cell>
          <table:table-cell office:value-type="float" office:value="400">
            <text:p>40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5]);TRIM([.B115]);CLEAN([.C115]);CLEAN([.D115]);CLEAN([.E115]);CLEAN([.F115]);CLEAN([.G115]);CLEAN([.H115]);CLEAN([.I115]);CLEAN([.J115]);CLEAN([.K115]))" office:value-type="string" office:string-value="  {name: &quot;Jordan&quot;, alpha_2_code: &quot;JO&quot;, alpha_3_code: &quot;JOR&quot;, numeric_code: 400, independent: true},">
            <text:p><text:s text:c="2"/>{name: "Jordan", alpha_2_code: "JO", alpha_3_code: "JOR", numeric_code: 40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Kazakhstan</text:p>
          </table:table-cell>
          <table:table-cell office:value-type="string">
            <text:p>", alpha_2_code: "</text:p>
          </table:table-cell>
          <table:table-cell office:value-type="string">
            <text:p>KZ</text:p>
          </table:table-cell>
          <table:table-cell office:value-type="string">
            <text:p>", alpha_3_code: "</text:p>
          </table:table-cell>
          <table:table-cell office:value-type="string">
            <text:p>KAZ</text:p>
          </table:table-cell>
          <table:table-cell office:value-type="string">
            <text:p>", numeric_code: </text:p>
          </table:table-cell>
          <table:table-cell office:value-type="float" office:value="398">
            <text:p>39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6]);TRIM([.B116]);CLEAN([.C116]);CLEAN([.D116]);CLEAN([.E116]);CLEAN([.F116]);CLEAN([.G116]);CLEAN([.H116]);CLEAN([.I116]);CLEAN([.J116]);CLEAN([.K116]))" office:value-type="string" office:string-value="  {name: &quot;Kazakhstan&quot;, alpha_2_code: &quot;KZ&quot;, alpha_3_code: &quot;KAZ&quot;, numeric_code: 398, independent: true},">
            <text:p><text:s text:c="2"/>{name: "Kazakhstan", alpha_2_code: "KZ", alpha_3_code: "KAZ", numeric_code: 39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Kenya</text:p>
          </table:table-cell>
          <table:table-cell office:value-type="string">
            <text:p>", alpha_2_code: "</text:p>
          </table:table-cell>
          <table:table-cell office:value-type="string">
            <text:p>KE</text:p>
          </table:table-cell>
          <table:table-cell office:value-type="string">
            <text:p>", alpha_3_code: "</text:p>
          </table:table-cell>
          <table:table-cell office:value-type="string">
            <text:p>KEN</text:p>
          </table:table-cell>
          <table:table-cell office:value-type="string">
            <text:p>", numeric_code: </text:p>
          </table:table-cell>
          <table:table-cell office:value-type="float" office:value="404">
            <text:p>40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7]);TRIM([.B117]);CLEAN([.C117]);CLEAN([.D117]);CLEAN([.E117]);CLEAN([.F117]);CLEAN([.G117]);CLEAN([.H117]);CLEAN([.I117]);CLEAN([.J117]);CLEAN([.K117]))" office:value-type="string" office:string-value="  {name: &quot;Kenya&quot;, alpha_2_code: &quot;KE&quot;, alpha_3_code: &quot;KEN&quot;, numeric_code: 404, independent: true},">
            <text:p><text:s text:c="2"/>{name: "Kenya", alpha_2_code: "KE", alpha_3_code: "KEN", numeric_code: 40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Kiribati</text:p>
          </table:table-cell>
          <table:table-cell office:value-type="string">
            <text:p>", alpha_2_code: "</text:p>
          </table:table-cell>
          <table:table-cell office:value-type="string">
            <text:p>KI</text:p>
          </table:table-cell>
          <table:table-cell office:value-type="string">
            <text:p>", alpha_3_code: "</text:p>
          </table:table-cell>
          <table:table-cell office:value-type="string">
            <text:p>KIR</text:p>
          </table:table-cell>
          <table:table-cell office:value-type="string">
            <text:p>", numeric_code: </text:p>
          </table:table-cell>
          <table:table-cell office:value-type="float" office:value="296">
            <text:p>29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8]);TRIM([.B118]);CLEAN([.C118]);CLEAN([.D118]);CLEAN([.E118]);CLEAN([.F118]);CLEAN([.G118]);CLEAN([.H118]);CLEAN([.I118]);CLEAN([.J118]);CLEAN([.K118]))" office:value-type="string" office:string-value="  {name: &quot;Kiribati&quot;, alpha_2_code: &quot;KI&quot;, alpha_3_code: &quot;KIR&quot;, numeric_code: 296, independent: true},">
            <text:p><text:s text:c="2"/>{name: "Kiribati", alpha_2_code: "KI", alpha_3_code: "KIR", numeric_code: 29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Korea (Democratic People's Republic of)</text:p>
          </table:table-cell>
          <table:table-cell office:value-type="string">
            <text:p>", alpha_2_code: "</text:p>
          </table:table-cell>
          <table:table-cell office:value-type="string">
            <text:p>KP</text:p>
          </table:table-cell>
          <table:table-cell office:value-type="string">
            <text:p>", alpha_3_code: "</text:p>
          </table:table-cell>
          <table:table-cell office:value-type="string">
            <text:p>PRK</text:p>
          </table:table-cell>
          <table:table-cell office:value-type="string">
            <text:p>", numeric_code: </text:p>
          </table:table-cell>
          <table:table-cell office:value-type="float" office:value="408">
            <text:p>40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19]);TRIM([.B119]);CLEAN([.C119]);CLEAN([.D119]);CLEAN([.E119]);CLEAN([.F119]);CLEAN([.G119]);CLEAN([.H119]);CLEAN([.I119]);CLEAN([.J119]);CLEAN([.K119]))" office:value-type="string" office:string-value="  {name: &quot;Korea (Democratic People's Republic of)&quot;, alpha_2_code: &quot;KP&quot;, alpha_3_code: &quot;PRK&quot;, numeric_code: 408, independent: true},">
            <text:p><text:s text:c="2"/>{name: "Korea (Democratic People's Republic of)", alpha_2_code: "KP", alpha_3_code: "PRK", numeric_code: 40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Korea (Republic of)</text:p>
          </table:table-cell>
          <table:table-cell office:value-type="string">
            <text:p>", alpha_2_code: "</text:p>
          </table:table-cell>
          <table:table-cell office:value-type="string">
            <text:p>KR</text:p>
          </table:table-cell>
          <table:table-cell office:value-type="string">
            <text:p>", alpha_3_code: "</text:p>
          </table:table-cell>
          <table:table-cell office:value-type="string">
            <text:p>KOR</text:p>
          </table:table-cell>
          <table:table-cell office:value-type="string">
            <text:p>", numeric_code: </text:p>
          </table:table-cell>
          <table:table-cell office:value-type="float" office:value="410">
            <text:p>41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0]);TRIM([.B120]);CLEAN([.C120]);CLEAN([.D120]);CLEAN([.E120]);CLEAN([.F120]);CLEAN([.G120]);CLEAN([.H120]);CLEAN([.I120]);CLEAN([.J120]);CLEAN([.K120]))" office:value-type="string" office:string-value="  {name: &quot;Korea (Republic of)&quot;, alpha_2_code: &quot;KR&quot;, alpha_3_code: &quot;KOR&quot;, numeric_code: 410, independent: true},">
            <text:p><text:s text:c="2"/>{name: "Korea (Republic of)", alpha_2_code: "KR", alpha_3_code: "KOR", numeric_code: 41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Kuwait</text:p>
          </table:table-cell>
          <table:table-cell office:value-type="string">
            <text:p>", alpha_2_code: "</text:p>
          </table:table-cell>
          <table:table-cell office:value-type="string">
            <text:p>KW</text:p>
          </table:table-cell>
          <table:table-cell office:value-type="string">
            <text:p>", alpha_3_code: "</text:p>
          </table:table-cell>
          <table:table-cell office:value-type="string">
            <text:p>KWT</text:p>
          </table:table-cell>
          <table:table-cell office:value-type="string">
            <text:p>", numeric_code: </text:p>
          </table:table-cell>
          <table:table-cell office:value-type="float" office:value="414">
            <text:p>41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1]);TRIM([.B121]);CLEAN([.C121]);CLEAN([.D121]);CLEAN([.E121]);CLEAN([.F121]);CLEAN([.G121]);CLEAN([.H121]);CLEAN([.I121]);CLEAN([.J121]);CLEAN([.K121]))" office:value-type="string" office:string-value="  {name: &quot;Kuwait&quot;, alpha_2_code: &quot;KW&quot;, alpha_3_code: &quot;KWT&quot;, numeric_code: 414, independent: true},">
            <text:p><text:s text:c="2"/>{name: "Kuwait", alpha_2_code: "KW", alpha_3_code: "KWT", numeric_code: 41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Kyrgyzstan</text:p>
          </table:table-cell>
          <table:table-cell office:value-type="string">
            <text:p>", alpha_2_code: "</text:p>
          </table:table-cell>
          <table:table-cell office:value-type="string">
            <text:p>KG</text:p>
          </table:table-cell>
          <table:table-cell office:value-type="string">
            <text:p>", alpha_3_code: "</text:p>
          </table:table-cell>
          <table:table-cell office:value-type="string">
            <text:p>KGZ</text:p>
          </table:table-cell>
          <table:table-cell office:value-type="string">
            <text:p>", numeric_code: </text:p>
          </table:table-cell>
          <table:table-cell office:value-type="float" office:value="417">
            <text:p>417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2]);TRIM([.B122]);CLEAN([.C122]);CLEAN([.D122]);CLEAN([.E122]);CLEAN([.F122]);CLEAN([.G122]);CLEAN([.H122]);CLEAN([.I122]);CLEAN([.J122]);CLEAN([.K122]))" office:value-type="string" office:string-value="  {name: &quot;Kyrgyzstan&quot;, alpha_2_code: &quot;KG&quot;, alpha_3_code: &quot;KGZ&quot;, numeric_code: 417, independent: true},">
            <text:p><text:s text:c="2"/>{name: "Kyrgyzstan", alpha_2_code: "KG", alpha_3_code: "KGZ", numeric_code: 417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ao People's Democratic Republic</text:p>
          </table:table-cell>
          <table:table-cell office:value-type="string">
            <text:p>", alpha_2_code: "</text:p>
          </table:table-cell>
          <table:table-cell office:value-type="string">
            <text:p>LA</text:p>
          </table:table-cell>
          <table:table-cell office:value-type="string">
            <text:p>", alpha_3_code: "</text:p>
          </table:table-cell>
          <table:table-cell office:value-type="string">
            <text:p>LAO</text:p>
          </table:table-cell>
          <table:table-cell office:value-type="string">
            <text:p>", numeric_code: </text:p>
          </table:table-cell>
          <table:table-cell office:value-type="float" office:value="418">
            <text:p>41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3]);TRIM([.B123]);CLEAN([.C123]);CLEAN([.D123]);CLEAN([.E123]);CLEAN([.F123]);CLEAN([.G123]);CLEAN([.H123]);CLEAN([.I123]);CLEAN([.J123]);CLEAN([.K123]))" office:value-type="string" office:string-value="  {name: &quot;Lao People's Democratic Republic&quot;, alpha_2_code: &quot;LA&quot;, alpha_3_code: &quot;LAO&quot;, numeric_code: 418, independent: true},">
            <text:p><text:s text:c="2"/>{name: "Lao People's Democratic Republic", alpha_2_code: "LA", alpha_3_code: "LAO", numeric_code: 41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atvia</text:p>
          </table:table-cell>
          <table:table-cell office:value-type="string">
            <text:p>", alpha_2_code: "</text:p>
          </table:table-cell>
          <table:table-cell office:value-type="string">
            <text:p>LV</text:p>
          </table:table-cell>
          <table:table-cell office:value-type="string">
            <text:p>", alpha_3_code: "</text:p>
          </table:table-cell>
          <table:table-cell office:value-type="string">
            <text:p>LVA</text:p>
          </table:table-cell>
          <table:table-cell office:value-type="string">
            <text:p>", numeric_code: </text:p>
          </table:table-cell>
          <table:table-cell office:value-type="float" office:value="428">
            <text:p>42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4]);TRIM([.B124]);CLEAN([.C124]);CLEAN([.D124]);CLEAN([.E124]);CLEAN([.F124]);CLEAN([.G124]);CLEAN([.H124]);CLEAN([.I124]);CLEAN([.J124]);CLEAN([.K124]))" office:value-type="string" office:string-value="  {name: &quot;Latvia&quot;, alpha_2_code: &quot;LV&quot;, alpha_3_code: &quot;LVA&quot;, numeric_code: 428, independent: true},">
            <text:p><text:s text:c="2"/>{name: "Latvia", alpha_2_code: "LV", alpha_3_code: "LVA", numeric_code: 42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ebafalsen</text:p>
          </table:table-cell>
          <table:table-cell office:value-type="string">
            <text:p>", alpha_2_code: "</text:p>
          </table:table-cell>
          <table:table-cell office:value-type="string">
            <text:p>LB</text:p>
          </table:table-cell>
          <table:table-cell office:value-type="string">
            <text:p>", alpha_3_code: "</text:p>
          </table:table-cell>
          <table:table-cell office:value-type="string">
            <text:p>LBN</text:p>
          </table:table-cell>
          <table:table-cell office:value-type="string">
            <text:p>", numeric_code: </text:p>
          </table:table-cell>
          <table:table-cell office:value-type="float" office:value="422">
            <text:p>42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5]);TRIM([.B125]);CLEAN([.C125]);CLEAN([.D125]);CLEAN([.E125]);CLEAN([.F125]);CLEAN([.G125]);CLEAN([.H125]);CLEAN([.I125]);CLEAN([.J125]);CLEAN([.K125]))" office:value-type="string" office:string-value="  {name: &quot;Lebafalsen&quot;, alpha_2_code: &quot;LB&quot;, alpha_3_code: &quot;LBN&quot;, numeric_code: 422, independent: true},">
            <text:p><text:s text:c="2"/>{name: "Lebafalsen", alpha_2_code: "LB", alpha_3_code: "LBN", numeric_code: 42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esotho</text:p>
          </table:table-cell>
          <table:table-cell office:value-type="string">
            <text:p>", alpha_2_code: "</text:p>
          </table:table-cell>
          <table:table-cell office:value-type="string">
            <text:p>LS</text:p>
          </table:table-cell>
          <table:table-cell office:value-type="string">
            <text:p>", alpha_3_code: "</text:p>
          </table:table-cell>
          <table:table-cell office:value-type="string">
            <text:p>LSO</text:p>
          </table:table-cell>
          <table:table-cell office:value-type="string">
            <text:p>", numeric_code: </text:p>
          </table:table-cell>
          <table:table-cell office:value-type="float" office:value="426">
            <text:p>42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6]);TRIM([.B126]);CLEAN([.C126]);CLEAN([.D126]);CLEAN([.E126]);CLEAN([.F126]);CLEAN([.G126]);CLEAN([.H126]);CLEAN([.I126]);CLEAN([.J126]);CLEAN([.K126]))" office:value-type="string" office:string-value="  {name: &quot;Lesotho&quot;, alpha_2_code: &quot;LS&quot;, alpha_3_code: &quot;LSO&quot;, numeric_code: 426, independent: true},">
            <text:p><text:s text:c="2"/>{name: "Lesotho", alpha_2_code: "LS", alpha_3_code: "LSO", numeric_code: 42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iberia</text:p>
          </table:table-cell>
          <table:table-cell office:value-type="string">
            <text:p>", alpha_2_code: "</text:p>
          </table:table-cell>
          <table:table-cell office:value-type="string">
            <text:p>LR</text:p>
          </table:table-cell>
          <table:table-cell office:value-type="string">
            <text:p>", alpha_3_code: "</text:p>
          </table:table-cell>
          <table:table-cell office:value-type="string">
            <text:p>LBR</text:p>
          </table:table-cell>
          <table:table-cell office:value-type="string">
            <text:p>", numeric_code: </text:p>
          </table:table-cell>
          <table:table-cell office:value-type="float" office:value="430">
            <text:p>43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7]);TRIM([.B127]);CLEAN([.C127]);CLEAN([.D127]);CLEAN([.E127]);CLEAN([.F127]);CLEAN([.G127]);CLEAN([.H127]);CLEAN([.I127]);CLEAN([.J127]);CLEAN([.K127]))" office:value-type="string" office:string-value="  {name: &quot;Liberia&quot;, alpha_2_code: &quot;LR&quot;, alpha_3_code: &quot;LBR&quot;, numeric_code: 430, independent: true},">
            <text:p><text:s text:c="2"/>{name: "Liberia", alpha_2_code: "LR", alpha_3_code: "LBR", numeric_code: 43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ibya</text:p>
          </table:table-cell>
          <table:table-cell office:value-type="string">
            <text:p>", alpha_2_code: "</text:p>
          </table:table-cell>
          <table:table-cell office:value-type="string">
            <text:p>LY</text:p>
          </table:table-cell>
          <table:table-cell office:value-type="string">
            <text:p>", alpha_3_code: "</text:p>
          </table:table-cell>
          <table:table-cell office:value-type="string">
            <text:p>LBY</text:p>
          </table:table-cell>
          <table:table-cell office:value-type="string">
            <text:p>", numeric_code: </text:p>
          </table:table-cell>
          <table:table-cell office:value-type="float" office:value="434">
            <text:p>43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8]);TRIM([.B128]);CLEAN([.C128]);CLEAN([.D128]);CLEAN([.E128]);CLEAN([.F128]);CLEAN([.G128]);CLEAN([.H128]);CLEAN([.I128]);CLEAN([.J128]);CLEAN([.K128]))" office:value-type="string" office:string-value="  {name: &quot;Libya&quot;, alpha_2_code: &quot;LY&quot;, alpha_3_code: &quot;LBY&quot;, numeric_code: 434, independent: true},">
            <text:p><text:s text:c="2"/>{name: "Libya", alpha_2_code: "LY", alpha_3_code: "LBY", numeric_code: 43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iechtenstein</text:p>
          </table:table-cell>
          <table:table-cell office:value-type="string">
            <text:p>", alpha_2_code: "</text:p>
          </table:table-cell>
          <table:table-cell office:value-type="string">
            <text:p>LI</text:p>
          </table:table-cell>
          <table:table-cell office:value-type="string">
            <text:p>", alpha_3_code: "</text:p>
          </table:table-cell>
          <table:table-cell office:value-type="string">
            <text:p>LIE</text:p>
          </table:table-cell>
          <table:table-cell office:value-type="string">
            <text:p>", numeric_code: </text:p>
          </table:table-cell>
          <table:table-cell office:value-type="float" office:value="438">
            <text:p>43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29]);TRIM([.B129]);CLEAN([.C129]);CLEAN([.D129]);CLEAN([.E129]);CLEAN([.F129]);CLEAN([.G129]);CLEAN([.H129]);CLEAN([.I129]);CLEAN([.J129]);CLEAN([.K129]))" office:value-type="string" office:string-value="  {name: &quot;Liechtenstein&quot;, alpha_2_code: &quot;LI&quot;, alpha_3_code: &quot;LIE&quot;, numeric_code: 438, independent: true},">
            <text:p><text:s text:c="2"/>{name: "Liechtenstein", alpha_2_code: "LI", alpha_3_code: "LIE", numeric_code: 43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ithuania</text:p>
          </table:table-cell>
          <table:table-cell office:value-type="string">
            <text:p>", alpha_2_code: "</text:p>
          </table:table-cell>
          <table:table-cell office:value-type="string">
            <text:p>LT</text:p>
          </table:table-cell>
          <table:table-cell office:value-type="string">
            <text:p>", alpha_3_code: "</text:p>
          </table:table-cell>
          <table:table-cell office:value-type="string">
            <text:p>LTU</text:p>
          </table:table-cell>
          <table:table-cell office:value-type="string">
            <text:p>", numeric_code: </text:p>
          </table:table-cell>
          <table:table-cell office:value-type="float" office:value="440">
            <text:p>44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0]);TRIM([.B130]);CLEAN([.C130]);CLEAN([.D130]);CLEAN([.E130]);CLEAN([.F130]);CLEAN([.G130]);CLEAN([.H130]);CLEAN([.I130]);CLEAN([.J130]);CLEAN([.K130]))" office:value-type="string" office:string-value="  {name: &quot;Lithuania&quot;, alpha_2_code: &quot;LT&quot;, alpha_3_code: &quot;LTU&quot;, numeric_code: 440, independent: true},">
            <text:p><text:s text:c="2"/>{name: "Lithuania", alpha_2_code: "LT", alpha_3_code: "LTU", numeric_code: 44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Luxembourg</text:p>
          </table:table-cell>
          <table:table-cell office:value-type="string">
            <text:p>", alpha_2_code: "</text:p>
          </table:table-cell>
          <table:table-cell office:value-type="string">
            <text:p>LU</text:p>
          </table:table-cell>
          <table:table-cell office:value-type="string">
            <text:p>", alpha_3_code: "</text:p>
          </table:table-cell>
          <table:table-cell office:value-type="string">
            <text:p>LUX</text:p>
          </table:table-cell>
          <table:table-cell office:value-type="string">
            <text:p>", numeric_code: </text:p>
          </table:table-cell>
          <table:table-cell office:value-type="float" office:value="442">
            <text:p>44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1]);TRIM([.B131]);CLEAN([.C131]);CLEAN([.D131]);CLEAN([.E131]);CLEAN([.F131]);CLEAN([.G131]);CLEAN([.H131]);CLEAN([.I131]);CLEAN([.J131]);CLEAN([.K131]))" office:value-type="string" office:string-value="  {name: &quot;Luxembourg&quot;, alpha_2_code: &quot;LU&quot;, alpha_3_code: &quot;LUX&quot;, numeric_code: 442, independent: true},">
            <text:p><text:s text:c="2"/>{name: "Luxembourg", alpha_2_code: "LU", alpha_3_code: "LUX", numeric_code: 44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cao</text:p>
          </table:table-cell>
          <table:table-cell office:value-type="string">
            <text:p>", alpha_2_code: "</text:p>
          </table:table-cell>
          <table:table-cell office:value-type="string">
            <text:p>MO</text:p>
          </table:table-cell>
          <table:table-cell office:value-type="string">
            <text:p>", alpha_3_code: "</text:p>
          </table:table-cell>
          <table:table-cell office:value-type="string">
            <text:p>MAC</text:p>
          </table:table-cell>
          <table:table-cell office:value-type="string">
            <text:p>", numeric_code: </text:p>
          </table:table-cell>
          <table:table-cell office:value-type="float" office:value="446">
            <text:p>44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32]);TRIM([.B132]);CLEAN([.C132]);CLEAN([.D132]);CLEAN([.E132]);CLEAN([.F132]);CLEAN([.G132]);CLEAN([.H132]);CLEAN([.I132]);CLEAN([.J132]);CLEAN([.K132]))" office:value-type="string" office:string-value="  {name: &quot;Macao&quot;, alpha_2_code: &quot;MO&quot;, alpha_3_code: &quot;MAC&quot;, numeric_code: 446, independent: false},">
            <text:p><text:s text:c="2"/>{name: "Macao", alpha_2_code: "MO", alpha_3_code: "MAC", numeric_code: 44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cedonia (the former Yugoslav Republic of)</text:p>
          </table:table-cell>
          <table:table-cell office:value-type="string">
            <text:p>", alpha_2_code: "</text:p>
          </table:table-cell>
          <table:table-cell office:value-type="string">
            <text:p>MK</text:p>
          </table:table-cell>
          <table:table-cell office:value-type="string">
            <text:p>", alpha_3_code: "</text:p>
          </table:table-cell>
          <table:table-cell office:value-type="string">
            <text:p>MKD</text:p>
          </table:table-cell>
          <table:table-cell office:value-type="string">
            <text:p>", numeric_code: </text:p>
          </table:table-cell>
          <table:table-cell office:value-type="float" office:value="807">
            <text:p>807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3]);TRIM([.B133]);CLEAN([.C133]);CLEAN([.D133]);CLEAN([.E133]);CLEAN([.F133]);CLEAN([.G133]);CLEAN([.H133]);CLEAN([.I133]);CLEAN([.J133]);CLEAN([.K133]))" office:value-type="string" office:string-value="  {name: &quot;Macedonia (the former Yugoslav Republic of)&quot;, alpha_2_code: &quot;MK&quot;, alpha_3_code: &quot;MKD&quot;, numeric_code: 807, independent: true},">
            <text:p><text:s text:c="2"/>{name: "Macedonia (the former Yugoslav Republic of)", alpha_2_code: "MK", alpha_3_code: "MKD", numeric_code: 807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dagascar</text:p>
          </table:table-cell>
          <table:table-cell office:value-type="string">
            <text:p>", alpha_2_code: "</text:p>
          </table:table-cell>
          <table:table-cell office:value-type="string">
            <text:p>MG</text:p>
          </table:table-cell>
          <table:table-cell office:value-type="string">
            <text:p>", alpha_3_code: "</text:p>
          </table:table-cell>
          <table:table-cell office:value-type="string">
            <text:p>MDG</text:p>
          </table:table-cell>
          <table:table-cell office:value-type="string">
            <text:p>", numeric_code: </text:p>
          </table:table-cell>
          <table:table-cell office:value-type="float" office:value="450">
            <text:p>45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4]);TRIM([.B134]);CLEAN([.C134]);CLEAN([.D134]);CLEAN([.E134]);CLEAN([.F134]);CLEAN([.G134]);CLEAN([.H134]);CLEAN([.I134]);CLEAN([.J134]);CLEAN([.K134]))" office:value-type="string" office:string-value="  {name: &quot;Madagascar&quot;, alpha_2_code: &quot;MG&quot;, alpha_3_code: &quot;MDG&quot;, numeric_code: 450, independent: true},">
            <text:p><text:s text:c="2"/>{name: "Madagascar", alpha_2_code: "MG", alpha_3_code: "MDG", numeric_code: 45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lawi</text:p>
          </table:table-cell>
          <table:table-cell office:value-type="string">
            <text:p>", alpha_2_code: "</text:p>
          </table:table-cell>
          <table:table-cell office:value-type="string">
            <text:p>MW</text:p>
          </table:table-cell>
          <table:table-cell office:value-type="string">
            <text:p>", alpha_3_code: "</text:p>
          </table:table-cell>
          <table:table-cell office:value-type="string">
            <text:p>MWI</text:p>
          </table:table-cell>
          <table:table-cell office:value-type="string">
            <text:p>", numeric_code: </text:p>
          </table:table-cell>
          <table:table-cell office:value-type="float" office:value="454">
            <text:p>45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5]);TRIM([.B135]);CLEAN([.C135]);CLEAN([.D135]);CLEAN([.E135]);CLEAN([.F135]);CLEAN([.G135]);CLEAN([.H135]);CLEAN([.I135]);CLEAN([.J135]);CLEAN([.K135]))" office:value-type="string" office:string-value="  {name: &quot;Malawi&quot;, alpha_2_code: &quot;MW&quot;, alpha_3_code: &quot;MWI&quot;, numeric_code: 454, independent: true},">
            <text:p><text:s text:c="2"/>{name: "Malawi", alpha_2_code: "MW", alpha_3_code: "MWI", numeric_code: 45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laysia</text:p>
          </table:table-cell>
          <table:table-cell office:value-type="string">
            <text:p>", alpha_2_code: "</text:p>
          </table:table-cell>
          <table:table-cell office:value-type="string">
            <text:p>MY</text:p>
          </table:table-cell>
          <table:table-cell office:value-type="string">
            <text:p>", alpha_3_code: "</text:p>
          </table:table-cell>
          <table:table-cell office:value-type="string">
            <text:p>MYS</text:p>
          </table:table-cell>
          <table:table-cell office:value-type="string">
            <text:p>", numeric_code: </text:p>
          </table:table-cell>
          <table:table-cell office:value-type="float" office:value="458">
            <text:p>45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6]);TRIM([.B136]);CLEAN([.C136]);CLEAN([.D136]);CLEAN([.E136]);CLEAN([.F136]);CLEAN([.G136]);CLEAN([.H136]);CLEAN([.I136]);CLEAN([.J136]);CLEAN([.K136]))" office:value-type="string" office:string-value="  {name: &quot;Malaysia&quot;, alpha_2_code: &quot;MY&quot;, alpha_3_code: &quot;MYS&quot;, numeric_code: 458, independent: true},">
            <text:p><text:s text:c="2"/>{name: "Malaysia", alpha_2_code: "MY", alpha_3_code: "MYS", numeric_code: 45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ldives</text:p>
          </table:table-cell>
          <table:table-cell office:value-type="string">
            <text:p>", alpha_2_code: "</text:p>
          </table:table-cell>
          <table:table-cell office:value-type="string">
            <text:p>MV</text:p>
          </table:table-cell>
          <table:table-cell office:value-type="string">
            <text:p>", alpha_3_code: "</text:p>
          </table:table-cell>
          <table:table-cell office:value-type="string">
            <text:p>MDV</text:p>
          </table:table-cell>
          <table:table-cell office:value-type="string">
            <text:p>", numeric_code: </text:p>
          </table:table-cell>
          <table:table-cell office:value-type="float" office:value="462">
            <text:p>46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7]);TRIM([.B137]);CLEAN([.C137]);CLEAN([.D137]);CLEAN([.E137]);CLEAN([.F137]);CLEAN([.G137]);CLEAN([.H137]);CLEAN([.I137]);CLEAN([.J137]);CLEAN([.K137]))" office:value-type="string" office:string-value="  {name: &quot;Maldives&quot;, alpha_2_code: &quot;MV&quot;, alpha_3_code: &quot;MDV&quot;, numeric_code: 462, independent: true},">
            <text:p><text:s text:c="2"/>{name: "Maldives", alpha_2_code: "MV", alpha_3_code: "MDV", numeric_code: 46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li</text:p>
          </table:table-cell>
          <table:table-cell office:value-type="string">
            <text:p>", alpha_2_code: "</text:p>
          </table:table-cell>
          <table:table-cell office:value-type="string">
            <text:p>ML</text:p>
          </table:table-cell>
          <table:table-cell office:value-type="string">
            <text:p>", alpha_3_code: "</text:p>
          </table:table-cell>
          <table:table-cell office:value-type="string">
            <text:p>MLI</text:p>
          </table:table-cell>
          <table:table-cell office:value-type="string">
            <text:p>", numeric_code: </text:p>
          </table:table-cell>
          <table:table-cell office:value-type="float" office:value="466">
            <text:p>46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8]);TRIM([.B138]);CLEAN([.C138]);CLEAN([.D138]);CLEAN([.E138]);CLEAN([.F138]);CLEAN([.G138]);CLEAN([.H138]);CLEAN([.I138]);CLEAN([.J138]);CLEAN([.K138]))" office:value-type="string" office:string-value="  {name: &quot;Mali&quot;, alpha_2_code: &quot;ML&quot;, alpha_3_code: &quot;MLI&quot;, numeric_code: 466, independent: true},">
            <text:p><text:s text:c="2"/>{name: "Mali", alpha_2_code: "ML", alpha_3_code: "MLI", numeric_code: 46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lta</text:p>
          </table:table-cell>
          <table:table-cell office:value-type="string">
            <text:p>", alpha_2_code: "</text:p>
          </table:table-cell>
          <table:table-cell office:value-type="string">
            <text:p>MT</text:p>
          </table:table-cell>
          <table:table-cell office:value-type="string">
            <text:p>", alpha_3_code: "</text:p>
          </table:table-cell>
          <table:table-cell office:value-type="string">
            <text:p>MLT</text:p>
          </table:table-cell>
          <table:table-cell office:value-type="string">
            <text:p>", numeric_code: </text:p>
          </table:table-cell>
          <table:table-cell office:value-type="float" office:value="470">
            <text:p>47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39]);TRIM([.B139]);CLEAN([.C139]);CLEAN([.D139]);CLEAN([.E139]);CLEAN([.F139]);CLEAN([.G139]);CLEAN([.H139]);CLEAN([.I139]);CLEAN([.J139]);CLEAN([.K139]))" office:value-type="string" office:string-value="  {name: &quot;Malta&quot;, alpha_2_code: &quot;MT&quot;, alpha_3_code: &quot;MLT&quot;, numeric_code: 470, independent: true},">
            <text:p><text:s text:c="2"/>{name: "Malta", alpha_2_code: "MT", alpha_3_code: "MLT", numeric_code: 47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rshall Islands</text:p>
          </table:table-cell>
          <table:table-cell office:value-type="string">
            <text:p>", alpha_2_code: "</text:p>
          </table:table-cell>
          <table:table-cell office:value-type="string">
            <text:p>MH</text:p>
          </table:table-cell>
          <table:table-cell office:value-type="string">
            <text:p>", alpha_3_code: "</text:p>
          </table:table-cell>
          <table:table-cell office:value-type="string">
            <text:p>MHL</text:p>
          </table:table-cell>
          <table:table-cell office:value-type="string">
            <text:p>", numeric_code: </text:p>
          </table:table-cell>
          <table:table-cell office:value-type="float" office:value="584">
            <text:p>58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40]);TRIM([.B140]);CLEAN([.C140]);CLEAN([.D140]);CLEAN([.E140]);CLEAN([.F140]);CLEAN([.G140]);CLEAN([.H140]);CLEAN([.I140]);CLEAN([.J140]);CLEAN([.K140]))" office:value-type="string" office:string-value="  {name: &quot;Marshall Islands&quot;, alpha_2_code: &quot;MH&quot;, alpha_3_code: &quot;MHL&quot;, numeric_code: 584, independent: true},">
            <text:p><text:s text:c="2"/>{name: "Marshall Islands", alpha_2_code: "MH", alpha_3_code: "MHL", numeric_code: 58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rtinique</text:p>
          </table:table-cell>
          <table:table-cell office:value-type="string">
            <text:p>", alpha_2_code: "</text:p>
          </table:table-cell>
          <table:table-cell office:value-type="string">
            <text:p>MQ</text:p>
          </table:table-cell>
          <table:table-cell office:value-type="string">
            <text:p>", alpha_3_code: "</text:p>
          </table:table-cell>
          <table:table-cell office:value-type="string">
            <text:p>MTQ</text:p>
          </table:table-cell>
          <table:table-cell office:value-type="string">
            <text:p>", numeric_code: </text:p>
          </table:table-cell>
          <table:table-cell office:value-type="float" office:value="474">
            <text:p>47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41]);TRIM([.B141]);CLEAN([.C141]);CLEAN([.D141]);CLEAN([.E141]);CLEAN([.F141]);CLEAN([.G141]);CLEAN([.H141]);CLEAN([.I141]);CLEAN([.J141]);CLEAN([.K141]))" office:value-type="string" office:string-value="  {name: &quot;Martinique&quot;, alpha_2_code: &quot;MQ&quot;, alpha_3_code: &quot;MTQ&quot;, numeric_code: 474, independent: false},">
            <text:p><text:s text:c="2"/>{name: "Martinique", alpha_2_code: "MQ", alpha_3_code: "MTQ", numeric_code: 47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uritania</text:p>
          </table:table-cell>
          <table:table-cell office:value-type="string">
            <text:p>", alpha_2_code: "</text:p>
          </table:table-cell>
          <table:table-cell office:value-type="string">
            <text:p>MR</text:p>
          </table:table-cell>
          <table:table-cell office:value-type="string">
            <text:p>", alpha_3_code: "</text:p>
          </table:table-cell>
          <table:table-cell office:value-type="string">
            <text:p>MRT</text:p>
          </table:table-cell>
          <table:table-cell office:value-type="string">
            <text:p>", numeric_code: </text:p>
          </table:table-cell>
          <table:table-cell office:value-type="float" office:value="478">
            <text:p>47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42]);TRIM([.B142]);CLEAN([.C142]);CLEAN([.D142]);CLEAN([.E142]);CLEAN([.F142]);CLEAN([.G142]);CLEAN([.H142]);CLEAN([.I142]);CLEAN([.J142]);CLEAN([.K142]))" office:value-type="string" office:string-value="  {name: &quot;Mauritania&quot;, alpha_2_code: &quot;MR&quot;, alpha_3_code: &quot;MRT&quot;, numeric_code: 478, independent: true},">
            <text:p><text:s text:c="2"/>{name: "Mauritania", alpha_2_code: "MR", alpha_3_code: "MRT", numeric_code: 47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uritius</text:p>
          </table:table-cell>
          <table:table-cell office:value-type="string">
            <text:p>", alpha_2_code: "</text:p>
          </table:table-cell>
          <table:table-cell office:value-type="string">
            <text:p>MU</text:p>
          </table:table-cell>
          <table:table-cell office:value-type="string">
            <text:p>", alpha_3_code: "</text:p>
          </table:table-cell>
          <table:table-cell office:value-type="string">
            <text:p>MUS</text:p>
          </table:table-cell>
          <table:table-cell office:value-type="string">
            <text:p>", numeric_code: </text:p>
          </table:table-cell>
          <table:table-cell office:value-type="float" office:value="480">
            <text:p>48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43]);TRIM([.B143]);CLEAN([.C143]);CLEAN([.D143]);CLEAN([.E143]);CLEAN([.F143]);CLEAN([.G143]);CLEAN([.H143]);CLEAN([.I143]);CLEAN([.J143]);CLEAN([.K143]))" office:value-type="string" office:string-value="  {name: &quot;Mauritius&quot;, alpha_2_code: &quot;MU&quot;, alpha_3_code: &quot;MUS&quot;, numeric_code: 480, independent: true},">
            <text:p><text:s text:c="2"/>{name: "Mauritius", alpha_2_code: "MU", alpha_3_code: "MUS", numeric_code: 48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ayotte</text:p>
          </table:table-cell>
          <table:table-cell office:value-type="string">
            <text:p>", alpha_2_code: "</text:p>
          </table:table-cell>
          <table:table-cell office:value-type="string">
            <text:p>YT</text:p>
          </table:table-cell>
          <table:table-cell office:value-type="string">
            <text:p>", alpha_3_code: "</text:p>
          </table:table-cell>
          <table:table-cell office:value-type="string">
            <text:p>MYT</text:p>
          </table:table-cell>
          <table:table-cell office:value-type="string">
            <text:p>", numeric_code: </text:p>
          </table:table-cell>
          <table:table-cell office:value-type="float" office:value="175">
            <text:p>175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44]);TRIM([.B144]);CLEAN([.C144]);CLEAN([.D144]);CLEAN([.E144]);CLEAN([.F144]);CLEAN([.G144]);CLEAN([.H144]);CLEAN([.I144]);CLEAN([.J144]);CLEAN([.K144]))" office:value-type="string" office:string-value="  {name: &quot;Mayotte&quot;, alpha_2_code: &quot;YT&quot;, alpha_3_code: &quot;MYT&quot;, numeric_code: 175, independent: false},">
            <text:p><text:s text:c="2"/>{name: "Mayotte", alpha_2_code: "YT", alpha_3_code: "MYT", numeric_code: 175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exico</text:p>
          </table:table-cell>
          <table:table-cell office:value-type="string">
            <text:p>", alpha_2_code: "</text:p>
          </table:table-cell>
          <table:table-cell office:value-type="string">
            <text:p>MX</text:p>
          </table:table-cell>
          <table:table-cell office:value-type="string">
            <text:p>", alpha_3_code: "</text:p>
          </table:table-cell>
          <table:table-cell office:value-type="string">
            <text:p>MEX</text:p>
          </table:table-cell>
          <table:table-cell office:value-type="string">
            <text:p>", numeric_code: </text:p>
          </table:table-cell>
          <table:table-cell office:value-type="float" office:value="484">
            <text:p>48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45]);TRIM([.B145]);CLEAN([.C145]);CLEAN([.D145]);CLEAN([.E145]);CLEAN([.F145]);CLEAN([.G145]);CLEAN([.H145]);CLEAN([.I145]);CLEAN([.J145]);CLEAN([.K145]))" office:value-type="string" office:string-value="  {name: &quot;Mexico&quot;, alpha_2_code: &quot;MX&quot;, alpha_3_code: &quot;MEX&quot;, numeric_code: 484, independent: true},">
            <text:p><text:s text:c="2"/>{name: "Mexico", alpha_2_code: "MX", alpha_3_code: "MEX", numeric_code: 48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icronesia (Federated States of)</text:p>
          </table:table-cell>
          <table:table-cell office:value-type="string">
            <text:p>", alpha_2_code: "</text:p>
          </table:table-cell>
          <table:table-cell office:value-type="string">
            <text:p>FM</text:p>
          </table:table-cell>
          <table:table-cell office:value-type="string">
            <text:p>", alpha_3_code: "</text:p>
          </table:table-cell>
          <table:table-cell office:value-type="string">
            <text:p>FSM</text:p>
          </table:table-cell>
          <table:table-cell office:value-type="string">
            <text:p>", numeric_code: </text:p>
          </table:table-cell>
          <table:table-cell office:value-type="float" office:value="583">
            <text:p>583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46]);TRIM([.B146]);CLEAN([.C146]);CLEAN([.D146]);CLEAN([.E146]);CLEAN([.F146]);CLEAN([.G146]);CLEAN([.H146]);CLEAN([.I146]);CLEAN([.J146]);CLEAN([.K146]))" office:value-type="string" office:string-value="  {name: &quot;Micronesia (Federated States of)&quot;, alpha_2_code: &quot;FM&quot;, alpha_3_code: &quot;FSM&quot;, numeric_code: 583, independent: true},">
            <text:p><text:s text:c="2"/>{name: "Micronesia (Federated States of)", alpha_2_code: "FM", alpha_3_code: "FSM", numeric_code: 583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oldova (Republic of)</text:p>
          </table:table-cell>
          <table:table-cell office:value-type="string">
            <text:p>", alpha_2_code: "</text:p>
          </table:table-cell>
          <table:table-cell office:value-type="string">
            <text:p>MD</text:p>
          </table:table-cell>
          <table:table-cell office:value-type="string">
            <text:p>", alpha_3_code: "</text:p>
          </table:table-cell>
          <table:table-cell office:value-type="string">
            <text:p>MDA</text:p>
          </table:table-cell>
          <table:table-cell office:value-type="string">
            <text:p>", numeric_code: </text:p>
          </table:table-cell>
          <table:table-cell office:value-type="float" office:value="498">
            <text:p>49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47]);TRIM([.B147]);CLEAN([.C147]);CLEAN([.D147]);CLEAN([.E147]);CLEAN([.F147]);CLEAN([.G147]);CLEAN([.H147]);CLEAN([.I147]);CLEAN([.J147]);CLEAN([.K147]))" office:value-type="string" office:string-value="  {name: &quot;Moldova (Republic of)&quot;, alpha_2_code: &quot;MD&quot;, alpha_3_code: &quot;MDA&quot;, numeric_code: 498, independent: true},">
            <text:p><text:s text:c="2"/>{name: "Moldova (Republic of)", alpha_2_code: "MD", alpha_3_code: "MDA", numeric_code: 49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onaco</text:p>
          </table:table-cell>
          <table:table-cell office:value-type="string">
            <text:p>", alpha_2_code: "</text:p>
          </table:table-cell>
          <table:table-cell office:value-type="string">
            <text:p>MC</text:p>
          </table:table-cell>
          <table:table-cell office:value-type="string">
            <text:p>", alpha_3_code: "</text:p>
          </table:table-cell>
          <table:table-cell office:value-type="string">
            <text:p>MCO</text:p>
          </table:table-cell>
          <table:table-cell office:value-type="string">
            <text:p>", numeric_code: </text:p>
          </table:table-cell>
          <table:table-cell office:value-type="float" office:value="492">
            <text:p>49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48]);TRIM([.B148]);CLEAN([.C148]);CLEAN([.D148]);CLEAN([.E148]);CLEAN([.F148]);CLEAN([.G148]);CLEAN([.H148]);CLEAN([.I148]);CLEAN([.J148]);CLEAN([.K148]))" office:value-type="string" office:string-value="  {name: &quot;Monaco&quot;, alpha_2_code: &quot;MC&quot;, alpha_3_code: &quot;MCO&quot;, numeric_code: 492, independent: true},">
            <text:p><text:s text:c="2"/>{name: "Monaco", alpha_2_code: "MC", alpha_3_code: "MCO", numeric_code: 49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ongolia</text:p>
          </table:table-cell>
          <table:table-cell office:value-type="string">
            <text:p>", alpha_2_code: "</text:p>
          </table:table-cell>
          <table:table-cell office:value-type="string">
            <text:p>MN</text:p>
          </table:table-cell>
          <table:table-cell office:value-type="string">
            <text:p>", alpha_3_code: "</text:p>
          </table:table-cell>
          <table:table-cell office:value-type="string">
            <text:p>MNG</text:p>
          </table:table-cell>
          <table:table-cell office:value-type="string">
            <text:p>", numeric_code: </text:p>
          </table:table-cell>
          <table:table-cell office:value-type="float" office:value="496">
            <text:p>49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49]);TRIM([.B149]);CLEAN([.C149]);CLEAN([.D149]);CLEAN([.E149]);CLEAN([.F149]);CLEAN([.G149]);CLEAN([.H149]);CLEAN([.I149]);CLEAN([.J149]);CLEAN([.K149]))" office:value-type="string" office:string-value="  {name: &quot;Mongolia&quot;, alpha_2_code: &quot;MN&quot;, alpha_3_code: &quot;MNG&quot;, numeric_code: 496, independent: true},">
            <text:p><text:s text:c="2"/>{name: "Mongolia", alpha_2_code: "MN", alpha_3_code: "MNG", numeric_code: 49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ontenegro</text:p>
          </table:table-cell>
          <table:table-cell office:value-type="string">
            <text:p>", alpha_2_code: "</text:p>
          </table:table-cell>
          <table:table-cell office:value-type="string">
            <text:p>ME</text:p>
          </table:table-cell>
          <table:table-cell office:value-type="string">
            <text:p>", alpha_3_code: "</text:p>
          </table:table-cell>
          <table:table-cell office:value-type="string">
            <text:p>MNE</text:p>
          </table:table-cell>
          <table:table-cell office:value-type="string">
            <text:p>", numeric_code: </text:p>
          </table:table-cell>
          <table:table-cell office:value-type="float" office:value="499">
            <text:p>499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0]);TRIM([.B150]);CLEAN([.C150]);CLEAN([.D150]);CLEAN([.E150]);CLEAN([.F150]);CLEAN([.G150]);CLEAN([.H150]);CLEAN([.I150]);CLEAN([.J150]);CLEAN([.K150]))" office:value-type="string" office:string-value="  {name: &quot;Montenegro&quot;, alpha_2_code: &quot;ME&quot;, alpha_3_code: &quot;MNE&quot;, numeric_code: 499, independent: true},">
            <text:p><text:s text:c="2"/>{name: "Montenegro", alpha_2_code: "ME", alpha_3_code: "MNE", numeric_code: 499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ontserrat</text:p>
          </table:table-cell>
          <table:table-cell office:value-type="string">
            <text:p>", alpha_2_code: "</text:p>
          </table:table-cell>
          <table:table-cell office:value-type="string">
            <text:p>MS</text:p>
          </table:table-cell>
          <table:table-cell office:value-type="string">
            <text:p>", alpha_3_code: "</text:p>
          </table:table-cell>
          <table:table-cell office:value-type="string">
            <text:p>MSR</text:p>
          </table:table-cell>
          <table:table-cell office:value-type="string">
            <text:p>", numeric_code: </text:p>
          </table:table-cell>
          <table:table-cell office:value-type="float" office:value="500">
            <text:p>50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51]);TRIM([.B151]);CLEAN([.C151]);CLEAN([.D151]);CLEAN([.E151]);CLEAN([.F151]);CLEAN([.G151]);CLEAN([.H151]);CLEAN([.I151]);CLEAN([.J151]);CLEAN([.K151]))" office:value-type="string" office:string-value="  {name: &quot;Montserrat&quot;, alpha_2_code: &quot;MS&quot;, alpha_3_code: &quot;MSR&quot;, numeric_code: 500, independent: false},">
            <text:p><text:s text:c="2"/>{name: "Montserrat", alpha_2_code: "MS", alpha_3_code: "MSR", numeric_code: 50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orocco</text:p>
          </table:table-cell>
          <table:table-cell office:value-type="string">
            <text:p>", alpha_2_code: "</text:p>
          </table:table-cell>
          <table:table-cell office:value-type="string">
            <text:p>MA</text:p>
          </table:table-cell>
          <table:table-cell office:value-type="string">
            <text:p>", alpha_3_code: "</text:p>
          </table:table-cell>
          <table:table-cell office:value-type="string">
            <text:p>MAR</text:p>
          </table:table-cell>
          <table:table-cell office:value-type="string">
            <text:p>", numeric_code: </text:p>
          </table:table-cell>
          <table:table-cell office:value-type="float" office:value="504">
            <text:p>50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2]);TRIM([.B152]);CLEAN([.C152]);CLEAN([.D152]);CLEAN([.E152]);CLEAN([.F152]);CLEAN([.G152]);CLEAN([.H152]);CLEAN([.I152]);CLEAN([.J152]);CLEAN([.K152]))" office:value-type="string" office:string-value="  {name: &quot;Morocco&quot;, alpha_2_code: &quot;MA&quot;, alpha_3_code: &quot;MAR&quot;, numeric_code: 504, independent: true},">
            <text:p><text:s text:c="2"/>{name: "Morocco", alpha_2_code: "MA", alpha_3_code: "MAR", numeric_code: 50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ozambique</text:p>
          </table:table-cell>
          <table:table-cell office:value-type="string">
            <text:p>", alpha_2_code: "</text:p>
          </table:table-cell>
          <table:table-cell office:value-type="string">
            <text:p>MZ</text:p>
          </table:table-cell>
          <table:table-cell office:value-type="string">
            <text:p>", alpha_3_code: "</text:p>
          </table:table-cell>
          <table:table-cell office:value-type="string">
            <text:p>MOZ</text:p>
          </table:table-cell>
          <table:table-cell office:value-type="string">
            <text:p>", numeric_code: </text:p>
          </table:table-cell>
          <table:table-cell office:value-type="float" office:value="508">
            <text:p>50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3]);TRIM([.B153]);CLEAN([.C153]);CLEAN([.D153]);CLEAN([.E153]);CLEAN([.F153]);CLEAN([.G153]);CLEAN([.H153]);CLEAN([.I153]);CLEAN([.J153]);CLEAN([.K153]))" office:value-type="string" office:string-value="  {name: &quot;Mozambique&quot;, alpha_2_code: &quot;MZ&quot;, alpha_3_code: &quot;MOZ&quot;, numeric_code: 508, independent: true},">
            <text:p><text:s text:c="2"/>{name: "Mozambique", alpha_2_code: "MZ", alpha_3_code: "MOZ", numeric_code: 50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Myanmar</text:p>
          </table:table-cell>
          <table:table-cell office:value-type="string">
            <text:p>", alpha_2_code: "</text:p>
          </table:table-cell>
          <table:table-cell office:value-type="string">
            <text:p>MM</text:p>
          </table:table-cell>
          <table:table-cell office:value-type="string">
            <text:p>", alpha_3_code: "</text:p>
          </table:table-cell>
          <table:table-cell office:value-type="string">
            <text:p>MMR</text:p>
          </table:table-cell>
          <table:table-cell office:value-type="string">
            <text:p>", numeric_code: </text:p>
          </table:table-cell>
          <table:table-cell office:value-type="float" office:value="104">
            <text:p>10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4]);TRIM([.B154]);CLEAN([.C154]);CLEAN([.D154]);CLEAN([.E154]);CLEAN([.F154]);CLEAN([.G154]);CLEAN([.H154]);CLEAN([.I154]);CLEAN([.J154]);CLEAN([.K154]))" office:value-type="string" office:string-value="  {name: &quot;Myanmar&quot;, alpha_2_code: &quot;MM&quot;, alpha_3_code: &quot;MMR&quot;, numeric_code: 104, independent: true},">
            <text:p><text:s text:c="2"/>{name: "Myanmar", alpha_2_code: "MM", alpha_3_code: "MMR", numeric_code: 10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amibia</text:p>
          </table:table-cell>
          <table:table-cell office:value-type="string">
            <text:p>", alpha_2_code: "</text:p>
          </table:table-cell>
          <table:table-cell office:value-type="string">
            <text:p>NA</text:p>
          </table:table-cell>
          <table:table-cell office:value-type="string">
            <text:p>", alpha_3_code: "</text:p>
          </table:table-cell>
          <table:table-cell office:value-type="string">
            <text:p>NAM</text:p>
          </table:table-cell>
          <table:table-cell office:value-type="string">
            <text:p>", numeric_code: </text:p>
          </table:table-cell>
          <table:table-cell office:value-type="float" office:value="516">
            <text:p>51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5]);TRIM([.B155]);CLEAN([.C155]);CLEAN([.D155]);CLEAN([.E155]);CLEAN([.F155]);CLEAN([.G155]);CLEAN([.H155]);CLEAN([.I155]);CLEAN([.J155]);CLEAN([.K155]))" office:value-type="string" office:string-value="  {name: &quot;Namibia&quot;, alpha_2_code: &quot;NA&quot;, alpha_3_code: &quot;NAM&quot;, numeric_code: 516, independent: true},">
            <text:p><text:s text:c="2"/>{name: "Namibia", alpha_2_code: "NA", alpha_3_code: "NAM", numeric_code: 51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auru</text:p>
          </table:table-cell>
          <table:table-cell office:value-type="string">
            <text:p>", alpha_2_code: "</text:p>
          </table:table-cell>
          <table:table-cell office:value-type="string">
            <text:p>NR</text:p>
          </table:table-cell>
          <table:table-cell office:value-type="string">
            <text:p>", alpha_3_code: "</text:p>
          </table:table-cell>
          <table:table-cell office:value-type="string">
            <text:p>NRU</text:p>
          </table:table-cell>
          <table:table-cell office:value-type="string">
            <text:p>", numeric_code: </text:p>
          </table:table-cell>
          <table:table-cell office:value-type="float" office:value="520">
            <text:p>52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6]);TRIM([.B156]);CLEAN([.C156]);CLEAN([.D156]);CLEAN([.E156]);CLEAN([.F156]);CLEAN([.G156]);CLEAN([.H156]);CLEAN([.I156]);CLEAN([.J156]);CLEAN([.K156]))" office:value-type="string" office:string-value="  {name: &quot;Nauru&quot;, alpha_2_code: &quot;NR&quot;, alpha_3_code: &quot;NRU&quot;, numeric_code: 520, independent: true},">
            <text:p><text:s text:c="2"/>{name: "Nauru", alpha_2_code: "NR", alpha_3_code: "NRU", numeric_code: 52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epal</text:p>
          </table:table-cell>
          <table:table-cell office:value-type="string">
            <text:p>", alpha_2_code: "</text:p>
          </table:table-cell>
          <table:table-cell office:value-type="string">
            <text:p>NP</text:p>
          </table:table-cell>
          <table:table-cell office:value-type="string">
            <text:p>", alpha_3_code: "</text:p>
          </table:table-cell>
          <table:table-cell office:value-type="string">
            <text:p>NPL</text:p>
          </table:table-cell>
          <table:table-cell office:value-type="string">
            <text:p>", numeric_code: </text:p>
          </table:table-cell>
          <table:table-cell office:value-type="float" office:value="524">
            <text:p>52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7]);TRIM([.B157]);CLEAN([.C157]);CLEAN([.D157]);CLEAN([.E157]);CLEAN([.F157]);CLEAN([.G157]);CLEAN([.H157]);CLEAN([.I157]);CLEAN([.J157]);CLEAN([.K157]))" office:value-type="string" office:string-value="  {name: &quot;Nepal&quot;, alpha_2_code: &quot;NP&quot;, alpha_3_code: &quot;NPL&quot;, numeric_code: 524, independent: true},">
            <text:p><text:s text:c="2"/>{name: "Nepal", alpha_2_code: "NP", alpha_3_code: "NPL", numeric_code: 52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etherlands</text:p>
          </table:table-cell>
          <table:table-cell office:value-type="string">
            <text:p>", alpha_2_code: "</text:p>
          </table:table-cell>
          <table:table-cell office:value-type="string">
            <text:p>NL</text:p>
          </table:table-cell>
          <table:table-cell office:value-type="string">
            <text:p>", alpha_3_code: "</text:p>
          </table:table-cell>
          <table:table-cell office:value-type="string">
            <text:p>NLD</text:p>
          </table:table-cell>
          <table:table-cell office:value-type="string">
            <text:p>", numeric_code: </text:p>
          </table:table-cell>
          <table:table-cell office:value-type="float" office:value="528">
            <text:p>52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58]);TRIM([.B158]);CLEAN([.C158]);CLEAN([.D158]);CLEAN([.E158]);CLEAN([.F158]);CLEAN([.G158]);CLEAN([.H158]);CLEAN([.I158]);CLEAN([.J158]);CLEAN([.K158]))" office:value-type="string" office:string-value="  {name: &quot;Netherlands&quot;, alpha_2_code: &quot;NL&quot;, alpha_3_code: &quot;NLD&quot;, numeric_code: 528, independent: true},">
            <text:p><text:s text:c="2"/>{name: "Netherlands", alpha_2_code: "NL", alpha_3_code: "NLD", numeric_code: 52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ew Caledonia</text:p>
          </table:table-cell>
          <table:table-cell office:value-type="string">
            <text:p>", alpha_2_code: "</text:p>
          </table:table-cell>
          <table:table-cell office:value-type="string">
            <text:p>NC</text:p>
          </table:table-cell>
          <table:table-cell office:value-type="string">
            <text:p>", alpha_3_code: "</text:p>
          </table:table-cell>
          <table:table-cell office:value-type="string">
            <text:p>NCL</text:p>
          </table:table-cell>
          <table:table-cell office:value-type="string">
            <text:p>", numeric_code: </text:p>
          </table:table-cell>
          <table:table-cell office:value-type="float" office:value="540">
            <text:p>54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59]);TRIM([.B159]);CLEAN([.C159]);CLEAN([.D159]);CLEAN([.E159]);CLEAN([.F159]);CLEAN([.G159]);CLEAN([.H159]);CLEAN([.I159]);CLEAN([.J159]);CLEAN([.K159]))" office:value-type="string" office:string-value="  {name: &quot;New Caledonia&quot;, alpha_2_code: &quot;NC&quot;, alpha_3_code: &quot;NCL&quot;, numeric_code: 540, independent: false},">
            <text:p><text:s text:c="2"/>{name: "New Caledonia", alpha_2_code: "NC", alpha_3_code: "NCL", numeric_code: 54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ew Zealand</text:p>
          </table:table-cell>
          <table:table-cell office:value-type="string">
            <text:p>", alpha_2_code: "</text:p>
          </table:table-cell>
          <table:table-cell office:value-type="string">
            <text:p>NZ</text:p>
          </table:table-cell>
          <table:table-cell office:value-type="string">
            <text:p>", alpha_3_code: "</text:p>
          </table:table-cell>
          <table:table-cell office:value-type="string">
            <text:p>NZL</text:p>
          </table:table-cell>
          <table:table-cell office:value-type="string">
            <text:p>", numeric_code: </text:p>
          </table:table-cell>
          <table:table-cell office:value-type="float" office:value="554">
            <text:p>55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60]);TRIM([.B160]);CLEAN([.C160]);CLEAN([.D160]);CLEAN([.E160]);CLEAN([.F160]);CLEAN([.G160]);CLEAN([.H160]);CLEAN([.I160]);CLEAN([.J160]);CLEAN([.K160]))" office:value-type="string" office:string-value="  {name: &quot;New Zealand&quot;, alpha_2_code: &quot;NZ&quot;, alpha_3_code: &quot;NZL&quot;, numeric_code: 554, independent: true},">
            <text:p><text:s text:c="2"/>{name: "New Zealand", alpha_2_code: "NZ", alpha_3_code: "NZL", numeric_code: 55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icaragua</text:p>
          </table:table-cell>
          <table:table-cell office:value-type="string">
            <text:p>", alpha_2_code: "</text:p>
          </table:table-cell>
          <table:table-cell office:value-type="string">
            <text:p>NI</text:p>
          </table:table-cell>
          <table:table-cell office:value-type="string">
            <text:p>", alpha_3_code: "</text:p>
          </table:table-cell>
          <table:table-cell office:value-type="string">
            <text:p>NIC</text:p>
          </table:table-cell>
          <table:table-cell office:value-type="string">
            <text:p>", numeric_code: </text:p>
          </table:table-cell>
          <table:table-cell office:value-type="float" office:value="558">
            <text:p>55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61]);TRIM([.B161]);CLEAN([.C161]);CLEAN([.D161]);CLEAN([.E161]);CLEAN([.F161]);CLEAN([.G161]);CLEAN([.H161]);CLEAN([.I161]);CLEAN([.J161]);CLEAN([.K161]))" office:value-type="string" office:string-value="  {name: &quot;Nicaragua&quot;, alpha_2_code: &quot;NI&quot;, alpha_3_code: &quot;NIC&quot;, numeric_code: 558, independent: true},">
            <text:p><text:s text:c="2"/>{name: "Nicaragua", alpha_2_code: "NI", alpha_3_code: "NIC", numeric_code: 55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iger</text:p>
          </table:table-cell>
          <table:table-cell office:value-type="string">
            <text:p>", alpha_2_code: "</text:p>
          </table:table-cell>
          <table:table-cell office:value-type="string">
            <text:p>NE</text:p>
          </table:table-cell>
          <table:table-cell office:value-type="string">
            <text:p>", alpha_3_code: "</text:p>
          </table:table-cell>
          <table:table-cell office:value-type="string">
            <text:p>NER</text:p>
          </table:table-cell>
          <table:table-cell office:value-type="string">
            <text:p>", numeric_code: </text:p>
          </table:table-cell>
          <table:table-cell office:value-type="float" office:value="562">
            <text:p>56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62]);TRIM([.B162]);CLEAN([.C162]);CLEAN([.D162]);CLEAN([.E162]);CLEAN([.F162]);CLEAN([.G162]);CLEAN([.H162]);CLEAN([.I162]);CLEAN([.J162]);CLEAN([.K162]))" office:value-type="string" office:string-value="  {name: &quot;Niger&quot;, alpha_2_code: &quot;NE&quot;, alpha_3_code: &quot;NER&quot;, numeric_code: 562, independent: true},">
            <text:p><text:s text:c="2"/>{name: "Niger", alpha_2_code: "NE", alpha_3_code: "NER", numeric_code: 56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igeria</text:p>
          </table:table-cell>
          <table:table-cell office:value-type="string">
            <text:p>", alpha_2_code: "</text:p>
          </table:table-cell>
          <table:table-cell office:value-type="string">
            <text:p>NG</text:p>
          </table:table-cell>
          <table:table-cell office:value-type="string">
            <text:p>", alpha_3_code: "</text:p>
          </table:table-cell>
          <table:table-cell office:value-type="string">
            <text:p>NGA</text:p>
          </table:table-cell>
          <table:table-cell office:value-type="string">
            <text:p>", numeric_code: </text:p>
          </table:table-cell>
          <table:table-cell office:value-type="float" office:value="566">
            <text:p>56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63]);TRIM([.B163]);CLEAN([.C163]);CLEAN([.D163]);CLEAN([.E163]);CLEAN([.F163]);CLEAN([.G163]);CLEAN([.H163]);CLEAN([.I163]);CLEAN([.J163]);CLEAN([.K163]))" office:value-type="string" office:string-value="  {name: &quot;Nigeria&quot;, alpha_2_code: &quot;NG&quot;, alpha_3_code: &quot;NGA&quot;, numeric_code: 566, independent: true},">
            <text:p><text:s text:c="2"/>{name: "Nigeria", alpha_2_code: "NG", alpha_3_code: "NGA", numeric_code: 56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Niue</text:p>
          </table:table-cell>
          <table:table-cell office:value-type="string">
            <text:p>", alpha_2_code: "</text:p>
          </table:table-cell>
          <table:table-cell office:value-type="string">
            <text:p>NU</text:p>
          </table:table-cell>
          <table:table-cell office:value-type="string">
            <text:p>", alpha_3_code: "</text:p>
          </table:table-cell>
          <table:table-cell office:value-type="string">
            <text:p>NIU</text:p>
          </table:table-cell>
          <table:table-cell office:value-type="string">
            <text:p>", numeric_code: </text:p>
          </table:table-cell>
          <table:table-cell office:value-type="float" office:value="570">
            <text:p>57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64]);TRIM([.B164]);CLEAN([.C164]);CLEAN([.D164]);CLEAN([.E164]);CLEAN([.F164]);CLEAN([.G164]);CLEAN([.H164]);CLEAN([.I164]);CLEAN([.J164]);CLEAN([.K164]))" office:value-type="string" office:string-value="  {name: &quot;Niue&quot;, alpha_2_code: &quot;NU&quot;, alpha_3_code: &quot;NIU&quot;, numeric_code: 570, independent: false},">
            <text:p><text:s text:c="2"/>{name: "Niue", alpha_2_code: "NU", alpha_3_code: "NIU", numeric_code: 57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alserfolk Island</text:p>
          </table:table-cell>
          <table:table-cell office:value-type="string">
            <text:p>", alpha_2_code: "</text:p>
          </table:table-cell>
          <table:table-cell office:value-type="string">
            <text:p>NF</text:p>
          </table:table-cell>
          <table:table-cell office:value-type="string">
            <text:p>", alpha_3_code: "</text:p>
          </table:table-cell>
          <table:table-cell office:value-type="string">
            <text:p>NFK</text:p>
          </table:table-cell>
          <table:table-cell office:value-type="string">
            <text:p>", numeric_code: </text:p>
          </table:table-cell>
          <table:table-cell office:value-type="float" office:value="574">
            <text:p>57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65]);TRIM([.B165]);CLEAN([.C165]);CLEAN([.D165]);CLEAN([.E165]);CLEAN([.F165]);CLEAN([.G165]);CLEAN([.H165]);CLEAN([.I165]);CLEAN([.J165]);CLEAN([.K165]))" office:value-type="string" office:string-value="  {name: &quot;falserfolk Island&quot;, alpha_2_code: &quot;NF&quot;, alpha_3_code: &quot;NFK&quot;, numeric_code: 574, independent: false},">
            <text:p><text:s text:c="2"/>{name: "falserfolk Island", alpha_2_code: "NF", alpha_3_code: "NFK", numeric_code: 57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alserthern Mariana Islands</text:p>
          </table:table-cell>
          <table:table-cell office:value-type="string">
            <text:p>", alpha_2_code: "</text:p>
          </table:table-cell>
          <table:table-cell office:value-type="string">
            <text:p>MP</text:p>
          </table:table-cell>
          <table:table-cell office:value-type="string">
            <text:p>", alpha_3_code: "</text:p>
          </table:table-cell>
          <table:table-cell office:value-type="string">
            <text:p>MNP</text:p>
          </table:table-cell>
          <table:table-cell office:value-type="string">
            <text:p>", numeric_code: </text:p>
          </table:table-cell>
          <table:table-cell office:value-type="float" office:value="580">
            <text:p>58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66]);TRIM([.B166]);CLEAN([.C166]);CLEAN([.D166]);CLEAN([.E166]);CLEAN([.F166]);CLEAN([.G166]);CLEAN([.H166]);CLEAN([.I166]);CLEAN([.J166]);CLEAN([.K166]))" office:value-type="string" office:string-value="  {name: &quot;falserthern Mariana Islands&quot;, alpha_2_code: &quot;MP&quot;, alpha_3_code: &quot;MNP&quot;, numeric_code: 580, independent: false},">
            <text:p><text:s text:c="2"/>{name: "falserthern Mariana Islands", alpha_2_code: "MP", alpha_3_code: "MNP", numeric_code: 58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falserway</text:p>
          </table:table-cell>
          <table:table-cell office:value-type="string">
            <text:p>", alpha_2_code: "</text:p>
          </table:table-cell>
          <table:table-cell office:value-type="string">
            <text:p>false</text:p>
          </table:table-cell>
          <table:table-cell office:value-type="string">
            <text:p>", alpha_3_code: "</text:p>
          </table:table-cell>
          <table:table-cell office:value-type="string">
            <text:p>falseR</text:p>
          </table:table-cell>
          <table:table-cell office:value-type="string">
            <text:p>", numeric_code: </text:p>
          </table:table-cell>
          <table:table-cell office:value-type="float" office:value="578">
            <text:p>57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67]);TRIM([.B167]);CLEAN([.C167]);CLEAN([.D167]);CLEAN([.E167]);CLEAN([.F167]);CLEAN([.G167]);CLEAN([.H167]);CLEAN([.I167]);CLEAN([.J167]);CLEAN([.K167]))" office:value-type="string" office:string-value="  {name: &quot;falserway&quot;, alpha_2_code: &quot;false&quot;, alpha_3_code: &quot;falseR&quot;, numeric_code: 578, independent: true},">
            <text:p><text:s text:c="2"/>{name: "falserway", alpha_2_code: "false", alpha_3_code: "falseR", numeric_code: 57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Oman</text:p>
          </table:table-cell>
          <table:table-cell office:value-type="string">
            <text:p>", alpha_2_code: "</text:p>
          </table:table-cell>
          <table:table-cell office:value-type="string">
            <text:p>OM</text:p>
          </table:table-cell>
          <table:table-cell office:value-type="string">
            <text:p>", alpha_3_code: "</text:p>
          </table:table-cell>
          <table:table-cell office:value-type="string">
            <text:p>OMN</text:p>
          </table:table-cell>
          <table:table-cell office:value-type="string">
            <text:p>", numeric_code: </text:p>
          </table:table-cell>
          <table:table-cell office:value-type="float" office:value="512">
            <text:p>51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68]);TRIM([.B168]);CLEAN([.C168]);CLEAN([.D168]);CLEAN([.E168]);CLEAN([.F168]);CLEAN([.G168]);CLEAN([.H168]);CLEAN([.I168]);CLEAN([.J168]);CLEAN([.K168]))" office:value-type="string" office:string-value="  {name: &quot;Oman&quot;, alpha_2_code: &quot;OM&quot;, alpha_3_code: &quot;OMN&quot;, numeric_code: 512, independent: true},">
            <text:p><text:s text:c="2"/>{name: "Oman", alpha_2_code: "OM", alpha_3_code: "OMN", numeric_code: 51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akistan</text:p>
          </table:table-cell>
          <table:table-cell office:value-type="string">
            <text:p>", alpha_2_code: "</text:p>
          </table:table-cell>
          <table:table-cell office:value-type="string">
            <text:p>PK</text:p>
          </table:table-cell>
          <table:table-cell office:value-type="string">
            <text:p>", alpha_3_code: "</text:p>
          </table:table-cell>
          <table:table-cell office:value-type="string">
            <text:p>PAK</text:p>
          </table:table-cell>
          <table:table-cell office:value-type="string">
            <text:p>", numeric_code: </text:p>
          </table:table-cell>
          <table:table-cell office:value-type="float" office:value="586">
            <text:p>58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69]);TRIM([.B169]);CLEAN([.C169]);CLEAN([.D169]);CLEAN([.E169]);CLEAN([.F169]);CLEAN([.G169]);CLEAN([.H169]);CLEAN([.I169]);CLEAN([.J169]);CLEAN([.K169]))" office:value-type="string" office:string-value="  {name: &quot;Pakistan&quot;, alpha_2_code: &quot;PK&quot;, alpha_3_code: &quot;PAK&quot;, numeric_code: 586, independent: true},">
            <text:p><text:s text:c="2"/>{name: "Pakistan", alpha_2_code: "PK", alpha_3_code: "PAK", numeric_code: 58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alau</text:p>
          </table:table-cell>
          <table:table-cell office:value-type="string">
            <text:p>", alpha_2_code: "</text:p>
          </table:table-cell>
          <table:table-cell office:value-type="string">
            <text:p>PW</text:p>
          </table:table-cell>
          <table:table-cell office:value-type="string">
            <text:p>", alpha_3_code: "</text:p>
          </table:table-cell>
          <table:table-cell office:value-type="string">
            <text:p>PLW</text:p>
          </table:table-cell>
          <table:table-cell office:value-type="string">
            <text:p>", numeric_code: </text:p>
          </table:table-cell>
          <table:table-cell office:value-type="float" office:value="585">
            <text:p>585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0]);TRIM([.B170]);CLEAN([.C170]);CLEAN([.D170]);CLEAN([.E170]);CLEAN([.F170]);CLEAN([.G170]);CLEAN([.H170]);CLEAN([.I170]);CLEAN([.J170]);CLEAN([.K170]))" office:value-type="string" office:string-value="  {name: &quot;Palau&quot;, alpha_2_code: &quot;PW&quot;, alpha_3_code: &quot;PLW&quot;, numeric_code: 585, independent: true},">
            <text:p><text:s text:c="2"/>{name: "Palau", alpha_2_code: "PW", alpha_3_code: "PLW", numeric_code: 585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alestine, State of</text:p>
          </table:table-cell>
          <table:table-cell office:value-type="string">
            <text:p>", alpha_2_code: "</text:p>
          </table:table-cell>
          <table:table-cell office:value-type="string">
            <text:p>PS</text:p>
          </table:table-cell>
          <table:table-cell office:value-type="string">
            <text:p>", alpha_3_code: "</text:p>
          </table:table-cell>
          <table:table-cell office:value-type="string">
            <text:p>PSE</text:p>
          </table:table-cell>
          <table:table-cell office:value-type="string">
            <text:p>", numeric_code: </text:p>
          </table:table-cell>
          <table:table-cell office:value-type="float" office:value="275">
            <text:p>275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71]);TRIM([.B171]);CLEAN([.C171]);CLEAN([.D171]);CLEAN([.E171]);CLEAN([.F171]);CLEAN([.G171]);CLEAN([.H171]);CLEAN([.I171]);CLEAN([.J171]);CLEAN([.K171]))" office:value-type="string" office:string-value="  {name: &quot;Palestine, State of&quot;, alpha_2_code: &quot;PS&quot;, alpha_3_code: &quot;PSE&quot;, numeric_code: 275, independent: false},">
            <text:p><text:s text:c="2"/>{name: "Palestine, State of", alpha_2_code: "PS", alpha_3_code: "PSE", numeric_code: 275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anama</text:p>
          </table:table-cell>
          <table:table-cell office:value-type="string">
            <text:p>", alpha_2_code: "</text:p>
          </table:table-cell>
          <table:table-cell office:value-type="string">
            <text:p>PA</text:p>
          </table:table-cell>
          <table:table-cell office:value-type="string">
            <text:p>", alpha_3_code: "</text:p>
          </table:table-cell>
          <table:table-cell office:value-type="string">
            <text:p>PAN</text:p>
          </table:table-cell>
          <table:table-cell office:value-type="string">
            <text:p>", numeric_code: </text:p>
          </table:table-cell>
          <table:table-cell office:value-type="float" office:value="591">
            <text:p>591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2]);TRIM([.B172]);CLEAN([.C172]);CLEAN([.D172]);CLEAN([.E172]);CLEAN([.F172]);CLEAN([.G172]);CLEAN([.H172]);CLEAN([.I172]);CLEAN([.J172]);CLEAN([.K172]))" office:value-type="string" office:string-value="  {name: &quot;Panama&quot;, alpha_2_code: &quot;PA&quot;, alpha_3_code: &quot;PAN&quot;, numeric_code: 591, independent: true},">
            <text:p><text:s text:c="2"/>{name: "Panama", alpha_2_code: "PA", alpha_3_code: "PAN", numeric_code: 591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apua New Guinea</text:p>
          </table:table-cell>
          <table:table-cell office:value-type="string">
            <text:p>", alpha_2_code: "</text:p>
          </table:table-cell>
          <table:table-cell office:value-type="string">
            <text:p>PG</text:p>
          </table:table-cell>
          <table:table-cell office:value-type="string">
            <text:p>", alpha_3_code: "</text:p>
          </table:table-cell>
          <table:table-cell office:value-type="string">
            <text:p>PNG</text:p>
          </table:table-cell>
          <table:table-cell office:value-type="string">
            <text:p>", numeric_code: </text:p>
          </table:table-cell>
          <table:table-cell office:value-type="float" office:value="598">
            <text:p>59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3]);TRIM([.B173]);CLEAN([.C173]);CLEAN([.D173]);CLEAN([.E173]);CLEAN([.F173]);CLEAN([.G173]);CLEAN([.H173]);CLEAN([.I173]);CLEAN([.J173]);CLEAN([.K173]))" office:value-type="string" office:string-value="  {name: &quot;Papua New Guinea&quot;, alpha_2_code: &quot;PG&quot;, alpha_3_code: &quot;PNG&quot;, numeric_code: 598, independent: true},">
            <text:p><text:s text:c="2"/>{name: "Papua New Guinea", alpha_2_code: "PG", alpha_3_code: "PNG", numeric_code: 59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araguay</text:p>
          </table:table-cell>
          <table:table-cell office:value-type="string">
            <text:p>", alpha_2_code: "</text:p>
          </table:table-cell>
          <table:table-cell office:value-type="string">
            <text:p>PY</text:p>
          </table:table-cell>
          <table:table-cell office:value-type="string">
            <text:p>", alpha_3_code: "</text:p>
          </table:table-cell>
          <table:table-cell office:value-type="string">
            <text:p>PRY</text:p>
          </table:table-cell>
          <table:table-cell office:value-type="string">
            <text:p>", numeric_code: </text:p>
          </table:table-cell>
          <table:table-cell office:value-type="float" office:value="600">
            <text:p>60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4]);TRIM([.B174]);CLEAN([.C174]);CLEAN([.D174]);CLEAN([.E174]);CLEAN([.F174]);CLEAN([.G174]);CLEAN([.H174]);CLEAN([.I174]);CLEAN([.J174]);CLEAN([.K174]))" office:value-type="string" office:string-value="  {name: &quot;Paraguay&quot;, alpha_2_code: &quot;PY&quot;, alpha_3_code: &quot;PRY&quot;, numeric_code: 600, independent: true},">
            <text:p><text:s text:c="2"/>{name: "Paraguay", alpha_2_code: "PY", alpha_3_code: "PRY", numeric_code: 60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eru</text:p>
          </table:table-cell>
          <table:table-cell office:value-type="string">
            <text:p>", alpha_2_code: "</text:p>
          </table:table-cell>
          <table:table-cell office:value-type="string">
            <text:p>PE</text:p>
          </table:table-cell>
          <table:table-cell office:value-type="string">
            <text:p>", alpha_3_code: "</text:p>
          </table:table-cell>
          <table:table-cell office:value-type="string">
            <text:p>PER</text:p>
          </table:table-cell>
          <table:table-cell office:value-type="string">
            <text:p>", numeric_code: </text:p>
          </table:table-cell>
          <table:table-cell office:value-type="float" office:value="604">
            <text:p>60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5]);TRIM([.B175]);CLEAN([.C175]);CLEAN([.D175]);CLEAN([.E175]);CLEAN([.F175]);CLEAN([.G175]);CLEAN([.H175]);CLEAN([.I175]);CLEAN([.J175]);CLEAN([.K175]))" office:value-type="string" office:string-value="  {name: &quot;Peru&quot;, alpha_2_code: &quot;PE&quot;, alpha_3_code: &quot;PER&quot;, numeric_code: 604, independent: true},">
            <text:p><text:s text:c="2"/>{name: "Peru", alpha_2_code: "PE", alpha_3_code: "PER", numeric_code: 60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hilippines</text:p>
          </table:table-cell>
          <table:table-cell office:value-type="string">
            <text:p>", alpha_2_code: "</text:p>
          </table:table-cell>
          <table:table-cell office:value-type="string">
            <text:p>PH</text:p>
          </table:table-cell>
          <table:table-cell office:value-type="string">
            <text:p>", alpha_3_code: "</text:p>
          </table:table-cell>
          <table:table-cell office:value-type="string">
            <text:p>PHL</text:p>
          </table:table-cell>
          <table:table-cell office:value-type="string">
            <text:p>", numeric_code: </text:p>
          </table:table-cell>
          <table:table-cell office:value-type="float" office:value="608">
            <text:p>60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6]);TRIM([.B176]);CLEAN([.C176]);CLEAN([.D176]);CLEAN([.E176]);CLEAN([.F176]);CLEAN([.G176]);CLEAN([.H176]);CLEAN([.I176]);CLEAN([.J176]);CLEAN([.K176]))" office:value-type="string" office:string-value="  {name: &quot;Philippines&quot;, alpha_2_code: &quot;PH&quot;, alpha_3_code: &quot;PHL&quot;, numeric_code: 608, independent: true},">
            <text:p><text:s text:c="2"/>{name: "Philippines", alpha_2_code: "PH", alpha_3_code: "PHL", numeric_code: 60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itcairn</text:p>
          </table:table-cell>
          <table:table-cell office:value-type="string">
            <text:p>", alpha_2_code: "</text:p>
          </table:table-cell>
          <table:table-cell office:value-type="string">
            <text:p>PN</text:p>
          </table:table-cell>
          <table:table-cell office:value-type="string">
            <text:p>", alpha_3_code: "</text:p>
          </table:table-cell>
          <table:table-cell office:value-type="string">
            <text:p>PCN</text:p>
          </table:table-cell>
          <table:table-cell office:value-type="string">
            <text:p>", numeric_code: </text:p>
          </table:table-cell>
          <table:table-cell office:value-type="float" office:value="612">
            <text:p>61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77]);TRIM([.B177]);CLEAN([.C177]);CLEAN([.D177]);CLEAN([.E177]);CLEAN([.F177]);CLEAN([.G177]);CLEAN([.H177]);CLEAN([.I177]);CLEAN([.J177]);CLEAN([.K177]))" office:value-type="string" office:string-value="  {name: &quot;Pitcairn&quot;, alpha_2_code: &quot;PN&quot;, alpha_3_code: &quot;PCN&quot;, numeric_code: 612, independent: false},">
            <text:p><text:s text:c="2"/>{name: "Pitcairn", alpha_2_code: "PN", alpha_3_code: "PCN", numeric_code: 61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oland</text:p>
          </table:table-cell>
          <table:table-cell office:value-type="string">
            <text:p>", alpha_2_code: "</text:p>
          </table:table-cell>
          <table:table-cell office:value-type="string">
            <text:p>PL</text:p>
          </table:table-cell>
          <table:table-cell office:value-type="string">
            <text:p>", alpha_3_code: "</text:p>
          </table:table-cell>
          <table:table-cell office:value-type="string">
            <text:p>POL</text:p>
          </table:table-cell>
          <table:table-cell office:value-type="string">
            <text:p>", numeric_code: </text:p>
          </table:table-cell>
          <table:table-cell office:value-type="float" office:value="616">
            <text:p>61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8]);TRIM([.B178]);CLEAN([.C178]);CLEAN([.D178]);CLEAN([.E178]);CLEAN([.F178]);CLEAN([.G178]);CLEAN([.H178]);CLEAN([.I178]);CLEAN([.J178]);CLEAN([.K178]))" office:value-type="string" office:string-value="  {name: &quot;Poland&quot;, alpha_2_code: &quot;PL&quot;, alpha_3_code: &quot;POL&quot;, numeric_code: 616, independent: true},">
            <text:p><text:s text:c="2"/>{name: "Poland", alpha_2_code: "PL", alpha_3_code: "POL", numeric_code: 61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ortugal</text:p>
          </table:table-cell>
          <table:table-cell office:value-type="string">
            <text:p>", alpha_2_code: "</text:p>
          </table:table-cell>
          <table:table-cell office:value-type="string">
            <text:p>PT</text:p>
          </table:table-cell>
          <table:table-cell office:value-type="string">
            <text:p>", alpha_3_code: "</text:p>
          </table:table-cell>
          <table:table-cell office:value-type="string">
            <text:p>PRT</text:p>
          </table:table-cell>
          <table:table-cell office:value-type="string">
            <text:p>", numeric_code: </text:p>
          </table:table-cell>
          <table:table-cell office:value-type="float" office:value="620">
            <text:p>62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79]);TRIM([.B179]);CLEAN([.C179]);CLEAN([.D179]);CLEAN([.E179]);CLEAN([.F179]);CLEAN([.G179]);CLEAN([.H179]);CLEAN([.I179]);CLEAN([.J179]);CLEAN([.K179]))" office:value-type="string" office:string-value="  {name: &quot;Portugal&quot;, alpha_2_code: &quot;PT&quot;, alpha_3_code: &quot;PRT&quot;, numeric_code: 620, independent: true},">
            <text:p><text:s text:c="2"/>{name: "Portugal", alpha_2_code: "PT", alpha_3_code: "PRT", numeric_code: 62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Puerto Rico</text:p>
          </table:table-cell>
          <table:table-cell office:value-type="string">
            <text:p>", alpha_2_code: "</text:p>
          </table:table-cell>
          <table:table-cell office:value-type="string">
            <text:p>PR</text:p>
          </table:table-cell>
          <table:table-cell office:value-type="string">
            <text:p>", alpha_3_code: "</text:p>
          </table:table-cell>
          <table:table-cell office:value-type="string">
            <text:p>PRI</text:p>
          </table:table-cell>
          <table:table-cell office:value-type="string">
            <text:p>", numeric_code: </text:p>
          </table:table-cell>
          <table:table-cell office:value-type="float" office:value="630">
            <text:p>63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80]);TRIM([.B180]);CLEAN([.C180]);CLEAN([.D180]);CLEAN([.E180]);CLEAN([.F180]);CLEAN([.G180]);CLEAN([.H180]);CLEAN([.I180]);CLEAN([.J180]);CLEAN([.K180]))" office:value-type="string" office:string-value="  {name: &quot;Puerto Rico&quot;, alpha_2_code: &quot;PR&quot;, alpha_3_code: &quot;PRI&quot;, numeric_code: 630, independent: false},">
            <text:p><text:s text:c="2"/>{name: "Puerto Rico", alpha_2_code: "PR", alpha_3_code: "PRI", numeric_code: 63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Qatar</text:p>
          </table:table-cell>
          <table:table-cell office:value-type="string">
            <text:p>", alpha_2_code: "</text:p>
          </table:table-cell>
          <table:table-cell office:value-type="string">
            <text:p>QA</text:p>
          </table:table-cell>
          <table:table-cell office:value-type="string">
            <text:p>", alpha_3_code: "</text:p>
          </table:table-cell>
          <table:table-cell office:value-type="string">
            <text:p>QAT</text:p>
          </table:table-cell>
          <table:table-cell office:value-type="string">
            <text:p>", numeric_code: </text:p>
          </table:table-cell>
          <table:table-cell office:value-type="float" office:value="634">
            <text:p>63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81]);TRIM([.B181]);CLEAN([.C181]);CLEAN([.D181]);CLEAN([.E181]);CLEAN([.F181]);CLEAN([.G181]);CLEAN([.H181]);CLEAN([.I181]);CLEAN([.J181]);CLEAN([.K181]))" office:value-type="string" office:string-value="  {name: &quot;Qatar&quot;, alpha_2_code: &quot;QA&quot;, alpha_3_code: &quot;QAT&quot;, numeric_code: 634, independent: true},">
            <text:p><text:s text:c="2"/>{name: "Qatar", alpha_2_code: "QA", alpha_3_code: "QAT", numeric_code: 63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Réunion</text:p>
          </table:table-cell>
          <table:table-cell office:value-type="string">
            <text:p>", alpha_2_code: "</text:p>
          </table:table-cell>
          <table:table-cell office:value-type="string">
            <text:p>RE</text:p>
          </table:table-cell>
          <table:table-cell office:value-type="string">
            <text:p>", alpha_3_code: "</text:p>
          </table:table-cell>
          <table:table-cell office:value-type="string">
            <text:p>REU</text:p>
          </table:table-cell>
          <table:table-cell office:value-type="string">
            <text:p>", numeric_code: </text:p>
          </table:table-cell>
          <table:table-cell office:value-type="float" office:value="638">
            <text:p>638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82]);TRIM([.B182]);CLEAN([.C182]);CLEAN([.D182]);CLEAN([.E182]);CLEAN([.F182]);CLEAN([.G182]);CLEAN([.H182]);CLEAN([.I182]);CLEAN([.J182]);CLEAN([.K182]))" office:value-type="string" office:string-value="  {name: &quot;Réunion&quot;, alpha_2_code: &quot;RE&quot;, alpha_3_code: &quot;REU&quot;, numeric_code: 638, independent: false},">
            <text:p><text:s text:c="2"/>{name: "Réunion", alpha_2_code: "RE", alpha_3_code: "REU", numeric_code: 638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Romania</text:p>
          </table:table-cell>
          <table:table-cell office:value-type="string">
            <text:p>", alpha_2_code: "</text:p>
          </table:table-cell>
          <table:table-cell office:value-type="string">
            <text:p>RO</text:p>
          </table:table-cell>
          <table:table-cell office:value-type="string">
            <text:p>", alpha_3_code: "</text:p>
          </table:table-cell>
          <table:table-cell office:value-type="string">
            <text:p>ROU</text:p>
          </table:table-cell>
          <table:table-cell office:value-type="string">
            <text:p>", numeric_code: </text:p>
          </table:table-cell>
          <table:table-cell office:value-type="float" office:value="642">
            <text:p>64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83]);TRIM([.B183]);CLEAN([.C183]);CLEAN([.D183]);CLEAN([.E183]);CLEAN([.F183]);CLEAN([.G183]);CLEAN([.H183]);CLEAN([.I183]);CLEAN([.J183]);CLEAN([.K183]))" office:value-type="string" office:string-value="  {name: &quot;Romania&quot;, alpha_2_code: &quot;RO&quot;, alpha_3_code: &quot;ROU&quot;, numeric_code: 642, independent: true},">
            <text:p><text:s text:c="2"/>{name: "Romania", alpha_2_code: "RO", alpha_3_code: "ROU", numeric_code: 64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Russian Federation</text:p>
          </table:table-cell>
          <table:table-cell office:value-type="string">
            <text:p>", alpha_2_code: "</text:p>
          </table:table-cell>
          <table:table-cell office:value-type="string">
            <text:p>RU</text:p>
          </table:table-cell>
          <table:table-cell office:value-type="string">
            <text:p>", alpha_3_code: "</text:p>
          </table:table-cell>
          <table:table-cell office:value-type="string">
            <text:p>RUS</text:p>
          </table:table-cell>
          <table:table-cell office:value-type="string">
            <text:p>", numeric_code: </text:p>
          </table:table-cell>
          <table:table-cell office:value-type="float" office:value="643">
            <text:p>643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84]);TRIM([.B184]);CLEAN([.C184]);CLEAN([.D184]);CLEAN([.E184]);CLEAN([.F184]);CLEAN([.G184]);CLEAN([.H184]);CLEAN([.I184]);CLEAN([.J184]);CLEAN([.K184]))" office:value-type="string" office:string-value="  {name: &quot;Russian Federation&quot;, alpha_2_code: &quot;RU&quot;, alpha_3_code: &quot;RUS&quot;, numeric_code: 643, independent: true},">
            <text:p><text:s text:c="2"/>{name: "Russian Federation", alpha_2_code: "RU", alpha_3_code: "RUS", numeric_code: 643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Rwanda</text:p>
          </table:table-cell>
          <table:table-cell office:value-type="string">
            <text:p>", alpha_2_code: "</text:p>
          </table:table-cell>
          <table:table-cell office:value-type="string">
            <text:p>RW</text:p>
          </table:table-cell>
          <table:table-cell office:value-type="string">
            <text:p>", alpha_3_code: "</text:p>
          </table:table-cell>
          <table:table-cell office:value-type="string">
            <text:p>RWA</text:p>
          </table:table-cell>
          <table:table-cell office:value-type="string">
            <text:p>", numeric_code: </text:p>
          </table:table-cell>
          <table:table-cell office:value-type="float" office:value="646">
            <text:p>64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85]);TRIM([.B185]);CLEAN([.C185]);CLEAN([.D185]);CLEAN([.E185]);CLEAN([.F185]);CLEAN([.G185]);CLEAN([.H185]);CLEAN([.I185]);CLEAN([.J185]);CLEAN([.K185]))" office:value-type="string" office:string-value="  {name: &quot;Rwanda&quot;, alpha_2_code: &quot;RW&quot;, alpha_3_code: &quot;RWA&quot;, numeric_code: 646, independent: true},">
            <text:p><text:s text:c="2"/>{name: "Rwanda", alpha_2_code: "RW", alpha_3_code: "RWA", numeric_code: 64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int Barthélemy</text:p>
          </table:table-cell>
          <table:table-cell office:value-type="string">
            <text:p>", alpha_2_code: "</text:p>
          </table:table-cell>
          <table:table-cell office:value-type="string">
            <text:p>BL</text:p>
          </table:table-cell>
          <table:table-cell office:value-type="string">
            <text:p>", alpha_3_code: "</text:p>
          </table:table-cell>
          <table:table-cell office:value-type="string">
            <text:p>BLM</text:p>
          </table:table-cell>
          <table:table-cell office:value-type="string">
            <text:p>", numeric_code: </text:p>
          </table:table-cell>
          <table:table-cell office:value-type="float" office:value="652">
            <text:p>65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86]);TRIM([.B186]);CLEAN([.C186]);CLEAN([.D186]);CLEAN([.E186]);CLEAN([.F186]);CLEAN([.G186]);CLEAN([.H186]);CLEAN([.I186]);CLEAN([.J186]);CLEAN([.K186]))" office:value-type="string" office:string-value="  {name: &quot;Saint Barthélemy&quot;, alpha_2_code: &quot;BL&quot;, alpha_3_code: &quot;BLM&quot;, numeric_code: 652, independent: false},">
            <text:p><text:s text:c="2"/>{name: "Saint Barthélemy", alpha_2_code: "BL", alpha_3_code: "BLM", numeric_code: 65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int Helena, Ascension and Tristan da Cunha</text:p>
          </table:table-cell>
          <table:table-cell office:value-type="string">
            <text:p>", alpha_2_code: "</text:p>
          </table:table-cell>
          <table:table-cell office:value-type="string">
            <text:p>SH</text:p>
          </table:table-cell>
          <table:table-cell office:value-type="string">
            <text:p>", alpha_3_code: "</text:p>
          </table:table-cell>
          <table:table-cell office:value-type="string">
            <text:p>SHN</text:p>
          </table:table-cell>
          <table:table-cell office:value-type="string">
            <text:p>", numeric_code: </text:p>
          </table:table-cell>
          <table:table-cell office:value-type="float" office:value="654">
            <text:p>65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87]);TRIM([.B187]);CLEAN([.C187]);CLEAN([.D187]);CLEAN([.E187]);CLEAN([.F187]);CLEAN([.G187]);CLEAN([.H187]);CLEAN([.I187]);CLEAN([.J187]);CLEAN([.K187]))" office:value-type="string" office:string-value="  {name: &quot;Saint Helena, Ascension and Tristan da Cunha&quot;, alpha_2_code: &quot;SH&quot;, alpha_3_code: &quot;SHN&quot;, numeric_code: 654, independent: false},">
            <text:p><text:s text:c="2"/>{name: "Saint Helena, Ascension and Tristan da Cunha", alpha_2_code: "SH", alpha_3_code: "SHN", numeric_code: 65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int Kitts and Nevis</text:p>
          </table:table-cell>
          <table:table-cell office:value-type="string">
            <text:p>", alpha_2_code: "</text:p>
          </table:table-cell>
          <table:table-cell office:value-type="string">
            <text:p>KN</text:p>
          </table:table-cell>
          <table:table-cell office:value-type="string">
            <text:p>", alpha_3_code: "</text:p>
          </table:table-cell>
          <table:table-cell office:value-type="string">
            <text:p>KNA</text:p>
          </table:table-cell>
          <table:table-cell office:value-type="string">
            <text:p>", numeric_code: </text:p>
          </table:table-cell>
          <table:table-cell office:value-type="float" office:value="659">
            <text:p>659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88]);TRIM([.B188]);CLEAN([.C188]);CLEAN([.D188]);CLEAN([.E188]);CLEAN([.F188]);CLEAN([.G188]);CLEAN([.H188]);CLEAN([.I188]);CLEAN([.J188]);CLEAN([.K188]))" office:value-type="string" office:string-value="  {name: &quot;Saint Kitts and Nevis&quot;, alpha_2_code: &quot;KN&quot;, alpha_3_code: &quot;KNA&quot;, numeric_code: 659, independent: true},">
            <text:p><text:s text:c="2"/>{name: "Saint Kitts and Nevis", alpha_2_code: "KN", alpha_3_code: "KNA", numeric_code: 659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int Lucia</text:p>
          </table:table-cell>
          <table:table-cell office:value-type="string">
            <text:p>", alpha_2_code: "</text:p>
          </table:table-cell>
          <table:table-cell office:value-type="string">
            <text:p>LC</text:p>
          </table:table-cell>
          <table:table-cell office:value-type="string">
            <text:p>", alpha_3_code: "</text:p>
          </table:table-cell>
          <table:table-cell office:value-type="string">
            <text:p>LCA</text:p>
          </table:table-cell>
          <table:table-cell office:value-type="string">
            <text:p>", numeric_code: </text:p>
          </table:table-cell>
          <table:table-cell office:value-type="float" office:value="662">
            <text:p>66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89]);TRIM([.B189]);CLEAN([.C189]);CLEAN([.D189]);CLEAN([.E189]);CLEAN([.F189]);CLEAN([.G189]);CLEAN([.H189]);CLEAN([.I189]);CLEAN([.J189]);CLEAN([.K189]))" office:value-type="string" office:string-value="  {name: &quot;Saint Lucia&quot;, alpha_2_code: &quot;LC&quot;, alpha_3_code: &quot;LCA&quot;, numeric_code: 662, independent: true},">
            <text:p><text:s text:c="2"/>{name: "Saint Lucia", alpha_2_code: "LC", alpha_3_code: "LCA", numeric_code: 66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int Martin (French part)</text:p>
          </table:table-cell>
          <table:table-cell office:value-type="string">
            <text:p>", alpha_2_code: "</text:p>
          </table:table-cell>
          <table:table-cell office:value-type="string">
            <text:p>MF</text:p>
          </table:table-cell>
          <table:table-cell office:value-type="string">
            <text:p>", alpha_3_code: "</text:p>
          </table:table-cell>
          <table:table-cell office:value-type="string">
            <text:p>MAF</text:p>
          </table:table-cell>
          <table:table-cell office:value-type="string">
            <text:p>", numeric_code: </text:p>
          </table:table-cell>
          <table:table-cell office:value-type="float" office:value="663">
            <text:p>663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90]);TRIM([.B190]);CLEAN([.C190]);CLEAN([.D190]);CLEAN([.E190]);CLEAN([.F190]);CLEAN([.G190]);CLEAN([.H190]);CLEAN([.I190]);CLEAN([.J190]);CLEAN([.K190]))" office:value-type="string" office:string-value="  {name: &quot;Saint Martin (French part)&quot;, alpha_2_code: &quot;MF&quot;, alpha_3_code: &quot;MAF&quot;, numeric_code: 663, independent: false},">
            <text:p><text:s text:c="2"/>{name: "Saint Martin (French part)", alpha_2_code: "MF", alpha_3_code: "MAF", numeric_code: 663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int Pierre and Miquelon</text:p>
          </table:table-cell>
          <table:table-cell office:value-type="string">
            <text:p>", alpha_2_code: "</text:p>
          </table:table-cell>
          <table:table-cell office:value-type="string">
            <text:p>PM</text:p>
          </table:table-cell>
          <table:table-cell office:value-type="string">
            <text:p>", alpha_3_code: "</text:p>
          </table:table-cell>
          <table:table-cell office:value-type="string">
            <text:p>SPM</text:p>
          </table:table-cell>
          <table:table-cell office:value-type="string">
            <text:p>", numeric_code: </text:p>
          </table:table-cell>
          <table:table-cell office:value-type="float" office:value="666">
            <text:p>66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191]);TRIM([.B191]);CLEAN([.C191]);CLEAN([.D191]);CLEAN([.E191]);CLEAN([.F191]);CLEAN([.G191]);CLEAN([.H191]);CLEAN([.I191]);CLEAN([.J191]);CLEAN([.K191]))" office:value-type="string" office:string-value="  {name: &quot;Saint Pierre and Miquelon&quot;, alpha_2_code: &quot;PM&quot;, alpha_3_code: &quot;SPM&quot;, numeric_code: 666, independent: false},">
            <text:p><text:s text:c="2"/>{name: "Saint Pierre and Miquelon", alpha_2_code: "PM", alpha_3_code: "SPM", numeric_code: 66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int Vincent and the Grenadines</text:p>
          </table:table-cell>
          <table:table-cell office:value-type="string">
            <text:p>", alpha_2_code: "</text:p>
          </table:table-cell>
          <table:table-cell office:value-type="string">
            <text:p>VC</text:p>
          </table:table-cell>
          <table:table-cell office:value-type="string">
            <text:p>", alpha_3_code: "</text:p>
          </table:table-cell>
          <table:table-cell office:value-type="string">
            <text:p>VCT</text:p>
          </table:table-cell>
          <table:table-cell office:value-type="string">
            <text:p>", numeric_code: </text:p>
          </table:table-cell>
          <table:table-cell office:value-type="float" office:value="670">
            <text:p>67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2]);TRIM([.B192]);CLEAN([.C192]);CLEAN([.D192]);CLEAN([.E192]);CLEAN([.F192]);CLEAN([.G192]);CLEAN([.H192]);CLEAN([.I192]);CLEAN([.J192]);CLEAN([.K192]))" office:value-type="string" office:string-value="  {name: &quot;Saint Vincent and the Grenadines&quot;, alpha_2_code: &quot;VC&quot;, alpha_3_code: &quot;VCT&quot;, numeric_code: 670, independent: true},">
            <text:p><text:s text:c="2"/>{name: "Saint Vincent and the Grenadines", alpha_2_code: "VC", alpha_3_code: "VCT", numeric_code: 67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moa</text:p>
          </table:table-cell>
          <table:table-cell office:value-type="string">
            <text:p>", alpha_2_code: "</text:p>
          </table:table-cell>
          <table:table-cell office:value-type="string">
            <text:p>WS</text:p>
          </table:table-cell>
          <table:table-cell office:value-type="string">
            <text:p>", alpha_3_code: "</text:p>
          </table:table-cell>
          <table:table-cell office:value-type="string">
            <text:p>WSM</text:p>
          </table:table-cell>
          <table:table-cell office:value-type="string">
            <text:p>", numeric_code: </text:p>
          </table:table-cell>
          <table:table-cell office:value-type="float" office:value="882">
            <text:p>88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3]);TRIM([.B193]);CLEAN([.C193]);CLEAN([.D193]);CLEAN([.E193]);CLEAN([.F193]);CLEAN([.G193]);CLEAN([.H193]);CLEAN([.I193]);CLEAN([.J193]);CLEAN([.K193]))" office:value-type="string" office:string-value="  {name: &quot;Samoa&quot;, alpha_2_code: &quot;WS&quot;, alpha_3_code: &quot;WSM&quot;, numeric_code: 882, independent: true},">
            <text:p><text:s text:c="2"/>{name: "Samoa", alpha_2_code: "WS", alpha_3_code: "WSM", numeric_code: 88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n Marifalse</text:p>
          </table:table-cell>
          <table:table-cell office:value-type="string">
            <text:p>", alpha_2_code: "</text:p>
          </table:table-cell>
          <table:table-cell office:value-type="string">
            <text:p>SM</text:p>
          </table:table-cell>
          <table:table-cell office:value-type="string">
            <text:p>", alpha_3_code: "</text:p>
          </table:table-cell>
          <table:table-cell office:value-type="string">
            <text:p>SMR</text:p>
          </table:table-cell>
          <table:table-cell office:value-type="string">
            <text:p>", numeric_code: </text:p>
          </table:table-cell>
          <table:table-cell office:value-type="float" office:value="674">
            <text:p>67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4]);TRIM([.B194]);CLEAN([.C194]);CLEAN([.D194]);CLEAN([.E194]);CLEAN([.F194]);CLEAN([.G194]);CLEAN([.H194]);CLEAN([.I194]);CLEAN([.J194]);CLEAN([.K194]))" office:value-type="string" office:string-value="  {name: &quot;San Marifalse&quot;, alpha_2_code: &quot;SM&quot;, alpha_3_code: &quot;SMR&quot;, numeric_code: 674, independent: true},">
            <text:p><text:s text:c="2"/>{name: "San Marifalse", alpha_2_code: "SM", alpha_3_code: "SMR", numeric_code: 67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o Tome and Principe</text:p>
          </table:table-cell>
          <table:table-cell office:value-type="string">
            <text:p>", alpha_2_code: "</text:p>
          </table:table-cell>
          <table:table-cell office:value-type="string">
            <text:p>ST</text:p>
          </table:table-cell>
          <table:table-cell office:value-type="string">
            <text:p>", alpha_3_code: "</text:p>
          </table:table-cell>
          <table:table-cell office:value-type="string">
            <text:p>STP</text:p>
          </table:table-cell>
          <table:table-cell office:value-type="string">
            <text:p>", numeric_code: </text:p>
          </table:table-cell>
          <table:table-cell office:value-type="float" office:value="678">
            <text:p>67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5]);TRIM([.B195]);CLEAN([.C195]);CLEAN([.D195]);CLEAN([.E195]);CLEAN([.F195]);CLEAN([.G195]);CLEAN([.H195]);CLEAN([.I195]);CLEAN([.J195]);CLEAN([.K195]))" office:value-type="string" office:string-value="  {name: &quot;Sao Tome and Principe&quot;, alpha_2_code: &quot;ST&quot;, alpha_3_code: &quot;STP&quot;, numeric_code: 678, independent: true},">
            <text:p><text:s text:c="2"/>{name: "Sao Tome and Principe", alpha_2_code: "ST", alpha_3_code: "STP", numeric_code: 67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audi Arabia</text:p>
          </table:table-cell>
          <table:table-cell office:value-type="string">
            <text:p>", alpha_2_code: "</text:p>
          </table:table-cell>
          <table:table-cell office:value-type="string">
            <text:p>SA</text:p>
          </table:table-cell>
          <table:table-cell office:value-type="string">
            <text:p>", alpha_3_code: "</text:p>
          </table:table-cell>
          <table:table-cell office:value-type="string">
            <text:p>SAU</text:p>
          </table:table-cell>
          <table:table-cell office:value-type="string">
            <text:p>", numeric_code: </text:p>
          </table:table-cell>
          <table:table-cell office:value-type="float" office:value="682">
            <text:p>68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6]);TRIM([.B196]);CLEAN([.C196]);CLEAN([.D196]);CLEAN([.E196]);CLEAN([.F196]);CLEAN([.G196]);CLEAN([.H196]);CLEAN([.I196]);CLEAN([.J196]);CLEAN([.K196]))" office:value-type="string" office:string-value="  {name: &quot;Saudi Arabia&quot;, alpha_2_code: &quot;SA&quot;, alpha_3_code: &quot;SAU&quot;, numeric_code: 682, independent: true},">
            <text:p><text:s text:c="2"/>{name: "Saudi Arabia", alpha_2_code: "SA", alpha_3_code: "SAU", numeric_code: 68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enegal</text:p>
          </table:table-cell>
          <table:table-cell office:value-type="string">
            <text:p>", alpha_2_code: "</text:p>
          </table:table-cell>
          <table:table-cell office:value-type="string">
            <text:p>SN</text:p>
          </table:table-cell>
          <table:table-cell office:value-type="string">
            <text:p>", alpha_3_code: "</text:p>
          </table:table-cell>
          <table:table-cell office:value-type="string">
            <text:p>SEN</text:p>
          </table:table-cell>
          <table:table-cell office:value-type="string">
            <text:p>", numeric_code: </text:p>
          </table:table-cell>
          <table:table-cell office:value-type="float" office:value="686">
            <text:p>68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7]);TRIM([.B197]);CLEAN([.C197]);CLEAN([.D197]);CLEAN([.E197]);CLEAN([.F197]);CLEAN([.G197]);CLEAN([.H197]);CLEAN([.I197]);CLEAN([.J197]);CLEAN([.K197]))" office:value-type="string" office:string-value="  {name: &quot;Senegal&quot;, alpha_2_code: &quot;SN&quot;, alpha_3_code: &quot;SEN&quot;, numeric_code: 686, independent: true},">
            <text:p><text:s text:c="2"/>{name: "Senegal", alpha_2_code: "SN", alpha_3_code: "SEN", numeric_code: 68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erbia</text:p>
          </table:table-cell>
          <table:table-cell office:value-type="string">
            <text:p>", alpha_2_code: "</text:p>
          </table:table-cell>
          <table:table-cell office:value-type="string">
            <text:p>RS</text:p>
          </table:table-cell>
          <table:table-cell office:value-type="string">
            <text:p>", alpha_3_code: "</text:p>
          </table:table-cell>
          <table:table-cell office:value-type="string">
            <text:p>SRB</text:p>
          </table:table-cell>
          <table:table-cell office:value-type="string">
            <text:p>", numeric_code: </text:p>
          </table:table-cell>
          <table:table-cell office:value-type="float" office:value="688">
            <text:p>68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8]);TRIM([.B198]);CLEAN([.C198]);CLEAN([.D198]);CLEAN([.E198]);CLEAN([.F198]);CLEAN([.G198]);CLEAN([.H198]);CLEAN([.I198]);CLEAN([.J198]);CLEAN([.K198]))" office:value-type="string" office:string-value="  {name: &quot;Serbia&quot;, alpha_2_code: &quot;RS&quot;, alpha_3_code: &quot;SRB&quot;, numeric_code: 688, independent: true},">
            <text:p><text:s text:c="2"/>{name: "Serbia", alpha_2_code: "RS", alpha_3_code: "SRB", numeric_code: 68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eychelles</text:p>
          </table:table-cell>
          <table:table-cell office:value-type="string">
            <text:p>", alpha_2_code: "</text:p>
          </table:table-cell>
          <table:table-cell office:value-type="string">
            <text:p>SC</text:p>
          </table:table-cell>
          <table:table-cell office:value-type="string">
            <text:p>", alpha_3_code: "</text:p>
          </table:table-cell>
          <table:table-cell office:value-type="string">
            <text:p>SYC</text:p>
          </table:table-cell>
          <table:table-cell office:value-type="string">
            <text:p>", numeric_code: </text:p>
          </table:table-cell>
          <table:table-cell office:value-type="float" office:value="690">
            <text:p>69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199]);TRIM([.B199]);CLEAN([.C199]);CLEAN([.D199]);CLEAN([.E199]);CLEAN([.F199]);CLEAN([.G199]);CLEAN([.H199]);CLEAN([.I199]);CLEAN([.J199]);CLEAN([.K199]))" office:value-type="string" office:string-value="  {name: &quot;Seychelles&quot;, alpha_2_code: &quot;SC&quot;, alpha_3_code: &quot;SYC&quot;, numeric_code: 690, independent: true},">
            <text:p><text:s text:c="2"/>{name: "Seychelles", alpha_2_code: "SC", alpha_3_code: "SYC", numeric_code: 69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ierra Leone</text:p>
          </table:table-cell>
          <table:table-cell office:value-type="string">
            <text:p>", alpha_2_code: "</text:p>
          </table:table-cell>
          <table:table-cell office:value-type="string">
            <text:p>SL</text:p>
          </table:table-cell>
          <table:table-cell office:value-type="string">
            <text:p>", alpha_3_code: "</text:p>
          </table:table-cell>
          <table:table-cell office:value-type="string">
            <text:p>SLE</text:p>
          </table:table-cell>
          <table:table-cell office:value-type="string">
            <text:p>", numeric_code: </text:p>
          </table:table-cell>
          <table:table-cell office:value-type="float" office:value="694">
            <text:p>69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0]);TRIM([.B200]);CLEAN([.C200]);CLEAN([.D200]);CLEAN([.E200]);CLEAN([.F200]);CLEAN([.G200]);CLEAN([.H200]);CLEAN([.I200]);CLEAN([.J200]);CLEAN([.K200]))" office:value-type="string" office:string-value="  {name: &quot;Sierra Leone&quot;, alpha_2_code: &quot;SL&quot;, alpha_3_code: &quot;SLE&quot;, numeric_code: 694, independent: true},">
            <text:p><text:s text:c="2"/>{name: "Sierra Leone", alpha_2_code: "SL", alpha_3_code: "SLE", numeric_code: 69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ingapore</text:p>
          </table:table-cell>
          <table:table-cell office:value-type="string">
            <text:p>", alpha_2_code: "</text:p>
          </table:table-cell>
          <table:table-cell office:value-type="string">
            <text:p>SG</text:p>
          </table:table-cell>
          <table:table-cell office:value-type="string">
            <text:p>", alpha_3_code: "</text:p>
          </table:table-cell>
          <table:table-cell office:value-type="string">
            <text:p>SGP</text:p>
          </table:table-cell>
          <table:table-cell office:value-type="string">
            <text:p>", numeric_code: </text:p>
          </table:table-cell>
          <table:table-cell office:value-type="float" office:value="702">
            <text:p>70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1]);TRIM([.B201]);CLEAN([.C201]);CLEAN([.D201]);CLEAN([.E201]);CLEAN([.F201]);CLEAN([.G201]);CLEAN([.H201]);CLEAN([.I201]);CLEAN([.J201]);CLEAN([.K201]))" office:value-type="string" office:string-value="  {name: &quot;Singapore&quot;, alpha_2_code: &quot;SG&quot;, alpha_3_code: &quot;SGP&quot;, numeric_code: 702, independent: true},">
            <text:p><text:s text:c="2"/>{name: "Singapore", alpha_2_code: "SG", alpha_3_code: "SGP", numeric_code: 70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int Maarten (Dutch part)</text:p>
          </table:table-cell>
          <table:table-cell office:value-type="string">
            <text:p>", alpha_2_code: "</text:p>
          </table:table-cell>
          <table:table-cell office:value-type="string">
            <text:p>SX</text:p>
          </table:table-cell>
          <table:table-cell office:value-type="string">
            <text:p>", alpha_3_code: "</text:p>
          </table:table-cell>
          <table:table-cell office:value-type="string">
            <text:p>SXM</text:p>
          </table:table-cell>
          <table:table-cell office:value-type="string">
            <text:p>", numeric_code: </text:p>
          </table:table-cell>
          <table:table-cell office:value-type="float" office:value="534">
            <text:p>53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02]);TRIM([.B202]);CLEAN([.C202]);CLEAN([.D202]);CLEAN([.E202]);CLEAN([.F202]);CLEAN([.G202]);CLEAN([.H202]);CLEAN([.I202]);CLEAN([.J202]);CLEAN([.K202]))" office:value-type="string" office:string-value="  {name: &quot;Sint Maarten (Dutch part)&quot;, alpha_2_code: &quot;SX&quot;, alpha_3_code: &quot;SXM&quot;, numeric_code: 534, independent: false},">
            <text:p><text:s text:c="2"/>{name: "Sint Maarten (Dutch part)", alpha_2_code: "SX", alpha_3_code: "SXM", numeric_code: 53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lovakia</text:p>
          </table:table-cell>
          <table:table-cell office:value-type="string">
            <text:p>", alpha_2_code: "</text:p>
          </table:table-cell>
          <table:table-cell office:value-type="string">
            <text:p>SK</text:p>
          </table:table-cell>
          <table:table-cell office:value-type="string">
            <text:p>", alpha_3_code: "</text:p>
          </table:table-cell>
          <table:table-cell office:value-type="string">
            <text:p>SVK</text:p>
          </table:table-cell>
          <table:table-cell office:value-type="string">
            <text:p>", numeric_code: </text:p>
          </table:table-cell>
          <table:table-cell office:value-type="float" office:value="703">
            <text:p>703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3]);TRIM([.B203]);CLEAN([.C203]);CLEAN([.D203]);CLEAN([.E203]);CLEAN([.F203]);CLEAN([.G203]);CLEAN([.H203]);CLEAN([.I203]);CLEAN([.J203]);CLEAN([.K203]))" office:value-type="string" office:string-value="  {name: &quot;Slovakia&quot;, alpha_2_code: &quot;SK&quot;, alpha_3_code: &quot;SVK&quot;, numeric_code: 703, independent: true},">
            <text:p><text:s text:c="2"/>{name: "Slovakia", alpha_2_code: "SK", alpha_3_code: "SVK", numeric_code: 703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lovenia</text:p>
          </table:table-cell>
          <table:table-cell office:value-type="string">
            <text:p>", alpha_2_code: "</text:p>
          </table:table-cell>
          <table:table-cell office:value-type="string">
            <text:p>SI</text:p>
          </table:table-cell>
          <table:table-cell office:value-type="string">
            <text:p>", alpha_3_code: "</text:p>
          </table:table-cell>
          <table:table-cell office:value-type="string">
            <text:p>SVN</text:p>
          </table:table-cell>
          <table:table-cell office:value-type="string">
            <text:p>", numeric_code: </text:p>
          </table:table-cell>
          <table:table-cell office:value-type="float" office:value="705">
            <text:p>705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4]);TRIM([.B204]);CLEAN([.C204]);CLEAN([.D204]);CLEAN([.E204]);CLEAN([.F204]);CLEAN([.G204]);CLEAN([.H204]);CLEAN([.I204]);CLEAN([.J204]);CLEAN([.K204]))" office:value-type="string" office:string-value="  {name: &quot;Slovenia&quot;, alpha_2_code: &quot;SI&quot;, alpha_3_code: &quot;SVN&quot;, numeric_code: 705, independent: true},">
            <text:p><text:s text:c="2"/>{name: "Slovenia", alpha_2_code: "SI", alpha_3_code: "SVN", numeric_code: 705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olomon Islands</text:p>
          </table:table-cell>
          <table:table-cell office:value-type="string">
            <text:p>", alpha_2_code: "</text:p>
          </table:table-cell>
          <table:table-cell office:value-type="string">
            <text:p>SB</text:p>
          </table:table-cell>
          <table:table-cell office:value-type="string">
            <text:p>", alpha_3_code: "</text:p>
          </table:table-cell>
          <table:table-cell office:value-type="string">
            <text:p>SLB</text:p>
          </table:table-cell>
          <table:table-cell office:value-type="string">
            <text:p>", numeric_code: </text:p>
          </table:table-cell>
          <table:table-cell office:value-type="float" office:value="90">
            <text:p>9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5]);TRIM([.B205]);CLEAN([.C205]);CLEAN([.D205]);CLEAN([.E205]);CLEAN([.F205]);CLEAN([.G205]);CLEAN([.H205]);CLEAN([.I205]);CLEAN([.J205]);CLEAN([.K205]))" office:value-type="string" office:string-value="  {name: &quot;Solomon Islands&quot;, alpha_2_code: &quot;SB&quot;, alpha_3_code: &quot;SLB&quot;, numeric_code: 90, independent: true},">
            <text:p><text:s text:c="2"/>{name: "Solomon Islands", alpha_2_code: "SB", alpha_3_code: "SLB", numeric_code: 9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omalia</text:p>
          </table:table-cell>
          <table:table-cell office:value-type="string">
            <text:p>", alpha_2_code: "</text:p>
          </table:table-cell>
          <table:table-cell office:value-type="string">
            <text:p>SO</text:p>
          </table:table-cell>
          <table:table-cell office:value-type="string">
            <text:p>", alpha_3_code: "</text:p>
          </table:table-cell>
          <table:table-cell office:value-type="string">
            <text:p>SOM</text:p>
          </table:table-cell>
          <table:table-cell office:value-type="string">
            <text:p>", numeric_code: </text:p>
          </table:table-cell>
          <table:table-cell office:value-type="float" office:value="706">
            <text:p>70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6]);TRIM([.B206]);CLEAN([.C206]);CLEAN([.D206]);CLEAN([.E206]);CLEAN([.F206]);CLEAN([.G206]);CLEAN([.H206]);CLEAN([.I206]);CLEAN([.J206]);CLEAN([.K206]))" office:value-type="string" office:string-value="  {name: &quot;Somalia&quot;, alpha_2_code: &quot;SO&quot;, alpha_3_code: &quot;SOM&quot;, numeric_code: 706, independent: true},">
            <text:p><text:s text:c="2"/>{name: "Somalia", alpha_2_code: "SO", alpha_3_code: "SOM", numeric_code: 70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outh Africa</text:p>
          </table:table-cell>
          <table:table-cell office:value-type="string">
            <text:p>", alpha_2_code: "</text:p>
          </table:table-cell>
          <table:table-cell office:value-type="string">
            <text:p>ZA</text:p>
          </table:table-cell>
          <table:table-cell office:value-type="string">
            <text:p>", alpha_3_code: "</text:p>
          </table:table-cell>
          <table:table-cell office:value-type="string">
            <text:p>ZAF</text:p>
          </table:table-cell>
          <table:table-cell office:value-type="string">
            <text:p>", numeric_code: </text:p>
          </table:table-cell>
          <table:table-cell office:value-type="float" office:value="710">
            <text:p>71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7]);TRIM([.B207]);CLEAN([.C207]);CLEAN([.D207]);CLEAN([.E207]);CLEAN([.F207]);CLEAN([.G207]);CLEAN([.H207]);CLEAN([.I207]);CLEAN([.J207]);CLEAN([.K207]))" office:value-type="string" office:string-value="  {name: &quot;South Africa&quot;, alpha_2_code: &quot;ZA&quot;, alpha_3_code: &quot;ZAF&quot;, numeric_code: 710, independent: true},">
            <text:p><text:s text:c="2"/>{name: "South Africa", alpha_2_code: "ZA", alpha_3_code: "ZAF", numeric_code: 71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outh Georgia and the South Sandwich Islands</text:p>
          </table:table-cell>
          <table:table-cell office:value-type="string">
            <text:p>", alpha_2_code: "</text:p>
          </table:table-cell>
          <table:table-cell office:value-type="string">
            <text:p>GS</text:p>
          </table:table-cell>
          <table:table-cell office:value-type="string">
            <text:p>", alpha_3_code: "</text:p>
          </table:table-cell>
          <table:table-cell office:value-type="string">
            <text:p>SGS</text:p>
          </table:table-cell>
          <table:table-cell office:value-type="string">
            <text:p>", numeric_code: </text:p>
          </table:table-cell>
          <table:table-cell office:value-type="float" office:value="239">
            <text:p>239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08]);TRIM([.B208]);CLEAN([.C208]);CLEAN([.D208]);CLEAN([.E208]);CLEAN([.F208]);CLEAN([.G208]);CLEAN([.H208]);CLEAN([.I208]);CLEAN([.J208]);CLEAN([.K208]))" office:value-type="string" office:string-value="  {name: &quot;South Georgia and the South Sandwich Islands&quot;, alpha_2_code: &quot;GS&quot;, alpha_3_code: &quot;SGS&quot;, numeric_code: 239, independent: false},">
            <text:p><text:s text:c="2"/>{name: "South Georgia and the South Sandwich Islands", alpha_2_code: "GS", alpha_3_code: "SGS", numeric_code: 239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outh Sudan</text:p>
          </table:table-cell>
          <table:table-cell office:value-type="string">
            <text:p>", alpha_2_code: "</text:p>
          </table:table-cell>
          <table:table-cell office:value-type="string">
            <text:p>SS</text:p>
          </table:table-cell>
          <table:table-cell office:value-type="string">
            <text:p>", alpha_3_code: "</text:p>
          </table:table-cell>
          <table:table-cell office:value-type="string">
            <text:p>SSD</text:p>
          </table:table-cell>
          <table:table-cell office:value-type="string">
            <text:p>", numeric_code: </text:p>
          </table:table-cell>
          <table:table-cell office:value-type="float" office:value="728">
            <text:p>72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09]);TRIM([.B209]);CLEAN([.C209]);CLEAN([.D209]);CLEAN([.E209]);CLEAN([.F209]);CLEAN([.G209]);CLEAN([.H209]);CLEAN([.I209]);CLEAN([.J209]);CLEAN([.K209]))" office:value-type="string" office:string-value="  {name: &quot;South Sudan&quot;, alpha_2_code: &quot;SS&quot;, alpha_3_code: &quot;SSD&quot;, numeric_code: 728, independent: true},">
            <text:p><text:s text:c="2"/>{name: "South Sudan", alpha_2_code: "SS", alpha_3_code: "SSD", numeric_code: 72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pain</text:p>
          </table:table-cell>
          <table:table-cell office:value-type="string">
            <text:p>", alpha_2_code: "</text:p>
          </table:table-cell>
          <table:table-cell office:value-type="string">
            <text:p>ES</text:p>
          </table:table-cell>
          <table:table-cell office:value-type="string">
            <text:p>", alpha_3_code: "</text:p>
          </table:table-cell>
          <table:table-cell office:value-type="string">
            <text:p>ESP</text:p>
          </table:table-cell>
          <table:table-cell office:value-type="string">
            <text:p>", numeric_code: </text:p>
          </table:table-cell>
          <table:table-cell office:value-type="float" office:value="724">
            <text:p>72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0]);TRIM([.B210]);CLEAN([.C210]);CLEAN([.D210]);CLEAN([.E210]);CLEAN([.F210]);CLEAN([.G210]);CLEAN([.H210]);CLEAN([.I210]);CLEAN([.J210]);CLEAN([.K210]))" office:value-type="string" office:string-value="  {name: &quot;Spain&quot;, alpha_2_code: &quot;ES&quot;, alpha_3_code: &quot;ESP&quot;, numeric_code: 724, independent: true},">
            <text:p><text:s text:c="2"/>{name: "Spain", alpha_2_code: "ES", alpha_3_code: "ESP", numeric_code: 72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ri Lanka</text:p>
          </table:table-cell>
          <table:table-cell office:value-type="string">
            <text:p>", alpha_2_code: "</text:p>
          </table:table-cell>
          <table:table-cell office:value-type="string">
            <text:p>LK</text:p>
          </table:table-cell>
          <table:table-cell office:value-type="string">
            <text:p>", alpha_3_code: "</text:p>
          </table:table-cell>
          <table:table-cell office:value-type="string">
            <text:p>LKA</text:p>
          </table:table-cell>
          <table:table-cell office:value-type="string">
            <text:p>", numeric_code: </text:p>
          </table:table-cell>
          <table:table-cell office:value-type="float" office:value="144">
            <text:p>14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1]);TRIM([.B211]);CLEAN([.C211]);CLEAN([.D211]);CLEAN([.E211]);CLEAN([.F211]);CLEAN([.G211]);CLEAN([.H211]);CLEAN([.I211]);CLEAN([.J211]);CLEAN([.K211]))" office:value-type="string" office:string-value="  {name: &quot;Sri Lanka&quot;, alpha_2_code: &quot;LK&quot;, alpha_3_code: &quot;LKA&quot;, numeric_code: 144, independent: true},">
            <text:p><text:s text:c="2"/>{name: "Sri Lanka", alpha_2_code: "LK", alpha_3_code: "LKA", numeric_code: 14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udan</text:p>
          </table:table-cell>
          <table:table-cell office:value-type="string">
            <text:p>", alpha_2_code: "</text:p>
          </table:table-cell>
          <table:table-cell office:value-type="string">
            <text:p>SD</text:p>
          </table:table-cell>
          <table:table-cell office:value-type="string">
            <text:p>", alpha_3_code: "</text:p>
          </table:table-cell>
          <table:table-cell office:value-type="string">
            <text:p>SDN</text:p>
          </table:table-cell>
          <table:table-cell office:value-type="string">
            <text:p>", numeric_code: </text:p>
          </table:table-cell>
          <table:table-cell office:value-type="float" office:value="729">
            <text:p>729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2]);TRIM([.B212]);CLEAN([.C212]);CLEAN([.D212]);CLEAN([.E212]);CLEAN([.F212]);CLEAN([.G212]);CLEAN([.H212]);CLEAN([.I212]);CLEAN([.J212]);CLEAN([.K212]))" office:value-type="string" office:string-value="  {name: &quot;Sudan&quot;, alpha_2_code: &quot;SD&quot;, alpha_3_code: &quot;SDN&quot;, numeric_code: 729, independent: true},">
            <text:p><text:s text:c="2"/>{name: "Sudan", alpha_2_code: "SD", alpha_3_code: "SDN", numeric_code: 729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uriname</text:p>
          </table:table-cell>
          <table:table-cell office:value-type="string">
            <text:p>", alpha_2_code: "</text:p>
          </table:table-cell>
          <table:table-cell office:value-type="string">
            <text:p>SR</text:p>
          </table:table-cell>
          <table:table-cell office:value-type="string">
            <text:p>", alpha_3_code: "</text:p>
          </table:table-cell>
          <table:table-cell office:value-type="string">
            <text:p>SUR</text:p>
          </table:table-cell>
          <table:table-cell office:value-type="string">
            <text:p>", numeric_code: </text:p>
          </table:table-cell>
          <table:table-cell office:value-type="float" office:value="740">
            <text:p>74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3]);TRIM([.B213]);CLEAN([.C213]);CLEAN([.D213]);CLEAN([.E213]);CLEAN([.F213]);CLEAN([.G213]);CLEAN([.H213]);CLEAN([.I213]);CLEAN([.J213]);CLEAN([.K213]))" office:value-type="string" office:string-value="  {name: &quot;Suriname&quot;, alpha_2_code: &quot;SR&quot;, alpha_3_code: &quot;SUR&quot;, numeric_code: 740, independent: true},">
            <text:p><text:s text:c="2"/>{name: "Suriname", alpha_2_code: "SR", alpha_3_code: "SUR", numeric_code: 74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valbard and Jan Mayen</text:p>
          </table:table-cell>
          <table:table-cell office:value-type="string">
            <text:p>", alpha_2_code: "</text:p>
          </table:table-cell>
          <table:table-cell office:value-type="string">
            <text:p>SJ</text:p>
          </table:table-cell>
          <table:table-cell office:value-type="string">
            <text:p>", alpha_3_code: "</text:p>
          </table:table-cell>
          <table:table-cell office:value-type="string">
            <text:p>SJM</text:p>
          </table:table-cell>
          <table:table-cell office:value-type="string">
            <text:p>", numeric_code: </text:p>
          </table:table-cell>
          <table:table-cell office:value-type="float" office:value="744">
            <text:p>744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14]);TRIM([.B214]);CLEAN([.C214]);CLEAN([.D214]);CLEAN([.E214]);CLEAN([.F214]);CLEAN([.G214]);CLEAN([.H214]);CLEAN([.I214]);CLEAN([.J214]);CLEAN([.K214]))" office:value-type="string" office:string-value="  {name: &quot;Svalbard and Jan Mayen&quot;, alpha_2_code: &quot;SJ&quot;, alpha_3_code: &quot;SJM&quot;, numeric_code: 744, independent: false},">
            <text:p><text:s text:c="2"/>{name: "Svalbard and Jan Mayen", alpha_2_code: "SJ", alpha_3_code: "SJM", numeric_code: 744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waziland</text:p>
          </table:table-cell>
          <table:table-cell office:value-type="string">
            <text:p>", alpha_2_code: "</text:p>
          </table:table-cell>
          <table:table-cell office:value-type="string">
            <text:p>SZ</text:p>
          </table:table-cell>
          <table:table-cell office:value-type="string">
            <text:p>", alpha_3_code: "</text:p>
          </table:table-cell>
          <table:table-cell office:value-type="string">
            <text:p>SWZ</text:p>
          </table:table-cell>
          <table:table-cell office:value-type="string">
            <text:p>", numeric_code: </text:p>
          </table:table-cell>
          <table:table-cell office:value-type="float" office:value="748">
            <text:p>74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5]);TRIM([.B215]);CLEAN([.C215]);CLEAN([.D215]);CLEAN([.E215]);CLEAN([.F215]);CLEAN([.G215]);CLEAN([.H215]);CLEAN([.I215]);CLEAN([.J215]);CLEAN([.K215]))" office:value-type="string" office:string-value="  {name: &quot;Swaziland&quot;, alpha_2_code: &quot;SZ&quot;, alpha_3_code: &quot;SWZ&quot;, numeric_code: 748, independent: true},">
            <text:p><text:s text:c="2"/>{name: "Swaziland", alpha_2_code: "SZ", alpha_3_code: "SWZ", numeric_code: 74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weden</text:p>
          </table:table-cell>
          <table:table-cell office:value-type="string">
            <text:p>", alpha_2_code: "</text:p>
          </table:table-cell>
          <table:table-cell office:value-type="string">
            <text:p>SE</text:p>
          </table:table-cell>
          <table:table-cell office:value-type="string">
            <text:p>", alpha_3_code: "</text:p>
          </table:table-cell>
          <table:table-cell office:value-type="string">
            <text:p>SWE</text:p>
          </table:table-cell>
          <table:table-cell office:value-type="string">
            <text:p>", numeric_code: </text:p>
          </table:table-cell>
          <table:table-cell office:value-type="float" office:value="752">
            <text:p>75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6]);TRIM([.B216]);CLEAN([.C216]);CLEAN([.D216]);CLEAN([.E216]);CLEAN([.F216]);CLEAN([.G216]);CLEAN([.H216]);CLEAN([.I216]);CLEAN([.J216]);CLEAN([.K216]))" office:value-type="string" office:string-value="  {name: &quot;Sweden&quot;, alpha_2_code: &quot;SE&quot;, alpha_3_code: &quot;SWE&quot;, numeric_code: 752, independent: true},">
            <text:p><text:s text:c="2"/>{name: "Sweden", alpha_2_code: "SE", alpha_3_code: "SWE", numeric_code: 75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witzerland</text:p>
          </table:table-cell>
          <table:table-cell office:value-type="string">
            <text:p>", alpha_2_code: "</text:p>
          </table:table-cell>
          <table:table-cell office:value-type="string">
            <text:p>CH</text:p>
          </table:table-cell>
          <table:table-cell office:value-type="string">
            <text:p>", alpha_3_code: "</text:p>
          </table:table-cell>
          <table:table-cell office:value-type="string">
            <text:p>CHE</text:p>
          </table:table-cell>
          <table:table-cell office:value-type="string">
            <text:p>", numeric_code: </text:p>
          </table:table-cell>
          <table:table-cell office:value-type="float" office:value="756">
            <text:p>75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7]);TRIM([.B217]);CLEAN([.C217]);CLEAN([.D217]);CLEAN([.E217]);CLEAN([.F217]);CLEAN([.G217]);CLEAN([.H217]);CLEAN([.I217]);CLEAN([.J217]);CLEAN([.K217]))" office:value-type="string" office:string-value="  {name: &quot;Switzerland&quot;, alpha_2_code: &quot;CH&quot;, alpha_3_code: &quot;CHE&quot;, numeric_code: 756, independent: true},">
            <text:p><text:s text:c="2"/>{name: "Switzerland", alpha_2_code: "CH", alpha_3_code: "CHE", numeric_code: 75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Syrian Arab Republic</text:p>
          </table:table-cell>
          <table:table-cell office:value-type="string">
            <text:p>", alpha_2_code: "</text:p>
          </table:table-cell>
          <table:table-cell office:value-type="string">
            <text:p>SY</text:p>
          </table:table-cell>
          <table:table-cell office:value-type="string">
            <text:p>", alpha_3_code: "</text:p>
          </table:table-cell>
          <table:table-cell office:value-type="string">
            <text:p>SYR</text:p>
          </table:table-cell>
          <table:table-cell office:value-type="string">
            <text:p>", numeric_code: </text:p>
          </table:table-cell>
          <table:table-cell office:value-type="float" office:value="760">
            <text:p>76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18]);TRIM([.B218]);CLEAN([.C218]);CLEAN([.D218]);CLEAN([.E218]);CLEAN([.F218]);CLEAN([.G218]);CLEAN([.H218]);CLEAN([.I218]);CLEAN([.J218]);CLEAN([.K218]))" office:value-type="string" office:string-value="  {name: &quot;Syrian Arab Republic&quot;, alpha_2_code: &quot;SY&quot;, alpha_3_code: &quot;SYR&quot;, numeric_code: 760, independent: true},">
            <text:p><text:s text:c="2"/>{name: "Syrian Arab Republic", alpha_2_code: "SY", alpha_3_code: "SYR", numeric_code: 76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aiwan, Province of China[a]</text:p>
          </table:table-cell>
          <table:table-cell office:value-type="string">
            <text:p>", alpha_2_code: "</text:p>
          </table:table-cell>
          <table:table-cell office:value-type="string">
            <text:p>TW</text:p>
          </table:table-cell>
          <table:table-cell office:value-type="string">
            <text:p>", alpha_3_code: "</text:p>
          </table:table-cell>
          <table:table-cell office:value-type="string">
            <text:p>TWN</text:p>
          </table:table-cell>
          <table:table-cell office:value-type="string">
            <text:p>", numeric_code: </text:p>
          </table:table-cell>
          <table:table-cell office:value-type="float" office:value="158">
            <text:p>158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19]);TRIM([.B219]);CLEAN([.C219]);CLEAN([.D219]);CLEAN([.E219]);CLEAN([.F219]);CLEAN([.G219]);CLEAN([.H219]);CLEAN([.I219]);CLEAN([.J219]);CLEAN([.K219]))" office:value-type="string" office:string-value="  {name: &quot;Taiwan, Province of China[a]&quot;, alpha_2_code: &quot;TW&quot;, alpha_3_code: &quot;TWN&quot;, numeric_code: 158, independent: false},">
            <text:p><text:s text:c="2"/>{name: "Taiwan, Province of China[a]", alpha_2_code: "TW", alpha_3_code: "TWN", numeric_code: 158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ajikistan</text:p>
          </table:table-cell>
          <table:table-cell office:value-type="string">
            <text:p>", alpha_2_code: "</text:p>
          </table:table-cell>
          <table:table-cell office:value-type="string">
            <text:p>TJ</text:p>
          </table:table-cell>
          <table:table-cell office:value-type="string">
            <text:p>", alpha_3_code: "</text:p>
          </table:table-cell>
          <table:table-cell office:value-type="string">
            <text:p>TJK</text:p>
          </table:table-cell>
          <table:table-cell office:value-type="string">
            <text:p>", numeric_code: </text:p>
          </table:table-cell>
          <table:table-cell office:value-type="float" office:value="762">
            <text:p>76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0]);TRIM([.B220]);CLEAN([.C220]);CLEAN([.D220]);CLEAN([.E220]);CLEAN([.F220]);CLEAN([.G220]);CLEAN([.H220]);CLEAN([.I220]);CLEAN([.J220]);CLEAN([.K220]))" office:value-type="string" office:string-value="  {name: &quot;Tajikistan&quot;, alpha_2_code: &quot;TJ&quot;, alpha_3_code: &quot;TJK&quot;, numeric_code: 762, independent: true},">
            <text:p><text:s text:c="2"/>{name: "Tajikistan", alpha_2_code: "TJ", alpha_3_code: "TJK", numeric_code: 76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anzania, United Republic of</text:p>
          </table:table-cell>
          <table:table-cell office:value-type="string">
            <text:p>", alpha_2_code: "</text:p>
          </table:table-cell>
          <table:table-cell office:value-type="string">
            <text:p>TZ</text:p>
          </table:table-cell>
          <table:table-cell office:value-type="string">
            <text:p>", alpha_3_code: "</text:p>
          </table:table-cell>
          <table:table-cell office:value-type="string">
            <text:p>TZA</text:p>
          </table:table-cell>
          <table:table-cell office:value-type="string">
            <text:p>", numeric_code: </text:p>
          </table:table-cell>
          <table:table-cell office:value-type="float" office:value="834">
            <text:p>83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1]);TRIM([.B221]);CLEAN([.C221]);CLEAN([.D221]);CLEAN([.E221]);CLEAN([.F221]);CLEAN([.G221]);CLEAN([.H221]);CLEAN([.I221]);CLEAN([.J221]);CLEAN([.K221]))" office:value-type="string" office:string-value="  {name: &quot;Tanzania, United Republic of&quot;, alpha_2_code: &quot;TZ&quot;, alpha_3_code: &quot;TZA&quot;, numeric_code: 834, independent: true},">
            <text:p><text:s text:c="2"/>{name: "Tanzania, United Republic of", alpha_2_code: "TZ", alpha_3_code: "TZA", numeric_code: 83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hailand</text:p>
          </table:table-cell>
          <table:table-cell office:value-type="string">
            <text:p>", alpha_2_code: "</text:p>
          </table:table-cell>
          <table:table-cell office:value-type="string">
            <text:p>TH</text:p>
          </table:table-cell>
          <table:table-cell office:value-type="string">
            <text:p>", alpha_3_code: "</text:p>
          </table:table-cell>
          <table:table-cell office:value-type="string">
            <text:p>THA</text:p>
          </table:table-cell>
          <table:table-cell office:value-type="string">
            <text:p>", numeric_code: </text:p>
          </table:table-cell>
          <table:table-cell office:value-type="float" office:value="764">
            <text:p>76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2]);TRIM([.B222]);CLEAN([.C222]);CLEAN([.D222]);CLEAN([.E222]);CLEAN([.F222]);CLEAN([.G222]);CLEAN([.H222]);CLEAN([.I222]);CLEAN([.J222]);CLEAN([.K222]))" office:value-type="string" office:string-value="  {name: &quot;Thailand&quot;, alpha_2_code: &quot;TH&quot;, alpha_3_code: &quot;THA&quot;, numeric_code: 764, independent: true},">
            <text:p><text:s text:c="2"/>{name: "Thailand", alpha_2_code: "TH", alpha_3_code: "THA", numeric_code: 76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imor-Leste</text:p>
          </table:table-cell>
          <table:table-cell office:value-type="string">
            <text:p>", alpha_2_code: "</text:p>
          </table:table-cell>
          <table:table-cell office:value-type="string">
            <text:p>TL</text:p>
          </table:table-cell>
          <table:table-cell office:value-type="string">
            <text:p>", alpha_3_code: "</text:p>
          </table:table-cell>
          <table:table-cell office:value-type="string">
            <text:p>TLS</text:p>
          </table:table-cell>
          <table:table-cell office:value-type="string">
            <text:p>", numeric_code: </text:p>
          </table:table-cell>
          <table:table-cell office:value-type="float" office:value="626">
            <text:p>62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3]);TRIM([.B223]);CLEAN([.C223]);CLEAN([.D223]);CLEAN([.E223]);CLEAN([.F223]);CLEAN([.G223]);CLEAN([.H223]);CLEAN([.I223]);CLEAN([.J223]);CLEAN([.K223]))" office:value-type="string" office:string-value="  {name: &quot;Timor-Leste&quot;, alpha_2_code: &quot;TL&quot;, alpha_3_code: &quot;TLS&quot;, numeric_code: 626, independent: true},">
            <text:p><text:s text:c="2"/>{name: "Timor-Leste", alpha_2_code: "TL", alpha_3_code: "TLS", numeric_code: 62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ogo</text:p>
          </table:table-cell>
          <table:table-cell office:value-type="string">
            <text:p>", alpha_2_code: "</text:p>
          </table:table-cell>
          <table:table-cell office:value-type="string">
            <text:p>TG</text:p>
          </table:table-cell>
          <table:table-cell office:value-type="string">
            <text:p>", alpha_3_code: "</text:p>
          </table:table-cell>
          <table:table-cell office:value-type="string">
            <text:p>TGO</text:p>
          </table:table-cell>
          <table:table-cell office:value-type="string">
            <text:p>", numeric_code: </text:p>
          </table:table-cell>
          <table:table-cell office:value-type="float" office:value="768">
            <text:p>76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4]);TRIM([.B224]);CLEAN([.C224]);CLEAN([.D224]);CLEAN([.E224]);CLEAN([.F224]);CLEAN([.G224]);CLEAN([.H224]);CLEAN([.I224]);CLEAN([.J224]);CLEAN([.K224]))" office:value-type="string" office:string-value="  {name: &quot;Togo&quot;, alpha_2_code: &quot;TG&quot;, alpha_3_code: &quot;TGO&quot;, numeric_code: 768, independent: true},">
            <text:p><text:s text:c="2"/>{name: "Togo", alpha_2_code: "TG", alpha_3_code: "TGO", numeric_code: 76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okelau</text:p>
          </table:table-cell>
          <table:table-cell office:value-type="string">
            <text:p>", alpha_2_code: "</text:p>
          </table:table-cell>
          <table:table-cell office:value-type="string">
            <text:p>TK</text:p>
          </table:table-cell>
          <table:table-cell office:value-type="string">
            <text:p>", alpha_3_code: "</text:p>
          </table:table-cell>
          <table:table-cell office:value-type="string">
            <text:p>TKL</text:p>
          </table:table-cell>
          <table:table-cell office:value-type="string">
            <text:p>", numeric_code: </text:p>
          </table:table-cell>
          <table:table-cell office:value-type="float" office:value="772">
            <text:p>77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25]);TRIM([.B225]);CLEAN([.C225]);CLEAN([.D225]);CLEAN([.E225]);CLEAN([.F225]);CLEAN([.G225]);CLEAN([.H225]);CLEAN([.I225]);CLEAN([.J225]);CLEAN([.K225]))" office:value-type="string" office:string-value="  {name: &quot;Tokelau&quot;, alpha_2_code: &quot;TK&quot;, alpha_3_code: &quot;TKL&quot;, numeric_code: 772, independent: false},">
            <text:p><text:s text:c="2"/>{name: "Tokelau", alpha_2_code: "TK", alpha_3_code: "TKL", numeric_code: 77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onga</text:p>
          </table:table-cell>
          <table:table-cell office:value-type="string">
            <text:p>", alpha_2_code: "</text:p>
          </table:table-cell>
          <table:table-cell office:value-type="string">
            <text:p>TO</text:p>
          </table:table-cell>
          <table:table-cell office:value-type="string">
            <text:p>", alpha_3_code: "</text:p>
          </table:table-cell>
          <table:table-cell office:value-type="string">
            <text:p>TON</text:p>
          </table:table-cell>
          <table:table-cell office:value-type="string">
            <text:p>", numeric_code: </text:p>
          </table:table-cell>
          <table:table-cell office:value-type="float" office:value="776">
            <text:p>77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6]);TRIM([.B226]);CLEAN([.C226]);CLEAN([.D226]);CLEAN([.E226]);CLEAN([.F226]);CLEAN([.G226]);CLEAN([.H226]);CLEAN([.I226]);CLEAN([.J226]);CLEAN([.K226]))" office:value-type="string" office:string-value="  {name: &quot;Tonga&quot;, alpha_2_code: &quot;TO&quot;, alpha_3_code: &quot;TON&quot;, numeric_code: 776, independent: true},">
            <text:p><text:s text:c="2"/>{name: "Tonga", alpha_2_code: "TO", alpha_3_code: "TON", numeric_code: 77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rinidad and Tobago</text:p>
          </table:table-cell>
          <table:table-cell office:value-type="string">
            <text:p>", alpha_2_code: "</text:p>
          </table:table-cell>
          <table:table-cell office:value-type="string">
            <text:p>TT</text:p>
          </table:table-cell>
          <table:table-cell office:value-type="string">
            <text:p>", alpha_3_code: "</text:p>
          </table:table-cell>
          <table:table-cell office:value-type="string">
            <text:p>TTO</text:p>
          </table:table-cell>
          <table:table-cell office:value-type="string">
            <text:p>", numeric_code: </text:p>
          </table:table-cell>
          <table:table-cell office:value-type="float" office:value="780">
            <text:p>78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7]);TRIM([.B227]);CLEAN([.C227]);CLEAN([.D227]);CLEAN([.E227]);CLEAN([.F227]);CLEAN([.G227]);CLEAN([.H227]);CLEAN([.I227]);CLEAN([.J227]);CLEAN([.K227]))" office:value-type="string" office:string-value="  {name: &quot;Trinidad and Tobago&quot;, alpha_2_code: &quot;TT&quot;, alpha_3_code: &quot;TTO&quot;, numeric_code: 780, independent: true},">
            <text:p><text:s text:c="2"/>{name: "Trinidad and Tobago", alpha_2_code: "TT", alpha_3_code: "TTO", numeric_code: 78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unisia</text:p>
          </table:table-cell>
          <table:table-cell office:value-type="string">
            <text:p>", alpha_2_code: "</text:p>
          </table:table-cell>
          <table:table-cell office:value-type="string">
            <text:p>TN</text:p>
          </table:table-cell>
          <table:table-cell office:value-type="string">
            <text:p>", alpha_3_code: "</text:p>
          </table:table-cell>
          <table:table-cell office:value-type="string">
            <text:p>TUN</text:p>
          </table:table-cell>
          <table:table-cell office:value-type="string">
            <text:p>", numeric_code: </text:p>
          </table:table-cell>
          <table:table-cell office:value-type="float" office:value="788">
            <text:p>78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8]);TRIM([.B228]);CLEAN([.C228]);CLEAN([.D228]);CLEAN([.E228]);CLEAN([.F228]);CLEAN([.G228]);CLEAN([.H228]);CLEAN([.I228]);CLEAN([.J228]);CLEAN([.K228]))" office:value-type="string" office:string-value="  {name: &quot;Tunisia&quot;, alpha_2_code: &quot;TN&quot;, alpha_3_code: &quot;TUN&quot;, numeric_code: 788, independent: true},">
            <text:p><text:s text:c="2"/>{name: "Tunisia", alpha_2_code: "TN", alpha_3_code: "TUN", numeric_code: 78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urkey</text:p>
          </table:table-cell>
          <table:table-cell office:value-type="string">
            <text:p>", alpha_2_code: "</text:p>
          </table:table-cell>
          <table:table-cell office:value-type="string">
            <text:p>TR</text:p>
          </table:table-cell>
          <table:table-cell office:value-type="string">
            <text:p>", alpha_3_code: "</text:p>
          </table:table-cell>
          <table:table-cell office:value-type="string">
            <text:p>TUR</text:p>
          </table:table-cell>
          <table:table-cell office:value-type="string">
            <text:p>", numeric_code: </text:p>
          </table:table-cell>
          <table:table-cell office:value-type="float" office:value="792">
            <text:p>79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29]);TRIM([.B229]);CLEAN([.C229]);CLEAN([.D229]);CLEAN([.E229]);CLEAN([.F229]);CLEAN([.G229]);CLEAN([.H229]);CLEAN([.I229]);CLEAN([.J229]);CLEAN([.K229]))" office:value-type="string" office:string-value="  {name: &quot;Turkey&quot;, alpha_2_code: &quot;TR&quot;, alpha_3_code: &quot;TUR&quot;, numeric_code: 792, independent: true},">
            <text:p><text:s text:c="2"/>{name: "Turkey", alpha_2_code: "TR", alpha_3_code: "TUR", numeric_code: 79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urkmenistan</text:p>
          </table:table-cell>
          <table:table-cell office:value-type="string">
            <text:p>", alpha_2_code: "</text:p>
          </table:table-cell>
          <table:table-cell office:value-type="string">
            <text:p>TM</text:p>
          </table:table-cell>
          <table:table-cell office:value-type="string">
            <text:p>", alpha_3_code: "</text:p>
          </table:table-cell>
          <table:table-cell office:value-type="string">
            <text:p>TKM</text:p>
          </table:table-cell>
          <table:table-cell office:value-type="string">
            <text:p>", numeric_code: </text:p>
          </table:table-cell>
          <table:table-cell office:value-type="float" office:value="795">
            <text:p>795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0]);TRIM([.B230]);CLEAN([.C230]);CLEAN([.D230]);CLEAN([.E230]);CLEAN([.F230]);CLEAN([.G230]);CLEAN([.H230]);CLEAN([.I230]);CLEAN([.J230]);CLEAN([.K230]))" office:value-type="string" office:string-value="  {name: &quot;Turkmenistan&quot;, alpha_2_code: &quot;TM&quot;, alpha_3_code: &quot;TKM&quot;, numeric_code: 795, independent: true},">
            <text:p><text:s text:c="2"/>{name: "Turkmenistan", alpha_2_code: "TM", alpha_3_code: "TKM", numeric_code: 795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urks and Caicos Islands</text:p>
          </table:table-cell>
          <table:table-cell office:value-type="string">
            <text:p>", alpha_2_code: "</text:p>
          </table:table-cell>
          <table:table-cell office:value-type="string">
            <text:p>TC</text:p>
          </table:table-cell>
          <table:table-cell office:value-type="string">
            <text:p>", alpha_3_code: "</text:p>
          </table:table-cell>
          <table:table-cell office:value-type="string">
            <text:p>TCA</text:p>
          </table:table-cell>
          <table:table-cell office:value-type="string">
            <text:p>", numeric_code: </text:p>
          </table:table-cell>
          <table:table-cell office:value-type="float" office:value="796">
            <text:p>79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31]);TRIM([.B231]);CLEAN([.C231]);CLEAN([.D231]);CLEAN([.E231]);CLEAN([.F231]);CLEAN([.G231]);CLEAN([.H231]);CLEAN([.I231]);CLEAN([.J231]);CLEAN([.K231]))" office:value-type="string" office:string-value="  {name: &quot;Turks and Caicos Islands&quot;, alpha_2_code: &quot;TC&quot;, alpha_3_code: &quot;TCA&quot;, numeric_code: 796, independent: false},">
            <text:p><text:s text:c="2"/>{name: "Turks and Caicos Islands", alpha_2_code: "TC", alpha_3_code: "TCA", numeric_code: 79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Tuvalu</text:p>
          </table:table-cell>
          <table:table-cell office:value-type="string">
            <text:p>", alpha_2_code: "</text:p>
          </table:table-cell>
          <table:table-cell office:value-type="string">
            <text:p>TV</text:p>
          </table:table-cell>
          <table:table-cell office:value-type="string">
            <text:p>", alpha_3_code: "</text:p>
          </table:table-cell>
          <table:table-cell office:value-type="string">
            <text:p>TUV</text:p>
          </table:table-cell>
          <table:table-cell office:value-type="string">
            <text:p>", numeric_code: </text:p>
          </table:table-cell>
          <table:table-cell office:value-type="float" office:value="798">
            <text:p>79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2]);TRIM([.B232]);CLEAN([.C232]);CLEAN([.D232]);CLEAN([.E232]);CLEAN([.F232]);CLEAN([.G232]);CLEAN([.H232]);CLEAN([.I232]);CLEAN([.J232]);CLEAN([.K232]))" office:value-type="string" office:string-value="  {name: &quot;Tuvalu&quot;, alpha_2_code: &quot;TV&quot;, alpha_3_code: &quot;TUV&quot;, numeric_code: 798, independent: true},">
            <text:p><text:s text:c="2"/>{name: "Tuvalu", alpha_2_code: "TV", alpha_3_code: "TUV", numeric_code: 79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Uganda</text:p>
          </table:table-cell>
          <table:table-cell office:value-type="string">
            <text:p>", alpha_2_code: "</text:p>
          </table:table-cell>
          <table:table-cell office:value-type="string">
            <text:p>UG</text:p>
          </table:table-cell>
          <table:table-cell office:value-type="string">
            <text:p>", alpha_3_code: "</text:p>
          </table:table-cell>
          <table:table-cell office:value-type="string">
            <text:p>UGA</text:p>
          </table:table-cell>
          <table:table-cell office:value-type="string">
            <text:p>", numeric_code: </text:p>
          </table:table-cell>
          <table:table-cell office:value-type="float" office:value="800">
            <text:p>80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3]);TRIM([.B233]);CLEAN([.C233]);CLEAN([.D233]);CLEAN([.E233]);CLEAN([.F233]);CLEAN([.G233]);CLEAN([.H233]);CLEAN([.I233]);CLEAN([.J233]);CLEAN([.K233]))" office:value-type="string" office:string-value="  {name: &quot;Uganda&quot;, alpha_2_code: &quot;UG&quot;, alpha_3_code: &quot;UGA&quot;, numeric_code: 800, independent: true},">
            <text:p><text:s text:c="2"/>{name: "Uganda", alpha_2_code: "UG", alpha_3_code: "UGA", numeric_code: 80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Ukraine</text:p>
          </table:table-cell>
          <table:table-cell office:value-type="string">
            <text:p>", alpha_2_code: "</text:p>
          </table:table-cell>
          <table:table-cell office:value-type="string">
            <text:p>UA</text:p>
          </table:table-cell>
          <table:table-cell office:value-type="string">
            <text:p>", alpha_3_code: "</text:p>
          </table:table-cell>
          <table:table-cell office:value-type="string">
            <text:p>UKR</text:p>
          </table:table-cell>
          <table:table-cell office:value-type="string">
            <text:p>", numeric_code: </text:p>
          </table:table-cell>
          <table:table-cell office:value-type="float" office:value="804">
            <text:p>80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4]);TRIM([.B234]);CLEAN([.C234]);CLEAN([.D234]);CLEAN([.E234]);CLEAN([.F234]);CLEAN([.G234]);CLEAN([.H234]);CLEAN([.I234]);CLEAN([.J234]);CLEAN([.K234]))" office:value-type="string" office:string-value="  {name: &quot;Ukraine&quot;, alpha_2_code: &quot;UA&quot;, alpha_3_code: &quot;UKR&quot;, numeric_code: 804, independent: true},">
            <text:p><text:s text:c="2"/>{name: "Ukraine", alpha_2_code: "UA", alpha_3_code: "UKR", numeric_code: 80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United Arab Emirates</text:p>
          </table:table-cell>
          <table:table-cell office:value-type="string">
            <text:p>", alpha_2_code: "</text:p>
          </table:table-cell>
          <table:table-cell office:value-type="string">
            <text:p>AE</text:p>
          </table:table-cell>
          <table:table-cell office:value-type="string">
            <text:p>", alpha_3_code: "</text:p>
          </table:table-cell>
          <table:table-cell office:value-type="string">
            <text:p>ARE</text:p>
          </table:table-cell>
          <table:table-cell office:value-type="string">
            <text:p>", numeric_code: </text:p>
          </table:table-cell>
          <table:table-cell office:value-type="float" office:value="784">
            <text:p>78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5]);TRIM([.B235]);CLEAN([.C235]);CLEAN([.D235]);CLEAN([.E235]);CLEAN([.F235]);CLEAN([.G235]);CLEAN([.H235]);CLEAN([.I235]);CLEAN([.J235]);CLEAN([.K235]))" office:value-type="string" office:string-value="  {name: &quot;United Arab Emirates&quot;, alpha_2_code: &quot;AE&quot;, alpha_3_code: &quot;ARE&quot;, numeric_code: 784, independent: true},">
            <text:p><text:s text:c="2"/>{name: "United Arab Emirates", alpha_2_code: "AE", alpha_3_code: "ARE", numeric_code: 78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United Kingdom of Great Britain and falserthern Ireland</text:p>
          </table:table-cell>
          <table:table-cell office:value-type="string">
            <text:p>", alpha_2_code: "</text:p>
          </table:table-cell>
          <table:table-cell office:value-type="string">
            <text:p>GB</text:p>
          </table:table-cell>
          <table:table-cell office:value-type="string">
            <text:p>", alpha_3_code: "</text:p>
          </table:table-cell>
          <table:table-cell office:value-type="string">
            <text:p>GBR</text:p>
          </table:table-cell>
          <table:table-cell office:value-type="string">
            <text:p>", numeric_code: </text:p>
          </table:table-cell>
          <table:table-cell office:value-type="float" office:value="826">
            <text:p>82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6]);TRIM([.B236]);CLEAN([.C236]);CLEAN([.D236]);CLEAN([.E236]);CLEAN([.F236]);CLEAN([.G236]);CLEAN([.H236]);CLEAN([.I236]);CLEAN([.J236]);CLEAN([.K236]))" office:value-type="string" office:string-value="  {name: &quot;United Kingdom of Great Britain and falserthern Ireland&quot;, alpha_2_code: &quot;GB&quot;, alpha_3_code: &quot;GBR&quot;, numeric_code: 826, independent: true},">
            <text:p><text:s text:c="2"/>{name: "United Kingdom of Great Britain and falserthern Ireland", alpha_2_code: "GB", alpha_3_code: "GBR", numeric_code: 826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United States of America</text:p>
          </table:table-cell>
          <table:table-cell office:value-type="string">
            <text:p>", alpha_2_code: "</text:p>
          </table:table-cell>
          <table:table-cell office:value-type="string">
            <text:p>US</text:p>
          </table:table-cell>
          <table:table-cell office:value-type="string">
            <text:p>", alpha_3_code: "</text:p>
          </table:table-cell>
          <table:table-cell office:value-type="string">
            <text:p>USA</text:p>
          </table:table-cell>
          <table:table-cell office:value-type="string">
            <text:p>", numeric_code: </text:p>
          </table:table-cell>
          <table:table-cell office:value-type="float" office:value="840">
            <text:p>84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7]);TRIM([.B237]);CLEAN([.C237]);CLEAN([.D237]);CLEAN([.E237]);CLEAN([.F237]);CLEAN([.G237]);CLEAN([.H237]);CLEAN([.I237]);CLEAN([.J237]);CLEAN([.K237]))" office:value-type="string" office:string-value="  {name: &quot;United States of America&quot;, alpha_2_code: &quot;US&quot;, alpha_3_code: &quot;USA&quot;, numeric_code: 840, independent: true},">
            <text:p><text:s text:c="2"/>{name: "United States of America", alpha_2_code: "US", alpha_3_code: "USA", numeric_code: 84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United States Mifalser Outlying Islands</text:p>
          </table:table-cell>
          <table:table-cell office:value-type="string">
            <text:p>", alpha_2_code: "</text:p>
          </table:table-cell>
          <table:table-cell office:value-type="string">
            <text:p>UM</text:p>
          </table:table-cell>
          <table:table-cell office:value-type="string">
            <text:p>", alpha_3_code: "</text:p>
          </table:table-cell>
          <table:table-cell office:value-type="string">
            <text:p>UMI</text:p>
          </table:table-cell>
          <table:table-cell office:value-type="string">
            <text:p>", numeric_code: </text:p>
          </table:table-cell>
          <table:table-cell office:value-type="float" office:value="581">
            <text:p>581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38]);TRIM([.B238]);CLEAN([.C238]);CLEAN([.D238]);CLEAN([.E238]);CLEAN([.F238]);CLEAN([.G238]);CLEAN([.H238]);CLEAN([.I238]);CLEAN([.J238]);CLEAN([.K238]))" office:value-type="string" office:string-value="  {name: &quot;United States Mifalser Outlying Islands&quot;, alpha_2_code: &quot;UM&quot;, alpha_3_code: &quot;UMI&quot;, numeric_code: 581, independent: false},">
            <text:p><text:s text:c="2"/>{name: "United States Mifalser Outlying Islands", alpha_2_code: "UM", alpha_3_code: "UMI", numeric_code: 581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Uruguay</text:p>
          </table:table-cell>
          <table:table-cell office:value-type="string">
            <text:p>", alpha_2_code: "</text:p>
          </table:table-cell>
          <table:table-cell office:value-type="string">
            <text:p>UY</text:p>
          </table:table-cell>
          <table:table-cell office:value-type="string">
            <text:p>", alpha_3_code: "</text:p>
          </table:table-cell>
          <table:table-cell office:value-type="string">
            <text:p>URY</text:p>
          </table:table-cell>
          <table:table-cell office:value-type="string">
            <text:p>", numeric_code: </text:p>
          </table:table-cell>
          <table:table-cell office:value-type="float" office:value="858">
            <text:p>85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39]);TRIM([.B239]);CLEAN([.C239]);CLEAN([.D239]);CLEAN([.E239]);CLEAN([.F239]);CLEAN([.G239]);CLEAN([.H239]);CLEAN([.I239]);CLEAN([.J239]);CLEAN([.K239]))" office:value-type="string" office:string-value="  {name: &quot;Uruguay&quot;, alpha_2_code: &quot;UY&quot;, alpha_3_code: &quot;URY&quot;, numeric_code: 858, independent: true},">
            <text:p><text:s text:c="2"/>{name: "Uruguay", alpha_2_code: "UY", alpha_3_code: "URY", numeric_code: 85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Uzbekistan</text:p>
          </table:table-cell>
          <table:table-cell office:value-type="string">
            <text:p>", alpha_2_code: "</text:p>
          </table:table-cell>
          <table:table-cell office:value-type="string">
            <text:p>UZ</text:p>
          </table:table-cell>
          <table:table-cell office:value-type="string">
            <text:p>", alpha_3_code: "</text:p>
          </table:table-cell>
          <table:table-cell office:value-type="string">
            <text:p>UZB</text:p>
          </table:table-cell>
          <table:table-cell office:value-type="string">
            <text:p>", numeric_code: </text:p>
          </table:table-cell>
          <table:table-cell office:value-type="float" office:value="860">
            <text:p>860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40]);TRIM([.B240]);CLEAN([.C240]);CLEAN([.D240]);CLEAN([.E240]);CLEAN([.F240]);CLEAN([.G240]);CLEAN([.H240]);CLEAN([.I240]);CLEAN([.J240]);CLEAN([.K240]))" office:value-type="string" office:string-value="  {name: &quot;Uzbekistan&quot;, alpha_2_code: &quot;UZ&quot;, alpha_3_code: &quot;UZB&quot;, numeric_code: 860, independent: true},">
            <text:p><text:s text:c="2"/>{name: "Uzbekistan", alpha_2_code: "UZ", alpha_3_code: "UZB", numeric_code: 860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Vanuatu</text:p>
          </table:table-cell>
          <table:table-cell office:value-type="string">
            <text:p>", alpha_2_code: "</text:p>
          </table:table-cell>
          <table:table-cell office:value-type="string">
            <text:p>VU</text:p>
          </table:table-cell>
          <table:table-cell office:value-type="string">
            <text:p>", alpha_3_code: "</text:p>
          </table:table-cell>
          <table:table-cell office:value-type="string">
            <text:p>VUT</text:p>
          </table:table-cell>
          <table:table-cell office:value-type="string">
            <text:p>", numeric_code: </text:p>
          </table:table-cell>
          <table:table-cell office:value-type="float" office:value="548">
            <text:p>548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41]);TRIM([.B241]);CLEAN([.C241]);CLEAN([.D241]);CLEAN([.E241]);CLEAN([.F241]);CLEAN([.G241]);CLEAN([.H241]);CLEAN([.I241]);CLEAN([.J241]);CLEAN([.K241]))" office:value-type="string" office:string-value="  {name: &quot;Vanuatu&quot;, alpha_2_code: &quot;VU&quot;, alpha_3_code: &quot;VUT&quot;, numeric_code: 548, independent: true},">
            <text:p><text:s text:c="2"/>{name: "Vanuatu", alpha_2_code: "VU", alpha_3_code: "VUT", numeric_code: 548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Venezuela (Bolivarian Republic of)</text:p>
          </table:table-cell>
          <table:table-cell office:value-type="string">
            <text:p>", alpha_2_code: "</text:p>
          </table:table-cell>
          <table:table-cell office:value-type="string">
            <text:p>VE</text:p>
          </table:table-cell>
          <table:table-cell office:value-type="string">
            <text:p>", alpha_3_code: "</text:p>
          </table:table-cell>
          <table:table-cell office:value-type="string">
            <text:p>VEN</text:p>
          </table:table-cell>
          <table:table-cell office:value-type="string">
            <text:p>", numeric_code: </text:p>
          </table:table-cell>
          <table:table-cell office:value-type="float" office:value="862">
            <text:p>862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42]);TRIM([.B242]);CLEAN([.C242]);CLEAN([.D242]);CLEAN([.E242]);CLEAN([.F242]);CLEAN([.G242]);CLEAN([.H242]);CLEAN([.I242]);CLEAN([.J242]);CLEAN([.K242]))" office:value-type="string" office:string-value="  {name: &quot;Venezuela (Bolivarian Republic of)&quot;, alpha_2_code: &quot;VE&quot;, alpha_3_code: &quot;VEN&quot;, numeric_code: 862, independent: true},">
            <text:p><text:s text:c="2"/>{name: "Venezuela (Bolivarian Republic of)", alpha_2_code: "VE", alpha_3_code: "VEN", numeric_code: 862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Viet Nam</text:p>
          </table:table-cell>
          <table:table-cell office:value-type="string">
            <text:p>", alpha_2_code: "</text:p>
          </table:table-cell>
          <table:table-cell office:value-type="string">
            <text:p>VN</text:p>
          </table:table-cell>
          <table:table-cell office:value-type="string">
            <text:p>", alpha_3_code: "</text:p>
          </table:table-cell>
          <table:table-cell office:value-type="string">
            <text:p>VNM</text:p>
          </table:table-cell>
          <table:table-cell office:value-type="string">
            <text:p>", numeric_code: </text:p>
          </table:table-cell>
          <table:table-cell office:value-type="float" office:value="704">
            <text:p>70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43]);TRIM([.B243]);CLEAN([.C243]);CLEAN([.D243]);CLEAN([.E243]);CLEAN([.F243]);CLEAN([.G243]);CLEAN([.H243]);CLEAN([.I243]);CLEAN([.J243]);CLEAN([.K243]))" office:value-type="string" office:string-value="  {name: &quot;Viet Nam&quot;, alpha_2_code: &quot;VN&quot;, alpha_3_code: &quot;VNM&quot;, numeric_code: 704, independent: true},">
            <text:p><text:s text:c="2"/>{name: "Viet Nam", alpha_2_code: "VN", alpha_3_code: "VNM", numeric_code: 70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Virgin Islands (British)</text:p>
          </table:table-cell>
          <table:table-cell office:value-type="string">
            <text:p>", alpha_2_code: "</text:p>
          </table:table-cell>
          <table:table-cell office:value-type="string">
            <text:p>VG</text:p>
          </table:table-cell>
          <table:table-cell office:value-type="string">
            <text:p>", alpha_3_code: "</text:p>
          </table:table-cell>
          <table:table-cell office:value-type="string">
            <text:p>VGB</text:p>
          </table:table-cell>
          <table:table-cell office:value-type="string">
            <text:p>", numeric_code: </text:p>
          </table:table-cell>
          <table:table-cell office:value-type="float" office:value="92">
            <text:p>9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44]);TRIM([.B244]);CLEAN([.C244]);CLEAN([.D244]);CLEAN([.E244]);CLEAN([.F244]);CLEAN([.G244]);CLEAN([.H244]);CLEAN([.I244]);CLEAN([.J244]);CLEAN([.K244]))" office:value-type="string" office:string-value="  {name: &quot;Virgin Islands (British)&quot;, alpha_2_code: &quot;VG&quot;, alpha_3_code: &quot;VGB&quot;, numeric_code: 92, independent: false},">
            <text:p><text:s text:c="2"/>{name: "Virgin Islands (British)", alpha_2_code: "VG", alpha_3_code: "VGB", numeric_code: 9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Virgin Islands (U.S.)</text:p>
          </table:table-cell>
          <table:table-cell office:value-type="string">
            <text:p>", alpha_2_code: "</text:p>
          </table:table-cell>
          <table:table-cell office:value-type="string">
            <text:p>VI</text:p>
          </table:table-cell>
          <table:table-cell office:value-type="string">
            <text:p>", alpha_3_code: "</text:p>
          </table:table-cell>
          <table:table-cell office:value-type="string">
            <text:p>VIR</text:p>
          </table:table-cell>
          <table:table-cell office:value-type="string">
            <text:p>", numeric_code: </text:p>
          </table:table-cell>
          <table:table-cell office:value-type="float" office:value="850">
            <text:p>850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45]);TRIM([.B245]);CLEAN([.C245]);CLEAN([.D245]);CLEAN([.E245]);CLEAN([.F245]);CLEAN([.G245]);CLEAN([.H245]);CLEAN([.I245]);CLEAN([.J245]);CLEAN([.K245]))" office:value-type="string" office:string-value="  {name: &quot;Virgin Islands (U.S.)&quot;, alpha_2_code: &quot;VI&quot;, alpha_3_code: &quot;VIR&quot;, numeric_code: 850, independent: false},">
            <text:p><text:s text:c="2"/>{name: "Virgin Islands (U.S.)", alpha_2_code: "VI", alpha_3_code: "VIR", numeric_code: 850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Wallis and Futuna</text:p>
          </table:table-cell>
          <table:table-cell office:value-type="string">
            <text:p>", alpha_2_code: "</text:p>
          </table:table-cell>
          <table:table-cell office:value-type="string">
            <text:p>WF</text:p>
          </table:table-cell>
          <table:table-cell office:value-type="string">
            <text:p>", alpha_3_code: "</text:p>
          </table:table-cell>
          <table:table-cell office:value-type="string">
            <text:p>WLF</text:p>
          </table:table-cell>
          <table:table-cell office:value-type="string">
            <text:p>", numeric_code: </text:p>
          </table:table-cell>
          <table:table-cell office:value-type="float" office:value="876">
            <text:p>876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46]);TRIM([.B246]);CLEAN([.C246]);CLEAN([.D246]);CLEAN([.E246]);CLEAN([.F246]);CLEAN([.G246]);CLEAN([.H246]);CLEAN([.I246]);CLEAN([.J246]);CLEAN([.K246]))" office:value-type="string" office:string-value="  {name: &quot;Wallis and Futuna&quot;, alpha_2_code: &quot;WF&quot;, alpha_3_code: &quot;WLF&quot;, numeric_code: 876, independent: false},">
            <text:p><text:s text:c="2"/>{name: "Wallis and Futuna", alpha_2_code: "WF", alpha_3_code: "WLF", numeric_code: 876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Western Sahara</text:p>
          </table:table-cell>
          <table:table-cell office:value-type="string">
            <text:p>", alpha_2_code: "</text:p>
          </table:table-cell>
          <table:table-cell office:value-type="string">
            <text:p>EH</text:p>
          </table:table-cell>
          <table:table-cell office:value-type="string">
            <text:p>", alpha_3_code: "</text:p>
          </table:table-cell>
          <table:table-cell office:value-type="string">
            <text:p>ESH</text:p>
          </table:table-cell>
          <table:table-cell office:value-type="string">
            <text:p>", numeric_code: </text:p>
          </table:table-cell>
          <table:table-cell office:value-type="float" office:value="732">
            <text:p>732</text:p>
          </table:table-cell>
          <table:table-cell office:value-type="string">
            <text:p>, independent: </text:p>
          </table:table-cell>
          <table:table-cell office:value-type="string">
            <text:p>false</text:p>
          </table:table-cell>
          <table:table-cell office:value-type="string">
            <text:p>},</text:p>
          </table:table-cell>
          <table:table-cell table:formula="of:=CONCATENATE(CLEAN([.A247]);TRIM([.B247]);CLEAN([.C247]);CLEAN([.D247]);CLEAN([.E247]);CLEAN([.F247]);CLEAN([.G247]);CLEAN([.H247]);CLEAN([.I247]);CLEAN([.J247]);CLEAN([.K247]))" office:value-type="string" office:string-value="  {name: &quot;Western Sahara&quot;, alpha_2_code: &quot;EH&quot;, alpha_3_code: &quot;ESH&quot;, numeric_code: 732, independent: false},">
            <text:p><text:s text:c="2"/>{name: "Western Sahara", alpha_2_code: "EH", alpha_3_code: "ESH", numeric_code: 732, independent: fals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Yemen</text:p>
          </table:table-cell>
          <table:table-cell office:value-type="string">
            <text:p>", alpha_2_code: "</text:p>
          </table:table-cell>
          <table:table-cell office:value-type="string">
            <text:p>YE</text:p>
          </table:table-cell>
          <table:table-cell office:value-type="string">
            <text:p>", alpha_3_code: "</text:p>
          </table:table-cell>
          <table:table-cell office:value-type="string">
            <text:p>YEM</text:p>
          </table:table-cell>
          <table:table-cell office:value-type="string">
            <text:p>", numeric_code: </text:p>
          </table:table-cell>
          <table:table-cell office:value-type="float" office:value="887">
            <text:p>887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48]);TRIM([.B248]);CLEAN([.C248]);CLEAN([.D248]);CLEAN([.E248]);CLEAN([.F248]);CLEAN([.G248]);CLEAN([.H248]);CLEAN([.I248]);CLEAN([.J248]);CLEAN([.K248]))" office:value-type="string" office:string-value="  {name: &quot;Yemen&quot;, alpha_2_code: &quot;YE&quot;, alpha_3_code: &quot;YEM&quot;, numeric_code: 887, independent: true},">
            <text:p><text:s text:c="2"/>{name: "Yemen", alpha_2_code: "YE", alpha_3_code: "YEM", numeric_code: 887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Zambia</text:p>
          </table:table-cell>
          <table:table-cell office:value-type="string">
            <text:p>", alpha_2_code: "</text:p>
          </table:table-cell>
          <table:table-cell office:value-type="string">
            <text:p>ZM</text:p>
          </table:table-cell>
          <table:table-cell office:value-type="string">
            <text:p>", alpha_3_code: "</text:p>
          </table:table-cell>
          <table:table-cell office:value-type="string">
            <text:p>ZMB</text:p>
          </table:table-cell>
          <table:table-cell office:value-type="string">
            <text:p>", numeric_code: </text:p>
          </table:table-cell>
          <table:table-cell office:value-type="float" office:value="894">
            <text:p>894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,</text:p>
          </table:table-cell>
          <table:table-cell table:formula="of:=CONCATENATE(CLEAN([.A249]);TRIM([.B249]);CLEAN([.C249]);CLEAN([.D249]);CLEAN([.E249]);CLEAN([.F249]);CLEAN([.G249]);CLEAN([.H249]);CLEAN([.I249]);CLEAN([.J249]);CLEAN([.K249]))" office:value-type="string" office:string-value="  {name: &quot;Zambia&quot;, alpha_2_code: &quot;ZM&quot;, alpha_3_code: &quot;ZMB&quot;, numeric_code: 894, independent: true},">
            <text:p><text:s text:c="2"/>{name: "Zambia", alpha_2_code: "ZM", alpha_3_code: "ZMB", numeric_code: 894, independent: true},</text:p>
          </table:table-cell>
        </table:table-row>
        <table:table-row table:style-name="ro1">
          <table:table-cell office:value-type="string">
            <text:p><text:s text:c="2"/>{name: "</text:p>
          </table:table-cell>
          <table:table-cell office:value-type="string">
            <text:p><text:s text:c="2"/>Zimbabwe</text:p>
          </table:table-cell>
          <table:table-cell office:value-type="string">
            <text:p>", alpha_2_code: "</text:p>
          </table:table-cell>
          <table:table-cell office:value-type="string">
            <text:p>ZW</text:p>
          </table:table-cell>
          <table:table-cell office:value-type="string">
            <text:p>", alpha_3_code: "</text:p>
          </table:table-cell>
          <table:table-cell office:value-type="string">
            <text:p>ZWE</text:p>
          </table:table-cell>
          <table:table-cell office:value-type="string">
            <text:p>", numeric_code: </text:p>
          </table:table-cell>
          <table:table-cell office:value-type="float" office:value="716">
            <text:p>716</text:p>
          </table:table-cell>
          <table:table-cell office:value-type="string">
            <text:p>, independent: </text:p>
          </table:table-cell>
          <table:table-cell office:value-type="string">
            <text:p>true</text:p>
          </table:table-cell>
          <table:table-cell office:value-type="string">
            <text:p>}</text:p>
          </table:table-cell>
          <table:table-cell table:formula="of:=CONCATENATE(CLEAN([.A250]);TRIM([.B250]);CLEAN([.C250]);CLEAN([.D250]);CLEAN([.E250]);CLEAN([.F250]);CLEAN([.G250]);CLEAN([.H250]);CLEAN([.I250]);CLEAN([.J250]);CLEAN([.K250]))" office:value-type="string" office:string-value="  {name: &quot;Zimbabwe&quot;, alpha_2_code: &quot;ZW&quot;, alpha_3_code: &quot;ZWE&quot;, numeric_code: 716, independent: true}">
            <text:p><text:s text:c="2"/>{name: "Zimbabwe", alpha_2_code: "ZW", alpha_3_code: "ZWE", numeric_code: 716, independent: true}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ountry.create!([</text:p>
          </table:table-cell>
          <table:table-cell table:number-columns-repeated="11"/>
        </table:table-row>
        <table:table-row table:style-name="ro1">
          <table:table-cell office:value-type="string">
            <text:p><text:s text:c="2"/>{name: "Brazil", alpha_2_code: "BR", alpha_3_code: "BRA", numeric_code: 76, independent: true}</text:p>
          </table:table-cell>
          <table:table-cell table:number-columns-repeated="11"/>
        </table:table-row>
        <table:table-row table:style-name="ro1">
          <table:table-cell office:value-type="string">
            <text:p>])</text:p>
          </table:table-cell>
          <table:table-cell table:number-columns-repeated="11"/>
        </table:table-row>
      </table:table>
      <table:table table:name="states-province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1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>
            <text:p>State</text:p>
          </table:table-cell>
          <table:table-cell/>
          <table:table-cell office:value-type="string">
            <text:p>Abbreviation</text:p>
          </table:table-cell>
          <table:table-cell/>
          <table:table-cell office:value-type="string">
            <text:p>Country</text:p>
          </table:table-cell>
          <table:table-cell table:number-columns-repeated="4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Acre</text:p>
          </table:table-cell>
          <table:table-cell office:value-type="string">
            <text:p>", alpha_2_code: "</text:p>
          </table:table-cell>
          <table:table-cell office:value-type="string">
            <text:p>AC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2];[.B2];[.C2];[.D2];[.E2];[.F2];[.G2])" office:value-type="string" office:string-value="{name: &quot;Acre&quot;, alpha_2_code: &quot;AC&quot;, country_id: 39},">
            <text:p>{name: "Acre", alpha_2_code: "AC", country_id: 39},</text:p>
          </table:table-cell>
          <table:table-cell/>
          <table:table-cell office:value-type="string">
            <text:p>brazil</text:p>
          </table:table-cell>
        </table:table-row>
        <table:table-row table:style-name="ro1">
          <table:table-cell office:value-type="string">
            <text:p>{name: "</text:p>
          </table:table-cell>
          <table:table-cell office:value-type="string">
            <text:p>Alagoas</text:p>
          </table:table-cell>
          <table:table-cell office:value-type="string">
            <text:p>", alpha_2_code: "</text:p>
          </table:table-cell>
          <table:table-cell office:value-type="string">
            <text:p>AL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3];[.B3];[.C3];[.D3];[.E3];[.F3];[.G3])" office:value-type="string" office:string-value="{name: &quot;Alagoas&quot;, alpha_2_code: &quot;AL&quot;, country_id: 39},">
            <text:p>{name: "Alagoas", alpha_2_code: "AL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Amapá</text:p>
          </table:table-cell>
          <table:table-cell office:value-type="string">
            <text:p>", alpha_2_code: "</text:p>
          </table:table-cell>
          <table:table-cell office:value-type="string">
            <text:p>AP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4];[.B4];[.C4];[.D4];[.E4];[.F4];[.G4])" office:value-type="string" office:string-value="{name: &quot;Amapá&quot;, alpha_2_code: &quot;AP&quot;, country_id: 39},">
            <text:p>{name: "Amapá", alpha_2_code: "AP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Amazonas</text:p>
          </table:table-cell>
          <table:table-cell office:value-type="string">
            <text:p>", alpha_2_code: "</text:p>
          </table:table-cell>
          <table:table-cell office:value-type="string">
            <text:p>AM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5];[.B5];[.C5];[.D5];[.E5];[.F5];[.G5])" office:value-type="string" office:string-value="{name: &quot;Amazonas&quot;, alpha_2_code: &quot;AM&quot;, country_id: 39},">
            <text:p>{name: "Amazonas", alpha_2_code: "AM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Bahia</text:p>
          </table:table-cell>
          <table:table-cell office:value-type="string">
            <text:p>", alpha_2_code: "</text:p>
          </table:table-cell>
          <table:table-cell office:value-type="string">
            <text:p>BA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6];[.B6];[.C6];[.D6];[.E6];[.F6];[.G6])" office:value-type="string" office:string-value="{name: &quot;Bahia&quot;, alpha_2_code: &quot;BA&quot;, country_id: 39},">
            <text:p>{name: "Bahia", alpha_2_code: "BA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Ceará</text:p>
          </table:table-cell>
          <table:table-cell office:value-type="string">
            <text:p>", alpha_2_code: "</text:p>
          </table:table-cell>
          <table:table-cell office:value-type="string">
            <text:p>CE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7];[.B7];[.C7];[.D7];[.E7];[.F7];[.G7])" office:value-type="string" office:string-value="{name: &quot;Ceará&quot;, alpha_2_code: &quot;CE&quot;, country_id: 39},">
            <text:p>{name: "Ceará", alpha_2_code: "CE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Distrito Federal</text:p>
          </table:table-cell>
          <table:table-cell office:value-type="string">
            <text:p>", alpha_2_code: "</text:p>
          </table:table-cell>
          <table:table-cell office:value-type="string">
            <text:p>DF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8];[.B8];[.C8];[.D8];[.E8];[.F8];[.G8])" office:value-type="string" office:string-value="{name: &quot;Distrito Federal&quot;, alpha_2_code: &quot;DF&quot;, country_id: 39},">
            <text:p>{name: "Distrito Federal", alpha_2_code: "DF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Espírito Santo</text:p>
          </table:table-cell>
          <table:table-cell office:value-type="string">
            <text:p>", alpha_2_code: "</text:p>
          </table:table-cell>
          <table:table-cell office:value-type="string">
            <text:p>ES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9];[.B9];[.C9];[.D9];[.E9];[.F9];[.G9])" office:value-type="string" office:string-value="{name: &quot;Espírito Santo&quot;, alpha_2_code: &quot;ES&quot;, country_id: 39},">
            <text:p>{name: "Espírito Santo", alpha_2_code: "ES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Goiás</text:p>
          </table:table-cell>
          <table:table-cell office:value-type="string">
            <text:p>", alpha_2_code: "</text:p>
          </table:table-cell>
          <table:table-cell office:value-type="string">
            <text:p>GO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10];[.B10];[.C10];[.D10];[.E10];[.F10];[.G10])" office:value-type="string" office:string-value="{name: &quot;Goiás&quot;, alpha_2_code: &quot;GO&quot;, country_id: 39},">
            <text:p>{name: "Goiás", alpha_2_code: "GO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Maranhão</text:p>
          </table:table-cell>
          <table:table-cell office:value-type="string">
            <text:p>", alpha_2_code: "</text:p>
          </table:table-cell>
          <table:table-cell office:value-type="string">
            <text:p>MA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11];[.B11];[.C11];[.D11];[.E11];[.F11];[.G11])" office:value-type="string" office:string-value="{name: &quot;Maranhão&quot;, alpha_2_code: &quot;MA&quot;, country_id: 39},">
            <text:p>{name: "Maranhão", alpha_2_code: "MA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Mato Grosso</text:p>
          </table:table-cell>
          <table:table-cell office:value-type="string">
            <text:p>", alpha_2_code: "</text:p>
          </table:table-cell>
          <table:table-cell office:value-type="string">
            <text:p>MT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12];[.B12];[.C12];[.D12];[.E12];[.F12];[.G12])" office:value-type="string" office:string-value="{name: &quot;Mato Grosso&quot;, alpha_2_code: &quot;MT&quot;, country_id: 39},">
            <text:p>{name: "Mato Grosso", alpha_2_code: "MT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Mato Grosso do Sul</text:p>
          </table:table-cell>
          <table:table-cell office:value-type="string">
            <text:p>", alpha_2_code: "</text:p>
          </table:table-cell>
          <table:table-cell office:value-type="string">
            <text:p>MS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13];[.B13];[.C13];[.D13];[.E13];[.F13];[.G13])" office:value-type="string" office:string-value="{name: &quot;Mato Grosso do Sul&quot;, alpha_2_code: &quot;MS&quot;, country_id: 39},">
            <text:p>{name: "Mato Grosso do Sul", alpha_2_code: "MS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Minas Gerais</text:p>
          </table:table-cell>
          <table:table-cell office:value-type="string">
            <text:p>", alpha_2_code: "</text:p>
          </table:table-cell>
          <table:table-cell office:value-type="string">
            <text:p>MG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14];[.B14];[.C14];[.D14];[.E14];[.F14];[.G14])" office:value-type="string" office:string-value="{name: &quot;Minas Gerais&quot;, alpha_2_code: &quot;MG&quot;, country_id: 39},">
            <text:p>{name: "Minas Gerais", alpha_2_code: "MG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Pará</text:p>
          </table:table-cell>
          <table:table-cell office:value-type="string">
            <text:p>", alpha_2_code: "</text:p>
          </table:table-cell>
          <table:table-cell office:value-type="string">
            <text:p>PA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15];[.B15];[.C15];[.D15];[.E15];[.F15];[.G15])" office:value-type="string" office:string-value="{name: &quot;Pará&quot;, alpha_2_code: &quot;PA&quot;, country_id: 39},">
            <text:p>{name: "Pará", alpha_2_code: "PA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Paraíba</text:p>
          </table:table-cell>
          <table:table-cell office:value-type="string">
            <text:p>", alpha_2_code: "</text:p>
          </table:table-cell>
          <table:table-cell office:value-type="string">
            <text:p>PB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16];[.B16];[.C16];[.D16];[.E16];[.F16];[.G16])" office:value-type="string" office:string-value="{name: &quot;Paraíba&quot;, alpha_2_code: &quot;PB&quot;, country_id: 39},">
            <text:p>{name: "Paraíba", alpha_2_code: "PB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Paraná</text:p>
          </table:table-cell>
          <table:table-cell office:value-type="string">
            <text:p>", alpha_2_code: "</text:p>
          </table:table-cell>
          <table:table-cell office:value-type="string">
            <text:p>PR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17];[.B17];[.C17];[.D17];[.E17];[.F17];[.G17])" office:value-type="string" office:string-value="{name: &quot;Paraná&quot;, alpha_2_code: &quot;PR&quot;, country_id: 39},">
            <text:p>{name: "Paraná", alpha_2_code: "PR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Pernambuco</text:p>
          </table:table-cell>
          <table:table-cell office:value-type="string">
            <text:p>", alpha_2_code: "</text:p>
          </table:table-cell>
          <table:table-cell office:value-type="string">
            <text:p>PE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18];[.B18];[.C18];[.D18];[.E18];[.F18];[.G18])" office:value-type="string" office:string-value="{name: &quot;Pernambuco&quot;, alpha_2_code: &quot;PE&quot;, country_id: 39},">
            <text:p>{name: "Pernambuco", alpha_2_code: "PE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Piauí</text:p>
          </table:table-cell>
          <table:table-cell office:value-type="string">
            <text:p>", alpha_2_code: "</text:p>
          </table:table-cell>
          <table:table-cell office:value-type="string">
            <text:p>PI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19];[.B19];[.C19];[.D19];[.E19];[.F19];[.G19])" office:value-type="string" office:string-value="{name: &quot;Piauí&quot;, alpha_2_code: &quot;PI&quot;, country_id: 39},">
            <text:p>{name: "Piauí", alpha_2_code: "PI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Rio de Janeiro</text:p>
          </table:table-cell>
          <table:table-cell office:value-type="string">
            <text:p>", alpha_2_code: "</text:p>
          </table:table-cell>
          <table:table-cell office:value-type="string">
            <text:p>RJ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20];[.B20];[.C20];[.D20];[.E20];[.F20];[.G20])" office:value-type="string" office:string-value="{name: &quot;Rio de Janeiro&quot;, alpha_2_code: &quot;RJ&quot;, country_id: 39},">
            <text:p>{name: "Rio de Janeiro", alpha_2_code: "RJ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Rio Grande do Norte</text:p>
          </table:table-cell>
          <table:table-cell office:value-type="string">
            <text:p>", alpha_2_code: "</text:p>
          </table:table-cell>
          <table:table-cell office:value-type="string">
            <text:p>RN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21];[.B21];[.C21];[.D21];[.E21];[.F21];[.G21])" office:value-type="string" office:string-value="{name: &quot;Rio Grande do Norte&quot;, alpha_2_code: &quot;RN&quot;, country_id: 39},">
            <text:p>{name: "Rio Grande do Norte", alpha_2_code: "RN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Rio Grande do Sul</text:p>
          </table:table-cell>
          <table:table-cell office:value-type="string">
            <text:p>", alpha_2_code: "</text:p>
          </table:table-cell>
          <table:table-cell office:value-type="string">
            <text:p>RS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22];[.B22];[.C22];[.D22];[.E22];[.F22];[.G22])" office:value-type="string" office:string-value="{name: &quot;Rio Grande do Sul&quot;, alpha_2_code: &quot;RS&quot;, country_id: 39},">
            <text:p>{name: "Rio Grande do Sul", alpha_2_code: "RS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Rondônia</text:p>
          </table:table-cell>
          <table:table-cell office:value-type="string">
            <text:p>", alpha_2_code: "</text:p>
          </table:table-cell>
          <table:table-cell office:value-type="string">
            <text:p>RO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23];[.B23];[.C23];[.D23];[.E23];[.F23];[.G23])" office:value-type="string" office:string-value="{name: &quot;Rondônia&quot;, alpha_2_code: &quot;RO&quot;, country_id: 39},">
            <text:p>{name: "Rondônia", alpha_2_code: "RO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Roraima</text:p>
          </table:table-cell>
          <table:table-cell office:value-type="string">
            <text:p>", alpha_2_code: "</text:p>
          </table:table-cell>
          <table:table-cell office:value-type="string">
            <text:p>RR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24];[.B24];[.C24];[.D24];[.E24];[.F24];[.G24])" office:value-type="string" office:string-value="{name: &quot;Roraima&quot;, alpha_2_code: &quot;RR&quot;, country_id: 39},">
            <text:p>{name: "Roraima", alpha_2_code: "RR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Santa Catarina</text:p>
          </table:table-cell>
          <table:table-cell office:value-type="string">
            <text:p>", alpha_2_code: "</text:p>
          </table:table-cell>
          <table:table-cell office:value-type="string">
            <text:p>SC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25];[.B25];[.C25];[.D25];[.E25];[.F25];[.G25])" office:value-type="string" office:string-value="{name: &quot;Santa Catarina&quot;, alpha_2_code: &quot;SC&quot;, country_id: 39},">
            <text:p>{name: "Santa Catarina", alpha_2_code: "SC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São Paulo</text:p>
          </table:table-cell>
          <table:table-cell office:value-type="string">
            <text:p>", alpha_2_code: "</text:p>
          </table:table-cell>
          <table:table-cell office:value-type="string">
            <text:p>SP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26];[.B26];[.C26];[.D26];[.E26];[.F26];[.G26])" office:value-type="string" office:string-value="{name: &quot;São Paulo&quot;, alpha_2_code: &quot;SP&quot;, country_id: 39},">
            <text:p>{name: "São Paulo", alpha_2_code: "SP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Sergipe</text:p>
          </table:table-cell>
          <table:table-cell office:value-type="string">
            <text:p>", alpha_2_code: "</text:p>
          </table:table-cell>
          <table:table-cell office:value-type="string">
            <text:p>SE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27];[.B27];[.C27];[.D27];[.E27];[.F27];[.G27])" office:value-type="string" office:string-value="{name: &quot;Sergipe&quot;, alpha_2_code: &quot;SE&quot;, country_id: 39},">
            <text:p>{name: "Sergipe", alpha_2_code: "SE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Tocantins</text:p>
          </table:table-cell>
          <table:table-cell office:value-type="string">
            <text:p>", alpha_2_code: "</text:p>
          </table:table-cell>
          <table:table-cell office:value-type="string">
            <text:p>TO</text:p>
          </table:table-cell>
          <table:table-cell office:value-type="string">
            <text:p>", country_id: </text:p>
          </table:table-cell>
          <table:table-cell office:value-type="float" office:value="39">
            <text:p>39</text:p>
          </table:table-cell>
          <table:table-cell office:value-type="string">
            <text:p>},</text:p>
          </table:table-cell>
          <table:table-cell table:formula="of:=CONCATENATE([.A28];[.B28];[.C28];[.D28];[.E28];[.F28];[.G28])" office:value-type="string" office:string-value="{name: &quot;Tocantins&quot;, alpha_2_code: &quot;TO&quot;, country_id: 39},">
            <text:p>{name: "Tocantins", alpha_2_code: "TO", country_id: 39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Alabama</text:p>
          </table:table-cell>
          <table:table-cell office:value-type="string">
            <text:p>", alpha_2_code: "</text:p>
          </table:table-cell>
          <table:table-cell office:value-type="string">
            <text:p>AL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29];[.B29];[.C29];[.D29];[.E29];[.F29];[.G29])" office:value-type="string" office:string-value="{name: &quot; Alabama&quot;, alpha_2_code: &quot;AL&quot;, country_id: 243},">
            <text:p>{name: " Alabama", alpha_2_code: "AL", country_id: 243},</text:p>
          </table:table-cell>
          <table:table-cell/>
          <table:table-cell office:value-type="string">
            <text:p>eua</text:p>
          </table:table-cell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Alaska</text:p>
          </table:table-cell>
          <table:table-cell office:value-type="string">
            <text:p>", alpha_2_code: "</text:p>
          </table:table-cell>
          <table:table-cell office:value-type="string">
            <text:p>AK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30];[.B30];[.C30];[.D30];[.E30];[.F30];[.G30])" office:value-type="string" office:string-value="{name: &quot; Alaska&quot;, alpha_2_code: &quot;AK&quot;, country_id: 243},">
            <text:p>{name: " Alaska", alpha_2_code: "AK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Arizona</text:p>
          </table:table-cell>
          <table:table-cell office:value-type="string">
            <text:p>", alpha_2_code: "</text:p>
          </table:table-cell>
          <table:table-cell office:value-type="string">
            <text:p>AZ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31];[.B31];[.C31];[.D31];[.E31];[.F31];[.G31])" office:value-type="string" office:string-value="{name: &quot; Arizona&quot;, alpha_2_code: &quot;AZ&quot;, country_id: 243},">
            <text:p>{name: " Arizona", alpha_2_code: "AZ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Arkansas</text:p>
          </table:table-cell>
          <table:table-cell office:value-type="string">
            <text:p>", alpha_2_code: "</text:p>
          </table:table-cell>
          <table:table-cell office:value-type="string">
            <text:p>AR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32];[.B32];[.C32];[.D32];[.E32];[.F32];[.G32])" office:value-type="string" office:string-value="{name: &quot; Arkansas&quot;, alpha_2_code: &quot;AR&quot;, country_id: 243},">
            <text:p>{name: " Arkansas", alpha_2_code: "AR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California</text:p>
          </table:table-cell>
          <table:table-cell office:value-type="string">
            <text:p>", alpha_2_code: "</text:p>
          </table:table-cell>
          <table:table-cell office:value-type="string">
            <text:p>CA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33];[.B33];[.C33];[.D33];[.E33];[.F33];[.G33])" office:value-type="string" office:string-value="{name: &quot; California&quot;, alpha_2_code: &quot;CA&quot;, country_id: 243},">
            <text:p>{name: " California", alpha_2_code: "CA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Colorado</text:p>
          </table:table-cell>
          <table:table-cell office:value-type="string">
            <text:p>", alpha_2_code: "</text:p>
          </table:table-cell>
          <table:table-cell office:value-type="string">
            <text:p>CO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34];[.B34];[.C34];[.D34];[.E34];[.F34];[.G34])" office:value-type="string" office:string-value="{name: &quot; Colorado&quot;, alpha_2_code: &quot;CO&quot;, country_id: 243},">
            <text:p>{name: " Colorado", alpha_2_code: "CO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Connecticut</text:p>
          </table:table-cell>
          <table:table-cell office:value-type="string">
            <text:p>", alpha_2_code: "</text:p>
          </table:table-cell>
          <table:table-cell office:value-type="string">
            <text:p>CT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35];[.B35];[.C35];[.D35];[.E35];[.F35];[.G35])" office:value-type="string" office:string-value="{name: &quot; Connecticut&quot;, alpha_2_code: &quot;CT&quot;, country_id: 243},">
            <text:p>{name: " Connecticut", alpha_2_code: "CT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Delaware</text:p>
          </table:table-cell>
          <table:table-cell office:value-type="string">
            <text:p>", alpha_2_code: "</text:p>
          </table:table-cell>
          <table:table-cell office:value-type="string">
            <text:p>DE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36];[.B36];[.C36];[.D36];[.E36];[.F36];[.G36])" office:value-type="string" office:string-value="{name: &quot; Delaware&quot;, alpha_2_code: &quot;DE&quot;, country_id: 243},">
            <text:p>{name: " Delaware", alpha_2_code: "DE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Florida</text:p>
          </table:table-cell>
          <table:table-cell office:value-type="string">
            <text:p>", alpha_2_code: "</text:p>
          </table:table-cell>
          <table:table-cell office:value-type="string">
            <text:p>FL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37];[.B37];[.C37];[.D37];[.E37];[.F37];[.G37])" office:value-type="string" office:string-value="{name: &quot; Florida&quot;, alpha_2_code: &quot;FL&quot;, country_id: 243},">
            <text:p>{name: " Florida", alpha_2_code: "FL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Georgia</text:p>
          </table:table-cell>
          <table:table-cell office:value-type="string">
            <text:p>", alpha_2_code: "</text:p>
          </table:table-cell>
          <table:table-cell office:value-type="string">
            <text:p>GA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38];[.B38];[.C38];[.D38];[.E38];[.F38];[.G38])" office:value-type="string" office:string-value="{name: &quot; Georgia&quot;, alpha_2_code: &quot;GA&quot;, country_id: 243},">
            <text:p>{name: " Georgia", alpha_2_code: "GA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Hawaii</text:p>
          </table:table-cell>
          <table:table-cell office:value-type="string">
            <text:p>", alpha_2_code: "</text:p>
          </table:table-cell>
          <table:table-cell office:value-type="string">
            <text:p>HI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39];[.B39];[.C39];[.D39];[.E39];[.F39];[.G39])" office:value-type="string" office:string-value="{name: &quot; Hawaii&quot;, alpha_2_code: &quot;HI&quot;, country_id: 243},">
            <text:p>{name: " Hawaii", alpha_2_code: "HI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Idaho</text:p>
          </table:table-cell>
          <table:table-cell office:value-type="string">
            <text:p>", alpha_2_code: "</text:p>
          </table:table-cell>
          <table:table-cell office:value-type="string">
            <text:p>ID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40];[.B40];[.C40];[.D40];[.E40];[.F40];[.G40])" office:value-type="string" office:string-value="{name: &quot; Idaho&quot;, alpha_2_code: &quot;ID&quot;, country_id: 243},">
            <text:p>{name: " Idaho", alpha_2_code: "ID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Illinois</text:p>
          </table:table-cell>
          <table:table-cell office:value-type="string">
            <text:p>", alpha_2_code: "</text:p>
          </table:table-cell>
          <table:table-cell office:value-type="string">
            <text:p>IL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41];[.B41];[.C41];[.D41];[.E41];[.F41];[.G41])" office:value-type="string" office:string-value="{name: &quot; Illinois&quot;, alpha_2_code: &quot;IL&quot;, country_id: 243},">
            <text:p>{name: " Illinois", alpha_2_code: "IL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Indiana</text:p>
          </table:table-cell>
          <table:table-cell office:value-type="string">
            <text:p>", alpha_2_code: "</text:p>
          </table:table-cell>
          <table:table-cell office:value-type="string">
            <text:p>IN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42];[.B42];[.C42];[.D42];[.E42];[.F42];[.G42])" office:value-type="string" office:string-value="{name: &quot; Indiana&quot;, alpha_2_code: &quot;IN&quot;, country_id: 243},">
            <text:p>{name: " Indiana", alpha_2_code: "IN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Iowa</text:p>
          </table:table-cell>
          <table:table-cell office:value-type="string">
            <text:p>", alpha_2_code: "</text:p>
          </table:table-cell>
          <table:table-cell office:value-type="string">
            <text:p>IA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43];[.B43];[.C43];[.D43];[.E43];[.F43];[.G43])" office:value-type="string" office:string-value="{name: &quot; Iowa&quot;, alpha_2_code: &quot;IA&quot;, country_id: 243},">
            <text:p>{name: " Iowa", alpha_2_code: "IA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Kansas</text:p>
          </table:table-cell>
          <table:table-cell office:value-type="string">
            <text:p>", alpha_2_code: "</text:p>
          </table:table-cell>
          <table:table-cell office:value-type="string">
            <text:p>KS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44];[.B44];[.C44];[.D44];[.E44];[.F44];[.G44])" office:value-type="string" office:string-value="{name: &quot; Kansas&quot;, alpha_2_code: &quot;KS&quot;, country_id: 243},">
            <text:p>{name: " Kansas", alpha_2_code: "KS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Kentucky</text:p>
          </table:table-cell>
          <table:table-cell office:value-type="string">
            <text:p>", alpha_2_code: "</text:p>
          </table:table-cell>
          <table:table-cell office:value-type="string">
            <text:p>KY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45];[.B45];[.C45];[.D45];[.E45];[.F45];[.G45])" office:value-type="string" office:string-value="{name: &quot; Kentucky&quot;, alpha_2_code: &quot;KY&quot;, country_id: 243},">
            <text:p>{name: " Kentucky", alpha_2_code: "KY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Louisiana</text:p>
          </table:table-cell>
          <table:table-cell office:value-type="string">
            <text:p>", alpha_2_code: "</text:p>
          </table:table-cell>
          <table:table-cell office:value-type="string">
            <text:p>LA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46];[.B46];[.C46];[.D46];[.E46];[.F46];[.G46])" office:value-type="string" office:string-value="{name: &quot; Louisiana&quot;, alpha_2_code: &quot;LA&quot;, country_id: 243},">
            <text:p>{name: " Louisiana", alpha_2_code: "LA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Maine</text:p>
          </table:table-cell>
          <table:table-cell office:value-type="string">
            <text:p>", alpha_2_code: "</text:p>
          </table:table-cell>
          <table:table-cell office:value-type="string">
            <text:p>ME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47];[.B47];[.C47];[.D47];[.E47];[.F47];[.G47])" office:value-type="string" office:string-value="{name: &quot; Maine&quot;, alpha_2_code: &quot;ME&quot;, country_id: 243},">
            <text:p>{name: " Maine", alpha_2_code: "ME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Maryland</text:p>
          </table:table-cell>
          <table:table-cell office:value-type="string">
            <text:p>", alpha_2_code: "</text:p>
          </table:table-cell>
          <table:table-cell office:value-type="string">
            <text:p>MD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48];[.B48];[.C48];[.D48];[.E48];[.F48];[.G48])" office:value-type="string" office:string-value="{name: &quot; Maryland&quot;, alpha_2_code: &quot;MD&quot;, country_id: 243},">
            <text:p>{name: " Maryland", alpha_2_code: "MD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Massachusetts</text:p>
          </table:table-cell>
          <table:table-cell office:value-type="string">
            <text:p>", alpha_2_code: "</text:p>
          </table:table-cell>
          <table:table-cell office:value-type="string">
            <text:p>MA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49];[.B49];[.C49];[.D49];[.E49];[.F49];[.G49])" office:value-type="string" office:string-value="{name: &quot; Massachusetts&quot;, alpha_2_code: &quot;MA&quot;, country_id: 243},">
            <text:p>{name: " Massachusetts", alpha_2_code: "MA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Michigan</text:p>
          </table:table-cell>
          <table:table-cell office:value-type="string">
            <text:p>", alpha_2_code: "</text:p>
          </table:table-cell>
          <table:table-cell office:value-type="string">
            <text:p>MI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50];[.B50];[.C50];[.D50];[.E50];[.F50];[.G50])" office:value-type="string" office:string-value="{name: &quot; Michigan&quot;, alpha_2_code: &quot;MI&quot;, country_id: 243},">
            <text:p>{name: " Michigan", alpha_2_code: "MI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Minnesota</text:p>
          </table:table-cell>
          <table:table-cell office:value-type="string">
            <text:p>", alpha_2_code: "</text:p>
          </table:table-cell>
          <table:table-cell office:value-type="string">
            <text:p>MN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51];[.B51];[.C51];[.D51];[.E51];[.F51];[.G51])" office:value-type="string" office:string-value="{name: &quot; Minnesota&quot;, alpha_2_code: &quot;MN&quot;, country_id: 243},">
            <text:p>{name: " Minnesota", alpha_2_code: "MN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Mississippi</text:p>
          </table:table-cell>
          <table:table-cell office:value-type="string">
            <text:p>", alpha_2_code: "</text:p>
          </table:table-cell>
          <table:table-cell office:value-type="string">
            <text:p>MS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52];[.B52];[.C52];[.D52];[.E52];[.F52];[.G52])" office:value-type="string" office:string-value="{name: &quot; Mississippi&quot;, alpha_2_code: &quot;MS&quot;, country_id: 243},">
            <text:p>{name: " Mississippi", alpha_2_code: "MS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Missouri</text:p>
          </table:table-cell>
          <table:table-cell office:value-type="string">
            <text:p>", alpha_2_code: "</text:p>
          </table:table-cell>
          <table:table-cell office:value-type="string">
            <text:p>MO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53];[.B53];[.C53];[.D53];[.E53];[.F53];[.G53])" office:value-type="string" office:string-value="{name: &quot; Missouri&quot;, alpha_2_code: &quot;MO&quot;, country_id: 243},">
            <text:p>{name: " Missouri", alpha_2_code: "MO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Montana</text:p>
          </table:table-cell>
          <table:table-cell office:value-type="string">
            <text:p>", alpha_2_code: "</text:p>
          </table:table-cell>
          <table:table-cell office:value-type="string">
            <text:p>MT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54];[.B54];[.C54];[.D54];[.E54];[.F54];[.G54])" office:value-type="string" office:string-value="{name: &quot; Montana&quot;, alpha_2_code: &quot;MT&quot;, country_id: 243},">
            <text:p>{name: " Montana", alpha_2_code: "MT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Nebraska</text:p>
          </table:table-cell>
          <table:table-cell office:value-type="string">
            <text:p>", alpha_2_code: "</text:p>
          </table:table-cell>
          <table:table-cell office:value-type="string">
            <text:p>NE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55];[.B55];[.C55];[.D55];[.E55];[.F55];[.G55])" office:value-type="string" office:string-value="{name: &quot; Nebraska&quot;, alpha_2_code: &quot;NE&quot;, country_id: 243},">
            <text:p>{name: " Nebraska", alpha_2_code: "NE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Nevada</text:p>
          </table:table-cell>
          <table:table-cell office:value-type="string">
            <text:p>", alpha_2_code: "</text:p>
          </table:table-cell>
          <table:table-cell office:value-type="string">
            <text:p>NV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56];[.B56];[.C56];[.D56];[.E56];[.F56];[.G56])" office:value-type="string" office:string-value="{name: &quot; Nevada&quot;, alpha_2_code: &quot;NV&quot;, country_id: 243},">
            <text:p>{name: " Nevada", alpha_2_code: "NV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New Hampshire</text:p>
          </table:table-cell>
          <table:table-cell office:value-type="string">
            <text:p>", alpha_2_code: "</text:p>
          </table:table-cell>
          <table:table-cell office:value-type="string">
            <text:p>NH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57];[.B57];[.C57];[.D57];[.E57];[.F57];[.G57])" office:value-type="string" office:string-value="{name: &quot; New Hampshire&quot;, alpha_2_code: &quot;NH&quot;, country_id: 243},">
            <text:p>{name: " New Hampshire", alpha_2_code: "NH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New Jersey</text:p>
          </table:table-cell>
          <table:table-cell office:value-type="string">
            <text:p>", alpha_2_code: "</text:p>
          </table:table-cell>
          <table:table-cell office:value-type="string">
            <text:p>NJ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58];[.B58];[.C58];[.D58];[.E58];[.F58];[.G58])" office:value-type="string" office:string-value="{name: &quot; New Jersey&quot;, alpha_2_code: &quot;NJ&quot;, country_id: 243},">
            <text:p>{name: " New Jersey", alpha_2_code: "NJ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New Mexico</text:p>
          </table:table-cell>
          <table:table-cell office:value-type="string">
            <text:p>", alpha_2_code: "</text:p>
          </table:table-cell>
          <table:table-cell office:value-type="string">
            <text:p>NM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59];[.B59];[.C59];[.D59];[.E59];[.F59];[.G59])" office:value-type="string" office:string-value="{name: &quot; New Mexico&quot;, alpha_2_code: &quot;NM&quot;, country_id: 243},">
            <text:p>{name: " New Mexico", alpha_2_code: "NM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New York</text:p>
          </table:table-cell>
          <table:table-cell office:value-type="string">
            <text:p>", alpha_2_code: "</text:p>
          </table:table-cell>
          <table:table-cell office:value-type="string">
            <text:p>NY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60];[.B60];[.C60];[.D60];[.E60];[.F60];[.G60])" office:value-type="string" office:string-value="{name: &quot; New York&quot;, alpha_2_code: &quot;NY&quot;, country_id: 243},">
            <text:p>{name: " New York", alpha_2_code: "NY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North Carolina</text:p>
          </table:table-cell>
          <table:table-cell office:value-type="string">
            <text:p>", alpha_2_code: "</text:p>
          </table:table-cell>
          <table:table-cell office:value-type="string">
            <text:p>NC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61];[.B61];[.C61];[.D61];[.E61];[.F61];[.G61])" office:value-type="string" office:string-value="{name: &quot; North Carolina&quot;, alpha_2_code: &quot;NC&quot;, country_id: 243},">
            <text:p>{name: " North Carolina", alpha_2_code: "NC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 North Dakota</text:p>
          </table:table-cell>
          <table:table-cell office:value-type="string">
            <text:p>", alpha_2_code: "</text:p>
          </table:table-cell>
          <table:table-cell office:value-type="string">
            <text:p>ND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62];[.B62];[.C62];[.D62];[.E62];[.F62];[.G62])" office:value-type="string" office:string-value="{name: &quot;  North Dakota&quot;, alpha_2_code: &quot;ND&quot;, country_id: 243},">
            <text:p>{name: "  North Dakota", alpha_2_code: "ND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Ohio</text:p>
          </table:table-cell>
          <table:table-cell office:value-type="string">
            <text:p>", alpha_2_code: "</text:p>
          </table:table-cell>
          <table:table-cell office:value-type="string">
            <text:p>OH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63];[.B63];[.C63];[.D63];[.E63];[.F63];[.G63])" office:value-type="string" office:string-value="{name: &quot; Ohio&quot;, alpha_2_code: &quot;OH&quot;, country_id: 243},">
            <text:p>{name: " Ohio", alpha_2_code: "OH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Oklahoma</text:p>
          </table:table-cell>
          <table:table-cell office:value-type="string">
            <text:p>", alpha_2_code: "</text:p>
          </table:table-cell>
          <table:table-cell office:value-type="string">
            <text:p>OK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64];[.B64];[.C64];[.D64];[.E64];[.F64];[.G64])" office:value-type="string" office:string-value="{name: &quot; Oklahoma&quot;, alpha_2_code: &quot;OK&quot;, country_id: 243},">
            <text:p>{name: " Oklahoma", alpha_2_code: "OK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Oregon</text:p>
          </table:table-cell>
          <table:table-cell office:value-type="string">
            <text:p>", alpha_2_code: "</text:p>
          </table:table-cell>
          <table:table-cell office:value-type="string">
            <text:p>OR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65];[.B65];[.C65];[.D65];[.E65];[.F65];[.G65])" office:value-type="string" office:string-value="{name: &quot; Oregon&quot;, alpha_2_code: &quot;OR&quot;, country_id: 243},">
            <text:p>{name: " Oregon", alpha_2_code: "OR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Pennsylvania</text:p>
          </table:table-cell>
          <table:table-cell office:value-type="string">
            <text:p>", alpha_2_code: "</text:p>
          </table:table-cell>
          <table:table-cell office:value-type="string">
            <text:p>PA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66];[.B66];[.C66];[.D66];[.E66];[.F66];[.G66])" office:value-type="string" office:string-value="{name: &quot; Pennsylvania&quot;, alpha_2_code: &quot;PA&quot;, country_id: 243},">
            <text:p>{name: " Pennsylvania", alpha_2_code: "PA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Rhode Island</text:p>
          </table:table-cell>
          <table:table-cell office:value-type="string">
            <text:p>", alpha_2_code: "</text:p>
          </table:table-cell>
          <table:table-cell office:value-type="string">
            <text:p>RI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67];[.B67];[.C67];[.D67];[.E67];[.F67];[.G67])" office:value-type="string" office:string-value="{name: &quot; Rhode Island&quot;, alpha_2_code: &quot;RI&quot;, country_id: 243},">
            <text:p>{name: " Rhode Island", alpha_2_code: "RI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South Carolina</text:p>
          </table:table-cell>
          <table:table-cell office:value-type="string">
            <text:p>", alpha_2_code: "</text:p>
          </table:table-cell>
          <table:table-cell office:value-type="string">
            <text:p>SC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68];[.B68];[.C68];[.D68];[.E68];[.F68];[.G68])" office:value-type="string" office:string-value="{name: &quot; South Carolina&quot;, alpha_2_code: &quot;SC&quot;, country_id: 243},">
            <text:p>{name: " South Carolina", alpha_2_code: "SC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South Dakota</text:p>
          </table:table-cell>
          <table:table-cell office:value-type="string">
            <text:p>", alpha_2_code: "</text:p>
          </table:table-cell>
          <table:table-cell office:value-type="string">
            <text:p>SD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69];[.B69];[.C69];[.D69];[.E69];[.F69];[.G69])" office:value-type="string" office:string-value="{name: &quot; South Dakota&quot;, alpha_2_code: &quot;SD&quot;, country_id: 243},">
            <text:p>{name: " South Dakota", alpha_2_code: "SD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Tennessee</text:p>
          </table:table-cell>
          <table:table-cell office:value-type="string">
            <text:p>", alpha_2_code: "</text:p>
          </table:table-cell>
          <table:table-cell office:value-type="string">
            <text:p>TN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70];[.B70];[.C70];[.D70];[.E70];[.F70];[.G70])" office:value-type="string" office:string-value="{name: &quot; Tennessee&quot;, alpha_2_code: &quot;TN&quot;, country_id: 243},">
            <text:p>{name: " Tennessee", alpha_2_code: "TN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Texas</text:p>
          </table:table-cell>
          <table:table-cell office:value-type="string">
            <text:p>", alpha_2_code: "</text:p>
          </table:table-cell>
          <table:table-cell office:value-type="string">
            <text:p>TX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71];[.B71];[.C71];[.D71];[.E71];[.F71];[.G71])" office:value-type="string" office:string-value="{name: &quot; Texas&quot;, alpha_2_code: &quot;TX&quot;, country_id: 243},">
            <text:p>{name: " Texas", alpha_2_code: "TX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Utah</text:p>
          </table:table-cell>
          <table:table-cell office:value-type="string">
            <text:p>", alpha_2_code: "</text:p>
          </table:table-cell>
          <table:table-cell office:value-type="string">
            <text:p>UT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72];[.B72];[.C72];[.D72];[.E72];[.F72];[.G72])" office:value-type="string" office:string-value="{name: &quot; Utah&quot;, alpha_2_code: &quot;UT&quot;, country_id: 243},">
            <text:p>{name: " Utah", alpha_2_code: "UT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Vermont</text:p>
          </table:table-cell>
          <table:table-cell office:value-type="string">
            <text:p>", alpha_2_code: "</text:p>
          </table:table-cell>
          <table:table-cell office:value-type="string">
            <text:p>VT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73];[.B73];[.C73];[.D73];[.E73];[.F73];[.G73])" office:value-type="string" office:string-value="{name: &quot; Vermont&quot;, alpha_2_code: &quot;VT&quot;, country_id: 243},">
            <text:p>{name: " Vermont", alpha_2_code: "VT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Virginia</text:p>
          </table:table-cell>
          <table:table-cell office:value-type="string">
            <text:p>", alpha_2_code: "</text:p>
          </table:table-cell>
          <table:table-cell office:value-type="string">
            <text:p>VA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74];[.B74];[.C74];[.D74];[.E74];[.F74];[.G74])" office:value-type="string" office:string-value="{name: &quot; Virginia&quot;, alpha_2_code: &quot;VA&quot;, country_id: 243},">
            <text:p>{name: " Virginia", alpha_2_code: "VA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Washington</text:p>
          </table:table-cell>
          <table:table-cell office:value-type="string">
            <text:p>", alpha_2_code: "</text:p>
          </table:table-cell>
          <table:table-cell office:value-type="string">
            <text:p>WA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75];[.B75];[.C75];[.D75];[.E75];[.F75];[.G75])" office:value-type="string" office:string-value="{name: &quot; Washington&quot;, alpha_2_code: &quot;WA&quot;, country_id: 243},">
            <text:p>{name: " Washington", alpha_2_code: "WA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West Virginia</text:p>
          </table:table-cell>
          <table:table-cell office:value-type="string">
            <text:p>", alpha_2_code: "</text:p>
          </table:table-cell>
          <table:table-cell office:value-type="string">
            <text:p>WV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76];[.B76];[.C76];[.D76];[.E76];[.F76];[.G76])" office:value-type="string" office:string-value="{name: &quot; West Virginia&quot;, alpha_2_code: &quot;WV&quot;, country_id: 243},">
            <text:p>{name: " West Virginia", alpha_2_code: "WV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Wisconsin</text:p>
          </table:table-cell>
          <table:table-cell office:value-type="string">
            <text:p>", alpha_2_code: "</text:p>
          </table:table-cell>
          <table:table-cell office:value-type="string">
            <text:p>WI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77];[.B77];[.C77];[.D77];[.E77];[.F77];[.G77])" office:value-type="string" office:string-value="{name: &quot; Wisconsin&quot;, alpha_2_code: &quot;WI&quot;, country_id: 243},">
            <text:p>{name: " Wisconsin", alpha_2_code: "WI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Wyoming</text:p>
          </table:table-cell>
          <table:table-cell office:value-type="string">
            <text:p>", alpha_2_code: "</text:p>
          </table:table-cell>
          <table:table-cell office:value-type="string">
            <text:p>WY</text:p>
          </table:table-cell>
          <table:table-cell office:value-type="string">
            <text:p>", country_id: </text:p>
          </table:table-cell>
          <table:table-cell office:value-type="float" office:value="243">
            <text:p>243</text:p>
          </table:table-cell>
          <table:table-cell office:value-type="string">
            <text:p>},</text:p>
          </table:table-cell>
          <table:table-cell table:formula="of:=CONCATENATE([.A78];[.B78];[.C78];[.D78];[.E78];[.F78];[.G78])" office:value-type="string" office:string-value="{name: &quot; Wyoming&quot;, alpha_2_code: &quot;WY&quot;, country_id: 243},">
            <text:p>{name: " Wyoming", alpha_2_code: "WY", country_id: 243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Aguascalientes</text:p>
          </table:table-cell>
          <table:table-cell office:value-type="string">
            <text:p>", alpha_2_code: "</text:p>
          </table:table-cell>
          <table:table-cell table:style-name="ce2" office:value-type="string">
            <text:p>Ags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79];[.B79];[.C79];[.D79];[.E79];[.F79];[.G79])" office:value-type="string" office:string-value="{name: &quot; Aguascalientes&quot;, alpha_2_code: &quot;Ags.&quot;, country_id: 151},">
            <text:p>{name: " Aguascalientes", alpha_2_code: "Ags.", country_id: 151},</text:p>
          </table:table-cell>
          <table:table-cell/>
          <table:table-cell office:value-type="string">
            <text:p>mexico</text:p>
          </table:table-cell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Baja California</text:p>
          </table:table-cell>
          <table:table-cell office:value-type="string">
            <text:p>", alpha_2_code: "</text:p>
          </table:table-cell>
          <table:table-cell table:style-name="ce2" office:value-type="string">
            <text:p>B.C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80];[.B80];[.C80];[.D80];[.E80];[.F80];[.G80])" office:value-type="string" office:string-value="{name: &quot; Baja California&quot;, alpha_2_code: &quot;B.C.&quot;, country_id: 151},">
            <text:p>{name: " Baja California", alpha_2_code: "B.C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Baja California Sur</text:p>
          </table:table-cell>
          <table:table-cell office:value-type="string">
            <text:p>", alpha_2_code: "</text:p>
          </table:table-cell>
          <table:table-cell table:style-name="ce2" office:value-type="string">
            <text:p>B.C.S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81];[.B81];[.C81];[.D81];[.E81];[.F81];[.G81])" office:value-type="string" office:string-value="{name: &quot; Baja California Sur&quot;, alpha_2_code: &quot;B.C.S.&quot;, country_id: 151},">
            <text:p>{name: " Baja California Sur", alpha_2_code: "B.C.S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Campeche</text:p>
          </table:table-cell>
          <table:table-cell office:value-type="string">
            <text:p>", alpha_2_code: "</text:p>
          </table:table-cell>
          <table:table-cell table:style-name="ce2" office:value-type="string">
            <text:p>Camp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82];[.B82];[.C82];[.D82];[.E82];[.F82];[.G82])" office:value-type="string" office:string-value="{name: &quot; Campeche&quot;, alpha_2_code: &quot;Camp.&quot;, country_id: 151},">
            <text:p>{name: " Campeche", alpha_2_code: "Camp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Chiapas</text:p>
          </table:table-cell>
          <table:table-cell office:value-type="string">
            <text:p>", alpha_2_code: "</text:p>
          </table:table-cell>
          <table:table-cell table:style-name="ce2" office:value-type="string">
            <text:p>Chis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83];[.B83];[.C83];[.D83];[.E83];[.F83];[.G83])" office:value-type="string" office:string-value="{name: &quot; Chiapas&quot;, alpha_2_code: &quot;Chis.&quot;, country_id: 151},">
            <text:p>{name: " Chiapas", alpha_2_code: "Chis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Chihuahua</text:p>
          </table:table-cell>
          <table:table-cell office:value-type="string">
            <text:p>", alpha_2_code: "</text:p>
          </table:table-cell>
          <table:table-cell table:style-name="ce2" office:value-type="string">
            <text:p>Chih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84];[.B84];[.C84];[.D84];[.E84];[.F84];[.G84])" office:value-type="string" office:string-value="{name: &quot; Chihuahua&quot;, alpha_2_code: &quot;Chih.&quot;, country_id: 151},">
            <text:p>{name: " Chihuahua", alpha_2_code: "Chih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Coahuila</text:p>
          </table:table-cell>
          <table:table-cell office:value-type="string">
            <text:p>", alpha_2_code: "</text:p>
          </table:table-cell>
          <table:table-cell table:style-name="ce2" office:value-type="string">
            <text:p>Coah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85];[.B85];[.C85];[.D85];[.E85];[.F85];[.G85])" office:value-type="string" office:string-value="{name: &quot; Coahuila&quot;, alpha_2_code: &quot;Coah.&quot;, country_id: 151},">
            <text:p>{name: " Coahuila", alpha_2_code: "Coah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Colima</text:p>
          </table:table-cell>
          <table:table-cell office:value-type="string">
            <text:p>", alpha_2_code: "</text:p>
          </table:table-cell>
          <table:table-cell table:style-name="ce2" office:value-type="string">
            <text:p>Col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86];[.B86];[.C86];[.D86];[.E86];[.F86];[.G86])" office:value-type="string" office:string-value="{name: &quot; Colima&quot;, alpha_2_code: &quot;Col.&quot;, country_id: 151},">
            <text:p>{name: " Colima", alpha_2_code: "Col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Mexico City</text:p>
          </table:table-cell>
          <table:table-cell office:value-type="string">
            <text:p>", alpha_2_code: "</text:p>
          </table:table-cell>
          <table:table-cell table:style-name="ce2" office:value-type="string">
            <text:p>CDMX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87];[.B87];[.C87];[.D87];[.E87];[.F87];[.G87])" office:value-type="string" office:string-value="{name: &quot; Mexico City&quot;, alpha_2_code: &quot;CDMX&quot;, country_id: 151},">
            <text:p>{name: " Mexico City", alpha_2_code: "CDMX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Durango</text:p>
          </table:table-cell>
          <table:table-cell office:value-type="string">
            <text:p>", alpha_2_code: "</text:p>
          </table:table-cell>
          <table:table-cell table:style-name="ce2" office:value-type="string">
            <text:p>Dgo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88];[.B88];[.C88];[.D88];[.E88];[.F88];[.G88])" office:value-type="string" office:string-value="{name: &quot; Durango&quot;, alpha_2_code: &quot;Dgo.&quot;, country_id: 151},">
            <text:p>{name: " Durango", alpha_2_code: "Dgo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Guanajuato</text:p>
          </table:table-cell>
          <table:table-cell office:value-type="string">
            <text:p>", alpha_2_code: "</text:p>
          </table:table-cell>
          <table:table-cell table:style-name="ce2" office:value-type="string">
            <text:p>Gto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89];[.B89];[.C89];[.D89];[.E89];[.F89];[.G89])" office:value-type="string" office:string-value="{name: &quot; Guanajuato&quot;, alpha_2_code: &quot;Gto.&quot;, country_id: 151},">
            <text:p>{name: " Guanajuato", alpha_2_code: "Gto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Guerrero</text:p>
          </table:table-cell>
          <table:table-cell office:value-type="string">
            <text:p>", alpha_2_code: "</text:p>
          </table:table-cell>
          <table:table-cell table:style-name="ce2" office:value-type="string">
            <text:p>Gro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90];[.B90];[.C90];[.D90];[.E90];[.F90];[.G90])" office:value-type="string" office:string-value="{name: &quot; Guerrero&quot;, alpha_2_code: &quot;Gro.&quot;, country_id: 151},">
            <text:p>{name: " Guerrero", alpha_2_code: "Gro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Hidalgo</text:p>
          </table:table-cell>
          <table:table-cell office:value-type="string">
            <text:p>", alpha_2_code: "</text:p>
          </table:table-cell>
          <table:table-cell table:style-name="ce2" office:value-type="string">
            <text:p>Hgo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91];[.B91];[.C91];[.D91];[.E91];[.F91];[.G91])" office:value-type="string" office:string-value="{name: &quot; Hidalgo&quot;, alpha_2_code: &quot;Hgo.&quot;, country_id: 151},">
            <text:p>{name: " Hidalgo", alpha_2_code: "Hgo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Jalisco</text:p>
          </table:table-cell>
          <table:table-cell office:value-type="string">
            <text:p>", alpha_2_code: "</text:p>
          </table:table-cell>
          <table:table-cell table:style-name="ce2" office:value-type="string">
            <text:p>Jal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92];[.B92];[.C92];[.D92];[.E92];[.F92];[.G92])" office:value-type="string" office:string-value="{name: &quot; Jalisco&quot;, alpha_2_code: &quot;Jal.&quot;, country_id: 151},">
            <text:p>{name: " Jalisco", alpha_2_code: "Jal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México</text:p>
          </table:table-cell>
          <table:table-cell office:value-type="string">
            <text:p>", alpha_2_code: "</text:p>
          </table:table-cell>
          <table:table-cell table:style-name="ce2" office:value-type="string">
            <text:p>Méx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93];[.B93];[.C93];[.D93];[.E93];[.F93];[.G93])" office:value-type="string" office:string-value="{name: &quot; México&quot;, alpha_2_code: &quot;Méx.&quot;, country_id: 151},">
            <text:p>{name: " México", alpha_2_code: "Méx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Michoacán</text:p>
          </table:table-cell>
          <table:table-cell office:value-type="string">
            <text:p>", alpha_2_code: "</text:p>
          </table:table-cell>
          <table:table-cell table:style-name="ce2" office:value-type="string">
            <text:p>Mich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94];[.B94];[.C94];[.D94];[.E94];[.F94];[.G94])" office:value-type="string" office:string-value="{name: &quot; Michoacán&quot;, alpha_2_code: &quot;Mich.&quot;, country_id: 151},">
            <text:p>{name: " Michoacán", alpha_2_code: "Mich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Morelos</text:p>
          </table:table-cell>
          <table:table-cell office:value-type="string">
            <text:p>", alpha_2_code: "</text:p>
          </table:table-cell>
          <table:table-cell table:style-name="ce2" office:value-type="string">
            <text:p>Mor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95];[.B95];[.C95];[.D95];[.E95];[.F95];[.G95])" office:value-type="string" office:string-value="{name: &quot; Morelos&quot;, alpha_2_code: &quot;Mor.&quot;, country_id: 151},">
            <text:p>{name: " Morelos", alpha_2_code: "Mor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Nayarit</text:p>
          </table:table-cell>
          <table:table-cell office:value-type="string">
            <text:p>", alpha_2_code: "</text:p>
          </table:table-cell>
          <table:table-cell table:style-name="ce2" office:value-type="string">
            <text:p>Nay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96];[.B96];[.C96];[.D96];[.E96];[.F96];[.G96])" office:value-type="string" office:string-value="{name: &quot; Nayarit&quot;, alpha_2_code: &quot;Nay.&quot;, country_id: 151},">
            <text:p>{name: " Nayarit", alpha_2_code: "Nay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Nuevo León</text:p>
          </table:table-cell>
          <table:table-cell office:value-type="string">
            <text:p>", alpha_2_code: "</text:p>
          </table:table-cell>
          <table:table-cell table:style-name="ce2" office:value-type="string">
            <text:p>N.L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97];[.B97];[.C97];[.D97];[.E97];[.F97];[.G97])" office:value-type="string" office:string-value="{name: &quot; Nuevo León&quot;, alpha_2_code: &quot;N.L.&quot;, country_id: 151},">
            <text:p>{name: " Nuevo León", alpha_2_code: "N.L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Oaxaca</text:p>
          </table:table-cell>
          <table:table-cell office:value-type="string">
            <text:p>", alpha_2_code: "</text:p>
          </table:table-cell>
          <table:table-cell table:style-name="ce2" office:value-type="string">
            <text:p>Oax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98];[.B98];[.C98];[.D98];[.E98];[.F98];[.G98])" office:value-type="string" office:string-value="{name: &quot; Oaxaca&quot;, alpha_2_code: &quot;Oax.&quot;, country_id: 151},">
            <text:p>{name: " Oaxaca", alpha_2_code: "Oax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Puebla</text:p>
          </table:table-cell>
          <table:table-cell office:value-type="string">
            <text:p>", alpha_2_code: "</text:p>
          </table:table-cell>
          <table:table-cell table:style-name="ce2" office:value-type="string">
            <text:p>Pue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99];[.B99];[.C99];[.D99];[.E99];[.F99];[.G99])" office:value-type="string" office:string-value="{name: &quot; Puebla&quot;, alpha_2_code: &quot;Pue.&quot;, country_id: 151},">
            <text:p>{name: " Puebla", alpha_2_code: "Pue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Querétaro</text:p>
          </table:table-cell>
          <table:table-cell office:value-type="string">
            <text:p>", alpha_2_code: "</text:p>
          </table:table-cell>
          <table:table-cell table:style-name="ce2" office:value-type="string">
            <text:p>Qro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100];[.B100];[.C100];[.D100];[.E100];[.F100];[.G100])" office:value-type="string" office:string-value="{name: &quot; Querétaro&quot;, alpha_2_code: &quot;Qro.&quot;, country_id: 151},">
            <text:p>{name: " Querétaro", alpha_2_code: "Qro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Quintana Roo</text:p>
          </table:table-cell>
          <table:table-cell office:value-type="string">
            <text:p>", alpha_2_code: "</text:p>
          </table:table-cell>
          <table:table-cell table:style-name="ce2" office:value-type="string">
            <text:p>QR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101];[.B101];[.C101];[.D101];[.E101];[.F101];[.G101])" office:value-type="string" office:string-value="{name: &quot; Quintana Roo&quot;, alpha_2_code: &quot;QR&quot;, country_id: 151},">
            <text:p>{name: " Quintana Roo", alpha_2_code: "QR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San Luis Potosí</text:p>
          </table:table-cell>
          <table:table-cell office:value-type="string">
            <text:p>", alpha_2_code: "</text:p>
          </table:table-cell>
          <table:table-cell table:style-name="ce2" office:value-type="string">
            <text:p>SLP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102];[.B102];[.C102];[.D102];[.E102];[.F102];[.G102])" office:value-type="string" office:string-value="{name: &quot; San Luis Potosí&quot;, alpha_2_code: &quot;SLP&quot;, country_id: 151},">
            <text:p>{name: " San Luis Potosí", alpha_2_code: "SLP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Sinaloa</text:p>
          </table:table-cell>
          <table:table-cell office:value-type="string">
            <text:p>", alpha_2_code: "</text:p>
          </table:table-cell>
          <table:table-cell table:style-name="ce2" office:value-type="string">
            <text:p>Sin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103];[.B103];[.C103];[.D103];[.E103];[.F103];[.G103])" office:value-type="string" office:string-value="{name: &quot; Sinaloa&quot;, alpha_2_code: &quot;Sin.&quot;, country_id: 151},">
            <text:p>{name: " Sinaloa", alpha_2_code: "Sin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Sonora</text:p>
          </table:table-cell>
          <table:table-cell office:value-type="string">
            <text:p>", alpha_2_code: "</text:p>
          </table:table-cell>
          <table:table-cell table:style-name="ce2" office:value-type="string">
            <text:p>Son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104];[.B104];[.C104];[.D104];[.E104];[.F104];[.G104])" office:value-type="string" office:string-value="{name: &quot; Sonora&quot;, alpha_2_code: &quot;Son.&quot;, country_id: 151},">
            <text:p>{name: " Sonora", alpha_2_code: "Son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Tabasco</text:p>
          </table:table-cell>
          <table:table-cell office:value-type="string">
            <text:p>", alpha_2_code: "</text:p>
          </table:table-cell>
          <table:table-cell table:style-name="ce2" office:value-type="string">
            <text:p>Tab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105];[.B105];[.C105];[.D105];[.E105];[.F105];[.G105])" office:value-type="string" office:string-value="{name: &quot; Tabasco&quot;, alpha_2_code: &quot;Tab.&quot;, country_id: 151},">
            <text:p>{name: " Tabasco", alpha_2_code: "Tab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Tamaulipas</text:p>
          </table:table-cell>
          <table:table-cell office:value-type="string">
            <text:p>", alpha_2_code: "</text:p>
          </table:table-cell>
          <table:table-cell table:style-name="ce2" office:value-type="string">
            <text:p>Tamps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106];[.B106];[.C106];[.D106];[.E106];[.F106];[.G106])" office:value-type="string" office:string-value="{name: &quot; Tamaulipas&quot;, alpha_2_code: &quot;Tamps.&quot;, country_id: 151},">
            <text:p>{name: " Tamaulipas", alpha_2_code: "Tamps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Tlaxcala</text:p>
          </table:table-cell>
          <table:table-cell office:value-type="string">
            <text:p>", alpha_2_code: "</text:p>
          </table:table-cell>
          <table:table-cell table:style-name="ce2" office:value-type="string">
            <text:p>Tlax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107];[.B107];[.C107];[.D107];[.E107];[.F107];[.G107])" office:value-type="string" office:string-value="{name: &quot; Tlaxcala&quot;, alpha_2_code: &quot;Tlax.&quot;, country_id: 151},">
            <text:p>{name: " Tlaxcala", alpha_2_code: "Tlax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Veracruz</text:p>
          </table:table-cell>
          <table:table-cell office:value-type="string">
            <text:p>", alpha_2_code: "</text:p>
          </table:table-cell>
          <table:table-cell table:style-name="ce2" office:value-type="string">
            <text:p>Ver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108];[.B108];[.C108];[.D108];[.E108];[.F108];[.G108])" office:value-type="string" office:string-value="{name: &quot; Veracruz&quot;, alpha_2_code: &quot;Ver.&quot;, country_id: 151},">
            <text:p>{name: " Veracruz", alpha_2_code: "Ver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Yucatán</text:p>
          </table:table-cell>
          <table:table-cell office:value-type="string">
            <text:p>", alpha_2_code: "</text:p>
          </table:table-cell>
          <table:table-cell table:style-name="ce2" office:value-type="string">
            <text:p>Yuc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109];[.B109];[.C109];[.D109];[.E109];[.F109];[.G109])" office:value-type="string" office:string-value="{name: &quot; Yucatán&quot;, alpha_2_code: &quot;Yuc.&quot;, country_id: 151},">
            <text:p>{name: " Yucatán", alpha_2_code: "Yuc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 Zacatecas</text:p>
          </table:table-cell>
          <table:table-cell office:value-type="string">
            <text:p>", alpha_2_code: "</text:p>
          </table:table-cell>
          <table:table-cell table:style-name="ce2" office:value-type="string">
            <text:p>Zac.</text:p>
          </table:table-cell>
          <table:table-cell office:value-type="string">
            <text:p>", country_id: </text:p>
          </table:table-cell>
          <table:table-cell office:value-type="float" office:value="151">
            <text:p>151</text:p>
          </table:table-cell>
          <table:table-cell office:value-type="string">
            <text:p>},</text:p>
          </table:table-cell>
          <table:table-cell table:formula="of:=CONCATENATE([.A110];[.B110];[.C110];[.D110];[.E110];[.F110];[.G110])" office:value-type="string" office:string-value="{name: &quot; Zacatecas&quot;, alpha_2_code: &quot;Zac.&quot;, country_id: 151},">
            <text:p>{name: " Zacatecas", alpha_2_code: "Zac.", country_id: 151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Alberta</text:p>
          </table:table-cell>
          <table:table-cell office:value-type="string">
            <text:p>", alpha_2_code: "</text:p>
          </table:table-cell>
          <table:table-cell table:style-name="ce2" office:value-type="string">
            <text:p>AB</text:p>
          </table:table-cell>
          <table:table-cell office:value-type="string">
            <text:p>", country_id: </text:p>
          </table:table-cell>
          <table:table-cell office:value-type="float" office:value="48">
            <text:p>48</text:p>
          </table:table-cell>
          <table:table-cell office:value-type="string">
            <text:p>},</text:p>
          </table:table-cell>
          <table:table-cell table:formula="of:=CONCATENATE([.A111];[.B111];[.C111];[.D111];[.E111];[.F111];[.G111])" office:value-type="string" office:string-value="{name: &quot;Alberta&quot;, alpha_2_code: &quot;AB&quot;, country_id: 48},">
            <text:p>{name: "Alberta", alpha_2_code: "AB", country_id: 48},</text:p>
          </table:table-cell>
          <table:table-cell/>
          <table:table-cell office:value-type="string">
            <text:p>canada</text:p>
          </table:table-cell>
        </table:table-row>
        <table:table-row table:style-name="ro1">
          <table:table-cell office:value-type="string">
            <text:p>{name: "</text:p>
          </table:table-cell>
          <table:table-cell office:value-type="string">
            <text:p>British Columbia</text:p>
          </table:table-cell>
          <table:table-cell office:value-type="string">
            <text:p>", alpha_2_code: "</text:p>
          </table:table-cell>
          <table:table-cell table:style-name="ce2" office:value-type="string">
            <text:p>BC</text:p>
          </table:table-cell>
          <table:table-cell office:value-type="string">
            <text:p>", country_id: </text:p>
          </table:table-cell>
          <table:table-cell office:value-type="float" office:value="48">
            <text:p>48</text:p>
          </table:table-cell>
          <table:table-cell office:value-type="string">
            <text:p>},</text:p>
          </table:table-cell>
          <table:table-cell table:formula="of:=CONCATENATE([.A112];[.B112];[.C112];[.D112];[.E112];[.F112];[.G112])" office:value-type="string" office:string-value="{name: &quot;British Columbia&quot;, alpha_2_code: &quot;BC&quot;, country_id: 48},">
            <text:p>{name: "British Columbia", alpha_2_code: "BC", country_id: 48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Manitoba</text:p>
          </table:table-cell>
          <table:table-cell office:value-type="string">
            <text:p>", alpha_2_code: "</text:p>
          </table:table-cell>
          <table:table-cell table:style-name="ce2" office:value-type="string">
            <text:p>MB</text:p>
          </table:table-cell>
          <table:table-cell office:value-type="string">
            <text:p>", country_id: </text:p>
          </table:table-cell>
          <table:table-cell office:value-type="float" office:value="48">
            <text:p>48</text:p>
          </table:table-cell>
          <table:table-cell office:value-type="string">
            <text:p>},</text:p>
          </table:table-cell>
          <table:table-cell table:formula="of:=CONCATENATE([.A113];[.B113];[.C113];[.D113];[.E113];[.F113];[.G113])" office:value-type="string" office:string-value="{name: &quot;Manitoba&quot;, alpha_2_code: &quot;MB&quot;, country_id: 48},">
            <text:p>{name: "Manitoba", alpha_2_code: "MB", country_id: 48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New Brunswick</text:p>
          </table:table-cell>
          <table:table-cell office:value-type="string">
            <text:p>", alpha_2_code: "</text:p>
          </table:table-cell>
          <table:table-cell table:style-name="ce2" office:value-type="string">
            <text:p>NB</text:p>
          </table:table-cell>
          <table:table-cell office:value-type="string">
            <text:p>", country_id: </text:p>
          </table:table-cell>
          <table:table-cell office:value-type="float" office:value="48">
            <text:p>48</text:p>
          </table:table-cell>
          <table:table-cell office:value-type="string">
            <text:p>},</text:p>
          </table:table-cell>
          <table:table-cell table:formula="of:=CONCATENATE([.A114];[.B114];[.C114];[.D114];[.E114];[.F114];[.G114])" office:value-type="string" office:string-value="{name: &quot;New Brunswick&quot;, alpha_2_code: &quot;NB&quot;, country_id: 48},">
            <text:p>{name: "New Brunswick", alpha_2_code: "NB", country_id: 48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Newfoundland and Labrador</text:p>
          </table:table-cell>
          <table:table-cell office:value-type="string">
            <text:p>", alpha_2_code: "</text:p>
          </table:table-cell>
          <table:table-cell table:style-name="ce2" office:value-type="string">
            <text:p>NL</text:p>
          </table:table-cell>
          <table:table-cell office:value-type="string">
            <text:p>", country_id: </text:p>
          </table:table-cell>
          <table:table-cell office:value-type="float" office:value="48">
            <text:p>48</text:p>
          </table:table-cell>
          <table:table-cell office:value-type="string">
            <text:p>},</text:p>
          </table:table-cell>
          <table:table-cell table:formula="of:=CONCATENATE([.A115];[.B115];[.C115];[.D115];[.E115];[.F115];[.G115])" office:value-type="string" office:string-value="{name: &quot;Newfoundland and Labrador&quot;, alpha_2_code: &quot;NL&quot;, country_id: 48},">
            <text:p>{name: "Newfoundland and Labrador", alpha_2_code: "NL", country_id: 48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Nova Scotia</text:p>
          </table:table-cell>
          <table:table-cell office:value-type="string">
            <text:p>", alpha_2_code: "</text:p>
          </table:table-cell>
          <table:table-cell table:style-name="ce2" office:value-type="string">
            <text:p>NS</text:p>
          </table:table-cell>
          <table:table-cell office:value-type="string">
            <text:p>", country_id: </text:p>
          </table:table-cell>
          <table:table-cell office:value-type="float" office:value="48">
            <text:p>48</text:p>
          </table:table-cell>
          <table:table-cell office:value-type="string">
            <text:p>},</text:p>
          </table:table-cell>
          <table:table-cell table:formula="of:=CONCATENATE([.A116];[.B116];[.C116];[.D116];[.E116];[.F116];[.G116])" office:value-type="string" office:string-value="{name: &quot;Nova Scotia&quot;, alpha_2_code: &quot;NS&quot;, country_id: 48},">
            <text:p>{name: "Nova Scotia", alpha_2_code: "NS", country_id: 48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Northwest Territories</text:p>
          </table:table-cell>
          <table:table-cell office:value-type="string">
            <text:p>", alpha_2_code: "</text:p>
          </table:table-cell>
          <table:table-cell table:style-name="ce2" office:value-type="string">
            <text:p>NT</text:p>
          </table:table-cell>
          <table:table-cell office:value-type="string">
            <text:p>", country_id: </text:p>
          </table:table-cell>
          <table:table-cell office:value-type="float" office:value="48">
            <text:p>48</text:p>
          </table:table-cell>
          <table:table-cell office:value-type="string">
            <text:p>},</text:p>
          </table:table-cell>
          <table:table-cell table:formula="of:=CONCATENATE([.A117];[.B117];[.C117];[.D117];[.E117];[.F117];[.G117])" office:value-type="string" office:string-value="{name: &quot;Northwest Territories&quot;, alpha_2_code: &quot;NT&quot;, country_id: 48},">
            <text:p>{name: "Northwest Territories", alpha_2_code: "NT", country_id: 48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Nunavut</text:p>
          </table:table-cell>
          <table:table-cell office:value-type="string">
            <text:p>", alpha_2_code: "</text:p>
          </table:table-cell>
          <table:table-cell table:style-name="ce2" office:value-type="string">
            <text:p>NU</text:p>
          </table:table-cell>
          <table:table-cell office:value-type="string">
            <text:p>", country_id: </text:p>
          </table:table-cell>
          <table:table-cell office:value-type="float" office:value="48">
            <text:p>48</text:p>
          </table:table-cell>
          <table:table-cell office:value-type="string">
            <text:p>},</text:p>
          </table:table-cell>
          <table:table-cell table:formula="of:=CONCATENATE([.A118];[.B118];[.C118];[.D118];[.E118];[.F118];[.G118])" office:value-type="string" office:string-value="{name: &quot;Nunavut&quot;, alpha_2_code: &quot;NU&quot;, country_id: 48},">
            <text:p>{name: "Nunavut", alpha_2_code: "NU", country_id: 48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Ontario</text:p>
          </table:table-cell>
          <table:table-cell office:value-type="string">
            <text:p>", alpha_2_code: "</text:p>
          </table:table-cell>
          <table:table-cell table:style-name="ce2" office:value-type="string">
            <text:p>ON</text:p>
          </table:table-cell>
          <table:table-cell office:value-type="string">
            <text:p>", country_id: </text:p>
          </table:table-cell>
          <table:table-cell office:value-type="float" office:value="48">
            <text:p>48</text:p>
          </table:table-cell>
          <table:table-cell office:value-type="string">
            <text:p>},</text:p>
          </table:table-cell>
          <table:table-cell table:formula="of:=CONCATENATE([.A119];[.B119];[.C119];[.D119];[.E119];[.F119];[.G119])" office:value-type="string" office:string-value="{name: &quot;Ontario&quot;, alpha_2_code: &quot;ON&quot;, country_id: 48},">
            <text:p>{name: "Ontario", alpha_2_code: "ON", country_id: 48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Prince Edward Island</text:p>
          </table:table-cell>
          <table:table-cell office:value-type="string">
            <text:p>", alpha_2_code: "</text:p>
          </table:table-cell>
          <table:table-cell table:style-name="ce2" office:value-type="string">
            <text:p>PE</text:p>
          </table:table-cell>
          <table:table-cell office:value-type="string">
            <text:p>", country_id: </text:p>
          </table:table-cell>
          <table:table-cell office:value-type="float" office:value="48">
            <text:p>48</text:p>
          </table:table-cell>
          <table:table-cell office:value-type="string">
            <text:p>},</text:p>
          </table:table-cell>
          <table:table-cell table:formula="of:=CONCATENATE([.A120];[.B120];[.C120];[.D120];[.E120];[.F120];[.G120])" office:value-type="string" office:string-value="{name: &quot;Prince Edward Island&quot;, alpha_2_code: &quot;PE&quot;, country_id: 48},">
            <text:p>{name: "Prince Edward Island", alpha_2_code: "PE", country_id: 48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Quebec</text:p>
          </table:table-cell>
          <table:table-cell office:value-type="string">
            <text:p>", alpha_2_code: "</text:p>
          </table:table-cell>
          <table:table-cell table:style-name="ce2" office:value-type="string">
            <text:p>QC</text:p>
          </table:table-cell>
          <table:table-cell office:value-type="string">
            <text:p>", country_id: </text:p>
          </table:table-cell>
          <table:table-cell office:value-type="float" office:value="48">
            <text:p>48</text:p>
          </table:table-cell>
          <table:table-cell office:value-type="string">
            <text:p>},</text:p>
          </table:table-cell>
          <table:table-cell table:formula="of:=CONCATENATE([.A121];[.B121];[.C121];[.D121];[.E121];[.F121];[.G121])" office:value-type="string" office:string-value="{name: &quot;Quebec&quot;, alpha_2_code: &quot;QC&quot;, country_id: 48},">
            <text:p>{name: "Quebec", alpha_2_code: "QC", country_id: 48},</text:p>
          </table:table-cell>
          <table:table-cell table:number-columns-repeated="2"/>
        </table:table-row>
        <table:table-row table:style-name="ro1">
          <table:table-cell office:value-type="string">
            <text:p>{name: "</text:p>
          </table:table-cell>
          <table:table-cell office:value-type="string">
            <text:p>Saskatchewan</text:p>
          </table:table-cell>
          <table:table-cell office:value-type="string">
            <text:p>", alpha_2_code: "</text:p>
          </table:table-cell>
          <table:table-cell table:style-name="ce2" office:value-type="string">
            <text:p>SK</text:p>
          </table:table-cell>
          <table:table-cell office:value-type="string">
            <text:p>", country_id: </text:p>
          </table:table-cell>
          <table:table-cell office:value-type="float" office:value="48">
            <text:p>48</text:p>
          </table:table-cell>
          <table:table-cell office:value-type="string">
            <text:p>},</text:p>
          </table:table-cell>
          <table:table-cell table:formula="of:=CONCATENATE([.A122];[.B122];[.C122];[.D122];[.E122];[.F122];[.G122])" office:value-type="string" office:string-value="{name: &quot;Saskatchewan&quot;, alpha_2_code: &quot;SK&quot;, country_id: 48},">
            <text:p>{name: "Saskatchewan", alpha_2_code: "SK", country_id: 48},</text:p>
          </table:table-cell>
          <table:table-cell table:style-name="ce3" office:value-type="string">
            <text:p/>
          </table:table-cell>
          <table:table-cell/>
        </table:table-row>
        <table:table-row table:style-name="ro1">
          <table:table-cell office:value-type="string">
            <text:p>{name: "</text:p>
          </table:table-cell>
          <table:table-cell office:value-type="string">
            <text:p>Yukon</text:p>
          </table:table-cell>
          <table:table-cell office:value-type="string">
            <text:p>", alpha_2_code: "</text:p>
          </table:table-cell>
          <table:table-cell table:style-name="ce2" office:value-type="string">
            <text:p>YT</text:p>
          </table:table-cell>
          <table:table-cell office:value-type="string">
            <text:p>", country_id: </text:p>
          </table:table-cell>
          <table:table-cell office:value-type="float" office:value="48">
            <text:p>48</text:p>
          </table:table-cell>
          <table:table-cell office:value-type="string">
            <text:p>}</text:p>
          </table:table-cell>
          <table:table-cell table:formula="of:=CONCATENATE([.A123];[.B123];[.C123];[.D123];[.E123];[.F123];[.G123])" office:value-type="string" office:string-value="{name: &quot;Yukon&quot;, alpha_2_code: &quot;YT&quot;, country_id: 48}">
            <text:p>{name: "Yukon", alpha_2_code: "YT", country_id: 48}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{name: "rio de janeiro", alpha_2_code: "rj", country_id: 39}</text:p>
          </table:table-cell>
          <table:table-cell table:number-columns-repeated="4"/>
        </table:table-row>
        <table:table-row table:style-name="ro1" table:number-rows-repeated="1048450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17"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9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pt" number:country="BR">R$</number:currency-symbol>
      <number:text> </number:text>
      <number:number number:decimal-places="2" number:min-integer-digits="1" number:decimal-replacement="--" number:grouping="true"/>
    </number:currency-style>
    <number:currency-style style:name="N123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decimal-replacement="--" number:grouping="true"/>
      <style:map style:condition="value()&gt;=0" style:apply-style-name="N12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6/16/2018</text:date>, <text:time>10:11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6T10:11:44.96</dc:date>
    <dc:creator>Daniel Ribeiro</dc:creator>
    <meta:generator>OpenOffice/4.1.5$Win32 OpenOffice.org_project/415m1$Build-9789</meta:generator>
    <meta:editing-duration>PT23H58M11S</meta:editing-duration>
    <meta:editing-cycles>4</meta:editing-cycles>
    <meta:document-statistic meta:table-count="2" meta:cell-count="3981" meta:object-count="0"/>
  </office:meta>
</office:document-meta>
</file>